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3236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5.3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819in"/>
    </style:style>
    <style:style style:name="co6" style:family="table-column">
      <style:table-column-properties fo:break-before="auto" style:column-width="2.3098in"/>
    </style:style>
    <style:style style:name="ro1" style:family="table-row">
      <style:table-row-properties style:row-height="0.9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138in" fo:border-right="none" style:rotation-angle="0" style:rotation-align="none" fo:border-top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gnatories-Grid 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Airtable Filename</text:p>
          </table:table-cell>
          <table:table-cell table:style-name="ce1" office:value-type="string" calcext:value-type="string">
            <text:p>Extracted Filename</text:p>
          </table:table-cell>
          <table:table-cell table:style-name="ce1" office:value-type="string" calcext:value-type="string">
            <text:p>Corrected Filename</text:p>
          </table:table-cell>
          <table:table-cell table:style-name="ce1" office:value-type="string" calcext:value-type="string">
            <text:p>Final Filename</text:p>
          </table:table-cell>
          <table:table-cell table:style-name="ce1" office:value-type="string" calcext:value-type="string">
            <text:p>Output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ccess Living of Metropolitan Chicago</text:p>
          </table:table-cell>
          <table:table-cell table:style-name="ce4" office:value-type="string" calcext:value-type="string">
            <text:p>Access Living.jpg (https://v5.airtableusercontent.com/v1/19/19/1690495200000/ezYWqHltT6vlRG0Z1cxElQ/hSFg_6567uQrgZakX1bZbZYX-KnptGknZLboSGOf4fl6EKRknaiOBoyZ0I2uLk1GwLCY_IZDemPa-eRCi-M_2E4DyxtphMJOXKTMdSgUaGM/_KxzVFiGiyPfxeEfVh2KgoK0KiBe-wHs2YKzfAarLcE)</text:p>
          </table:table-cell>
          <table:table-cell table:style-name="ce4" table:formula="of:=ORG.LIBREOFFICE.REGEX([.B2];[.$I$2])" office:value-type="string" office:string-value="Access Living.jpg" calcext:value-type="string">
            <text:p>Access Living.jpg</text:p>
          </table:table-cell>
          <table:table-cell table:style-name="ce4"/>
          <table:table-cell table:style-name="ce4" table:formula="of:=IF([.D2] &lt;&gt; &quot;&quot;;[.D2];IF([.B2] &lt;&gt; &quot;&quot;; [.C2]; &quot;&quot;))" office:value-type="string" office:string-value="Access Living.jpg" calcext:value-type="string">
            <text:p>Access Living.jpg</text:p>
          </table:table-cell>
          <table:table-cell table:style-name="ce6" table:formula="of:=&quot;{&quot; &amp; CHAR(10) &amp; CHAR(9) &amp; &quot;imgAlt: &quot; &amp; &quot;&quot;&quot;&quot; &amp; [.A2] &amp; &quot;&quot;&quot;&quot; &amp; &quot;,&quot; &amp; CHAR(10) &amp; CHAR(9) &amp; &quot;imgUrl: &quot; &amp; &quot;&quot;&quot;&quot; &amp; IF([.E2] &lt;&gt; &quot;&quot;;&quot;./images/EPLogos/&quot;;&quot;&quot;) &amp; [.E2] &amp; &quot;&quot;&quot;&quot; &amp; CHAR(10) &amp; &quot;},&quot;" office:value-type="string" office:string-value="{&#10;&#9;imgAlt: &quot;Access Living of Metropolitan Chicago&quot;,&#10;&#9;imgUrl: &quot;./images/EPLogos/Access Living.jpg&quot;&#10;}," calcext:value-type="string">
            <text:p>{</text:p>
            <text:p>	imgAlt: "Access Living of Metropolitan Chicago",</text:p>
            <text:p>	imgUrl: "./images/EPLogos/Access Living.jpg"</text:p>
            <text:p>},</text:p>
          </table:table-cell>
          <table:table-cell table:style-name="ce7"/>
          <table:table-cell table:style-name="ce7" office:value-type="string" calcext:value-type="string">
            <text:p>Regex:</text:p>
          </table:table-cell>
          <table:table-cell table:style-name="ce7" office:value-type="string" calcext:value-type="string">
            <text:p>[1-zA-Z0-9\s\-_]*\.[a-zA-z]{3}</text:p>
          </table:table-cell>
        </table:table-row>
        <table:table-row table:style-name="ro1">
          <table:table-cell table:style-name="ce3" office:value-type="string" calcext:value-type="string">
            <text:p>Altair</text:p>
          </table:table-cell>
          <table:table-cell table:style-name="ce5" office:value-type="string" calcext:value-type="string">
            <text:p>0010.png (https://v5.airtableusercontent.com/v1/19/19/1690495200000/htuV32dabk5gLFXn7F9ZEA/sinquwQalP0qJUcQjTS9nG8GuL9CSaYPOnjwmZQ2-kyfN1wcewZ1EhPOerdjK0aebAFO1emL145RWyPBsm05qA/LcIj3rWy4cHPtqf0llA0Wct9MJ5F2vzvvAwHMdVNTm8)</text:p>
          </table:table-cell>
          <table:table-cell table:style-name="ce5" table:formula="of:=ORG.LIBREOFFICE.REGEX([.B3];[.$I$2])" office:value-type="string" office:string-value="0010.png" calcext:value-type="string">
            <text:p>0010.png</text:p>
          </table:table-cell>
          <table:table-cell table:style-name="ce5" office:value-type="string" calcext:value-type="string">
            <text:p>altair.png</text:p>
          </table:table-cell>
          <table:table-cell table:style-name="ce5" table:formula="of:=IF([.D3] &lt;&gt; &quot;&quot;;[.D3];IF([.B3] &lt;&gt; &quot;&quot;; [.C3]; &quot;&quot;))" office:value-type="string" office:string-value="altair.png" calcext:value-type="string">
            <text:p>altair.png</text:p>
          </table:table-cell>
          <table:table-cell table:style-name="ce6" table:formula="of:=&quot;{&quot; &amp; CHAR(10) &amp; CHAR(9) &amp; &quot;imgAlt: &quot; &amp; &quot;&quot;&quot;&quot; &amp; [.A3] &amp; &quot;&quot;&quot;&quot; &amp; &quot;,&quot; &amp; CHAR(10) &amp; CHAR(9) &amp; &quot;imgUrl: &quot; &amp; &quot;&quot;&quot;&quot; &amp; IF([.E3] &lt;&gt; &quot;&quot;;&quot;./images/EPLogos/&quot;;&quot;&quot;) &amp; [.E3] &amp; &quot;&quot;&quot;&quot; &amp; CHAR(10) &amp; &quot;},&quot;" office:value-type="string" office:string-value="{&#10;&#9;imgAlt: &quot;Altair&quot;,&#10;&#9;imgUrl: &quot;./images/EPLogos/altair.png&quot;&#10;}," calcext:value-type="string">
            <text:p>{</text:p>
            <text:p>	imgAlt: "Altair",</text:p>
            <text:p>	imgUrl: "./images/EPLogos/altair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merican Academy of Periodontology</text:p>
          </table:table-cell>
          <table:table-cell table:style-name="ce4" office:value-type="string" calcext:value-type="string">
            <text:p>a3.jpg (https://v5.airtableusercontent.com/v1/19/19/1690495200000/gWQIvYhTomILO9TYrQuMkQ/mm5ePeinU2ywVNBT0QpB94ezax8QozBdt15okfCUiApMOEaecO1Z-g-5Gg9bY7Sb5csLOv5qPprcRpPwQjdXcQ/Dth5vmlNz-fFJp9I3X1WJ79wXi18zaXFsh16LC0jMvI)</text:p>
          </table:table-cell>
          <table:table-cell table:style-name="ce4" table:formula="of:=ORG.LIBREOFFICE.REGEX([.B4];[.$I$2])" office:value-type="string" office:string-value="a3.jpg" calcext:value-type="string">
            <text:p>a3.jpg</text:p>
          </table:table-cell>
          <table:table-cell table:style-name="ce4" office:value-type="string" calcext:value-type="string">
            <text:p>aap.jpg</text:p>
          </table:table-cell>
          <table:table-cell table:style-name="ce4" table:formula="of:=IF([.D4] &lt;&gt; &quot;&quot;;[.D4];IF([.B4] &lt;&gt; &quot;&quot;; [.C4]; &quot;&quot;))" office:value-type="string" office:string-value="aap.jpg" calcext:value-type="string">
            <text:p>aap.jpg</text:p>
          </table:table-cell>
          <table:table-cell table:style-name="ce6" table:formula="of:=&quot;{&quot; &amp; CHAR(10) &amp; CHAR(9) &amp; &quot;imgAlt: &quot; &amp; &quot;&quot;&quot;&quot; &amp; [.A4] &amp; &quot;&quot;&quot;&quot; &amp; &quot;,&quot; &amp; CHAR(10) &amp; CHAR(9) &amp; &quot;imgUrl: &quot; &amp; &quot;&quot;&quot;&quot; &amp; IF([.E4] &lt;&gt; &quot;&quot;;&quot;./images/EPLogos/&quot;;&quot;&quot;) &amp; [.E4] &amp; &quot;&quot;&quot;&quot; &amp; CHAR(10) &amp; &quot;},&quot;" office:value-type="string" office:string-value="{&#10;&#9;imgAlt: &quot;American Academy of Periodontology&quot;,&#10;&#9;imgUrl: &quot;./images/EPLogos/aap.jpg&quot;&#10;}," calcext:value-type="string">
            <text:p>{</text:p>
            <text:p>	imgAlt: "American Academy of Periodontology",</text:p>
            <text:p>	imgUrl: "./images/EPLogos/aap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merican College of Healthcare Executives</text:p>
          </table:table-cell>
          <table:table-cell table:style-name="ce5" office:value-type="string" calcext:value-type="string">
            <text:p>American College of Healthcare Executives logo.jpg (https://v5.airtableusercontent.com/v1/19/19/1690495200000/HH3m0YT1_H14bBYEEQeGqA/hl3oVjexx78gc-DtoXgvmaaIxtlS-WUFkKTXqNaTzH-TAOEj1LptR2D7gZaMSUL-sno3UK66ZNET32Mj1vX9tgeetAK0AAU2j2_poVLUAPT4BfmlN5P-8YyHmjAUSso3PcNRHdPi0NGZHehKVrkBTw/Bl7lPAg3AOiUPyJivSn8CPRrmPx_j57UmLfxr7LnhME)</text:p>
          </table:table-cell>
          <table:table-cell table:style-name="ce5" table:formula="of:=ORG.LIBREOFFICE.REGEX([.B5];[.$I$2])" office:value-type="string" office:string-value="American College of Healthcare Executives logo.jpg" calcext:value-type="string">
            <text:p>American College of Healthcare Executives logo.jpg</text:p>
          </table:table-cell>
          <table:table-cell table:style-name="ce5"/>
          <table:table-cell table:style-name="ce5" table:formula="of:=IF([.D5] &lt;&gt; &quot;&quot;;[.D5];IF([.B5] &lt;&gt; &quot;&quot;; [.C5]; &quot;&quot;))" office:value-type="string" office:string-value="American College of Healthcare Executives logo.jpg" calcext:value-type="string">
            <text:p>American College of Healthcare Executives logo.jpg</text:p>
          </table:table-cell>
          <table:table-cell table:style-name="ce6" table:formula="of:=&quot;{&quot; &amp; CHAR(10) &amp; CHAR(9) &amp; &quot;imgAlt: &quot; &amp; &quot;&quot;&quot;&quot; &amp; [.A5] &amp; &quot;&quot;&quot;&quot; &amp; &quot;,&quot; &amp; CHAR(10) &amp; CHAR(9) &amp; &quot;imgUrl: &quot; &amp; &quot;&quot;&quot;&quot; &amp; IF([.E5] &lt;&gt; &quot;&quot;;&quot;./images/EPLogos/&quot;;&quot;&quot;) &amp; [.E5] &amp; &quot;&quot;&quot;&quot; &amp; CHAR(10) &amp; &quot;},&quot;" office:value-type="string" office:string-value="{&#10;&#9;imgAlt: &quot;American College of Healthcare Executives&quot;,&#10;&#9;imgUrl: &quot;./images/EPLogos/American College of Healthcare Executives logo.jpg&quot;&#10;}," calcext:value-type="string">
            <text:p>{</text:p>
            <text:p>	imgAlt: "American College of Healthcare Executives",</text:p>
            <text:p>	imgUrl: "./images/EPLogos/American College of Healthcare Executives 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merican Dental Association</text:p>
          </table:table-cell>
          <table:table-cell table:style-name="ce4" office:value-type="string" calcext:value-type="string">
            <text:p>American Dental Association.png (https://v5.airtableusercontent.com/v1/19/19/1690495200000/gdFZKtg7mw7Eyf51UCH2DQ/XX8sNVNF3fGBjm7CSc-FyuekZzdUuzpuqt8OqeD7UkNljp98plmLJl7FfCtoBstvsRQxGyXJ7AHOsRd7Z1I74BZC0zP0aEoO5vR-bmMRJ1VOWZ5sytUdhhJKCcyBDNeL/H40_OlAZwxffsmonpgjikjCnU-AtjGx3cmShCHUb8bY)</text:p>
          </table:table-cell>
          <table:table-cell table:style-name="ce4" table:formula="of:=ORG.LIBREOFFICE.REGEX([.B6];[.$I$2])" office:value-type="string" office:string-value="American Dental Association.png" calcext:value-type="string">
            <text:p>American Dental Association.png</text:p>
          </table:table-cell>
          <table:table-cell table:style-name="ce4"/>
          <table:table-cell table:style-name="ce4" table:formula="of:=IF([.D6] &lt;&gt; &quot;&quot;;[.D6];IF([.B6] &lt;&gt; &quot;&quot;; [.C6]; &quot;&quot;))" office:value-type="string" office:string-value="American Dental Association.png" calcext:value-type="string">
            <text:p>American Dental Association.png</text:p>
          </table:table-cell>
          <table:table-cell table:style-name="ce6" table:formula="of:=&quot;{&quot; &amp; CHAR(10) &amp; CHAR(9) &amp; &quot;imgAlt: &quot; &amp; &quot;&quot;&quot;&quot; &amp; [.A6] &amp; &quot;&quot;&quot;&quot; &amp; &quot;,&quot; &amp; CHAR(10) &amp; CHAR(9) &amp; &quot;imgUrl: &quot; &amp; &quot;&quot;&quot;&quot; &amp; IF([.E6] &lt;&gt; &quot;&quot;;&quot;./images/EPLogos/&quot;;&quot;&quot;) &amp; [.E6] &amp; &quot;&quot;&quot;&quot; &amp; CHAR(10) &amp; &quot;},&quot;" office:value-type="string" office:string-value="{&#10;&#9;imgAlt: &quot;American Dental Association&quot;,&#10;&#9;imgUrl: &quot;./images/EPLogos/American Dental Association.png&quot;&#10;}," calcext:value-type="string">
            <text:p>{</text:p>
            <text:p>	imgAlt: "American Dental Association",</text:p>
            <text:p>	imgUrl: "./images/EPLogos/American Dental Association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merican Society of Anesthesiologists</text:p>
          </table:table-cell>
          <table:table-cell table:style-name="ce5" office:value-type="string" calcext:value-type="string">
            <text:p>American Society of Anesthesiologists.jpg (https://v5.airtableusercontent.com/v1/19/19/1690495200000/kVZ6fjPyNVWqIazxoWutnQ/-c9PT9OEygfizrdK5WGWeMBgpoXzxSONuNF2lzWax2mgVg7yuhWggnpLrILnViJMpQSaBXyKtInqt8GKWEcLQQaYRZW-6k9ml0BSPVkk48O2WoAapyrKGxY1dtH9bRyj/asCosy2uhbh-wjBrfrndKW3Y6aPu1oN-J8OkJbj-OnQ)</text:p>
          </table:table-cell>
          <table:table-cell table:style-name="ce5" table:formula="of:=ORG.LIBREOFFICE.REGEX([.B7];[.$I$2])" office:value-type="string" office:string-value="American Society of Anesthesiologists.jpg" calcext:value-type="string">
            <text:p>American Society of Anesthesiologists.jpg</text:p>
          </table:table-cell>
          <table:table-cell table:style-name="ce5"/>
          <table:table-cell table:style-name="ce5" table:formula="of:=IF([.D7] &lt;&gt; &quot;&quot;;[.D7];IF([.B7] &lt;&gt; &quot;&quot;; [.C7]; &quot;&quot;))" office:value-type="string" office:string-value="American Society of Anesthesiologists.jpg" calcext:value-type="string">
            <text:p>American Society of Anesthesiologists.jpg</text:p>
          </table:table-cell>
          <table:table-cell table:style-name="ce6" table:formula="of:=&quot;{&quot; &amp; CHAR(10) &amp; CHAR(9) &amp; &quot;imgAlt: &quot; &amp; &quot;&quot;&quot;&quot; &amp; [.A7] &amp; &quot;&quot;&quot;&quot; &amp; &quot;,&quot; &amp; CHAR(10) &amp; CHAR(9) &amp; &quot;imgUrl: &quot; &amp; &quot;&quot;&quot;&quot; &amp; IF([.E7] &lt;&gt; &quot;&quot;;&quot;./images/EPLogos/&quot;;&quot;&quot;) &amp; [.E7] &amp; &quot;&quot;&quot;&quot; &amp; CHAR(10) &amp; &quot;},&quot;" office:value-type="string" office:string-value="{&#10;&#9;imgAlt: &quot;American Society of Anesthesiologists&quot;,&#10;&#9;imgUrl: &quot;./images/EPLogos/American Society of Anesthesiologists.jpg&quot;&#10;}," calcext:value-type="string">
            <text:p>{</text:p>
            <text:p>	imgAlt: "American Society of Anesthesiologists",</text:p>
            <text:p>	imgUrl: "./images/EPLogos/American Society of Anesthesiologists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merican Association of Diabetes Educators </text:p>
          </table:table-cell>
          <table:table-cell table:style-name="ce4" office:value-type="string" calcext:value-type="string">
            <text:p>a10.png (https://v5.airtableusercontent.com/v1/19/19/1690495200000/ZMJQXkPKrojkFtajsVzc0w/CGeNB3lxIhlpbdXWvY5quwLamJmwyd3NliPG-yOWZCLhtkPVmCyRjRbicaydYBO7N0aXcetfyaCBSWtfO7aGIg/ty0URtCgBiUsm3cJsEZR344avN2FWIFrHd0rEOpR99M)</text:p>
          </table:table-cell>
          <table:table-cell table:style-name="ce4" table:formula="of:=ORG.LIBREOFFICE.REGEX([.B8];[.$I$2])" office:value-type="string" office:string-value="a10.png" calcext:value-type="string">
            <text:p>a10.png</text:p>
          </table:table-cell>
          <table:table-cell table:style-name="ce4" office:value-type="string" calcext:value-type="string">
            <text:p>aade.png</text:p>
          </table:table-cell>
          <table:table-cell table:style-name="ce4" table:formula="of:=IF([.D8] &lt;&gt; &quot;&quot;;[.D8];IF([.B8] &lt;&gt; &quot;&quot;; [.C8]; &quot;&quot;))" office:value-type="string" office:string-value="aade.png" calcext:value-type="string">
            <text:p>aade.png</text:p>
          </table:table-cell>
          <table:table-cell table:style-name="ce6" table:formula="of:=&quot;{&quot; &amp; CHAR(10) &amp; CHAR(9) &amp; &quot;imgAlt: &quot; &amp; &quot;&quot;&quot;&quot; &amp; [.A8] &amp; &quot;&quot;&quot;&quot; &amp; &quot;,&quot; &amp; CHAR(10) &amp; CHAR(9) &amp; &quot;imgUrl: &quot; &amp; &quot;&quot;&quot;&quot; &amp; IF([.E8] &lt;&gt; &quot;&quot;;&quot;./images/EPLogos/&quot;;&quot;&quot;) &amp; [.E8] &amp; &quot;&quot;&quot;&quot; &amp; CHAR(10) &amp; &quot;},&quot;" office:value-type="string" office:string-value="{&#10;&#9;imgAlt: &quot;American Association of Diabetes Educators &quot;,&#10;&#9;imgUrl: &quot;./images/EPLogos/aade.png&quot;&#10;}," calcext:value-type="string">
            <text:p>{</text:p>
            <text:p>	imgAlt: "American Association of Diabetes Educators ",</text:p>
            <text:p>	imgUrl: "./images/EPLogos/aade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merican College of Surgeons</text:p>
          </table:table-cell>
          <table:table-cell table:style-name="ce5" office:value-type="string" calcext:value-type="string">
            <text:p>American College of Surgeons.png (https://v5.airtableusercontent.com/v1/19/19/1690495200000/2LBgGrjsdOa9YM5rP-nnRA/kVk44eS4EZ-xAuhbyZdZowkFQ3HPJQ5rzY13R0Mq1iZvS1GyR7DTstVzGAYSZNhYWO_FEXbpBgcK_BEX8kV20OpSK43pSOjlL63PMqOSEl0XWlI1WOfBC05JpjivYdc_/22nrfrZ63DO9a2XPlahlx9Bcas-XD_DT6xy2dkC60uo)</text:p>
          </table:table-cell>
          <table:table-cell table:style-name="ce5" table:formula="of:=ORG.LIBREOFFICE.REGEX([.B9];[.$I$2])" office:value-type="string" office:string-value="American College of Surgeons.png" calcext:value-type="string">
            <text:p>American College of Surgeons.png</text:p>
          </table:table-cell>
          <table:table-cell table:style-name="ce5"/>
          <table:table-cell table:style-name="ce5" table:formula="of:=IF([.D9] &lt;&gt; &quot;&quot;;[.D9];IF([.B9] &lt;&gt; &quot;&quot;; [.C9]; &quot;&quot;))" office:value-type="string" office:string-value="American College of Surgeons.png" calcext:value-type="string">
            <text:p>American College of Surgeons.png</text:p>
          </table:table-cell>
          <table:table-cell table:style-name="ce6" table:formula="of:=&quot;{&quot; &amp; CHAR(10) &amp; CHAR(9) &amp; &quot;imgAlt: &quot; &amp; &quot;&quot;&quot;&quot; &amp; [.A9] &amp; &quot;&quot;&quot;&quot; &amp; &quot;,&quot; &amp; CHAR(10) &amp; CHAR(9) &amp; &quot;imgUrl: &quot; &amp; &quot;&quot;&quot;&quot; &amp; IF([.E9] &lt;&gt; &quot;&quot;;&quot;./images/EPLogos/&quot;;&quot;&quot;) &amp; [.E9] &amp; &quot;&quot;&quot;&quot; &amp; CHAR(10) &amp; &quot;},&quot;" office:value-type="string" office:string-value="{&#10;&#9;imgAlt: &quot;American College of Surgeons&quot;,&#10;&#9;imgUrl: &quot;./images/EPLogos/American College of Surgeons.png&quot;&#10;}," calcext:value-type="string">
            <text:p>{</text:p>
            <text:p>	imgAlt: "American College of Surgeons",</text:p>
            <text:p>	imgUrl: "./images/EPLogos/American College of Surgeons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merican Medical Association</text:p>
          </table:table-cell>
          <table:table-cell table:style-name="ce4" office:value-type="string" calcext:value-type="string">
            <text:p>a01.png (https://v5.airtableusercontent.com/v1/19/19/1690495200000/95dMydMmAAexYGeiQBad5w/haXdYTTxR_HNl4dyEjTQ-aFzv8cqT1zoUtfOkwAm895HptA9dGYXuN0H_0dF8Uz7tVuFzKKkoimaQFUyzJohQA/df_fRHuNQQFlJ1equR8mmKrlg8PZCy0C8wFuZ4s5MYY)</text:p>
          </table:table-cell>
          <table:table-cell table:style-name="ce4" table:formula="of:=ORG.LIBREOFFICE.REGEX([.B10];[.$I$2])" office:value-type="string" office:string-value="a01.png" calcext:value-type="string">
            <text:p>a01.png</text:p>
          </table:table-cell>
          <table:table-cell table:style-name="ce4" office:value-type="string" calcext:value-type="string">
            <text:p>ama.png</text:p>
          </table:table-cell>
          <table:table-cell table:style-name="ce4" table:formula="of:=IF([.D10] &lt;&gt; &quot;&quot;;[.D10];IF([.B10] &lt;&gt; &quot;&quot;; [.C10]; &quot;&quot;))" office:value-type="string" office:string-value="ama.png" calcext:value-type="string">
            <text:p>ama.png</text:p>
          </table:table-cell>
          <table:table-cell table:style-name="ce6" table:formula="of:=&quot;{&quot; &amp; CHAR(10) &amp; CHAR(9) &amp; &quot;imgAlt: &quot; &amp; &quot;&quot;&quot;&quot; &amp; [.A10] &amp; &quot;&quot;&quot;&quot; &amp; &quot;,&quot; &amp; CHAR(10) &amp; CHAR(9) &amp; &quot;imgUrl: &quot; &amp; &quot;&quot;&quot;&quot; &amp; IF([.E10] &lt;&gt; &quot;&quot;;&quot;./images/EPLogos/&quot;;&quot;&quot;) &amp; [.E10] &amp; &quot;&quot;&quot;&quot; &amp; CHAR(10) &amp; &quot;},&quot;" office:value-type="string" office:string-value="{&#10;&#9;imgAlt: &quot;American Medical Association&quot;,&#10;&#9;imgUrl: &quot;./images/EPLogos/ama.png&quot;&#10;}," calcext:value-type="string">
            <text:p>{</text:p>
            <text:p>	imgAlt: "American Medical Association",</text:p>
            <text:p>	imgUrl: "./images/EPLogos/ama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nn and Robert H. Lurie Children's Hospital of Chicago</text:p>
          </table:table-cell>
          <table:table-cell table:style-name="ce5" office:value-type="string" calcext:value-type="string">
            <text:p>Lurie Children-s Hospital.jpg (https://v5.airtableusercontent.com/v1/19/19/1690495200000/mFmdqiWeKDcJtspTYV6GfQ/ao4oN5vN3No2uxNbBTu-b7ZdXC4AnA30jvyQ5eAiNWbSKc17b2YdIS7FCmk26C9vk4hTTnw5A0wTdxHzsjB9fdIKTQWu0uQpqCj2qQY-s4B4SGOPZpZa-u9SdX_UCTGa/tTfQ8adW9-frbvCSJpwX_5P0EKQG0uuLiXKEXVkwl9Y)</text:p>
          </table:table-cell>
          <table:table-cell table:style-name="ce5" table:formula="of:=ORG.LIBREOFFICE.REGEX([.B11];[.$I$2])" office:value-type="string" office:string-value="Lurie Children-s Hospital.jpg" calcext:value-type="string">
            <text:p>Lurie Children-s Hospital.jpg</text:p>
          </table:table-cell>
          <table:table-cell table:style-name="ce5"/>
          <table:table-cell table:style-name="ce5" table:formula="of:=IF([.D11] &lt;&gt; &quot;&quot;;[.D11];IF([.B11] &lt;&gt; &quot;&quot;; [.C11]; &quot;&quot;))" office:value-type="string" office:string-value="Lurie Children-s Hospital.jpg" calcext:value-type="string">
            <text:p>Lurie Children-s Hospital.jpg</text:p>
          </table:table-cell>
          <table:table-cell table:style-name="ce6" table:formula="of:=&quot;{&quot; &amp; CHAR(10) &amp; CHAR(9) &amp; &quot;imgAlt: &quot; &amp; &quot;&quot;&quot;&quot; &amp; [.A11] &amp; &quot;&quot;&quot;&quot; &amp; &quot;,&quot; &amp; CHAR(10) &amp; CHAR(9) &amp; &quot;imgUrl: &quot; &amp; &quot;&quot;&quot;&quot; &amp; IF([.E11] &lt;&gt; &quot;&quot;;&quot;./images/EPLogos/&quot;;&quot;&quot;) &amp; [.E11] &amp; &quot;&quot;&quot;&quot; &amp; CHAR(10) &amp; &quot;},&quot;" office:value-type="string" office:string-value="{&#10;&#9;imgAlt: &quot;Ann and Robert H. Lurie Children's Hospital of Chicago&quot;,&#10;&#9;imgUrl: &quot;./images/EPLogos/Lurie Children-s Hospital.jpg&quot;&#10;}," calcext:value-type="string">
            <text:p>{</text:p>
            <text:p>	imgAlt: "Ann and Robert H. Lurie Children's Hospital of Chicago",</text:p>
            <text:p>	imgUrl: "./images/EPLogos/Lurie Children-s Hospital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on</text:p>
          </table:table-cell>
          <table:table-cell table:style-name="ce4" office:value-type="string" calcext:value-type="string">
            <text:p>1024px-Aon_Corporation_logo.png (https://v5.airtableusercontent.com/v1/19/19/1690495200000/nlGxiKSMAXZEF8HlOFj0Sw/_fL159V5zECrUy04cQd-cmJpLOOJDX6kw0s2KUSFlo_5kcVOUoejXD8M8Zyurex0Nor1mJqurStg_NH5v6KEssss29MIUs-e3E686fcoogH4IF9ogeAlWnnSAi1ISZoI/g-EkNj28StPX0eaRxkOyAyB7BtYDwqRRdFsHOWi4RUM)</text:p>
          </table:table-cell>
          <table:table-cell table:style-name="ce4" table:formula="of:=ORG.LIBREOFFICE.REGEX([.B12];[.$I$2])" office:value-type="string" office:string-value="1024px-Aon_Corporation_logo.png" calcext:value-type="string">
            <text:p>1024px-Aon_Corporation_logo.png</text:p>
          </table:table-cell>
          <table:table-cell table:style-name="ce4"/>
          <table:table-cell table:style-name="ce4" table:formula="of:=IF([.D12] &lt;&gt; &quot;&quot;;[.D12];IF([.B12] &lt;&gt; &quot;&quot;; [.C12]; &quot;&quot;))" office:value-type="string" office:string-value="1024px-Aon_Corporation_logo.png" calcext:value-type="string">
            <text:p>1024px-Aon_Corporation_logo.png</text:p>
          </table:table-cell>
          <table:table-cell table:style-name="ce6" table:formula="of:=&quot;{&quot; &amp; CHAR(10) &amp; CHAR(9) &amp; &quot;imgAlt: &quot; &amp; &quot;&quot;&quot;&quot; &amp; [.A12] &amp; &quot;&quot;&quot;&quot; &amp; &quot;,&quot; &amp; CHAR(10) &amp; CHAR(9) &amp; &quot;imgUrl: &quot; &amp; &quot;&quot;&quot;&quot; &amp; IF([.E12] &lt;&gt; &quot;&quot;;&quot;./images/EPLogos/&quot;;&quot;&quot;) &amp; [.E12] &amp; &quot;&quot;&quot;&quot; &amp; CHAR(10) &amp; &quot;},&quot;" office:value-type="string" office:string-value="{&#10;&#9;imgAlt: &quot;Aon&quot;,&#10;&#9;imgUrl: &quot;./images/EPLogos/1024px-Aon_Corporation_logo.png&quot;&#10;}," calcext:value-type="string">
            <text:p>{</text:p>
            <text:p>	imgAlt: "Aon",</text:p>
            <text:p>	imgUrl: "./images/EPLogos/1024px-Aon_Corporation_logo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rt Institute of Chicago</text:p>
          </table:table-cell>
          <table:table-cell table:style-name="ce5" office:value-type="string" calcext:value-type="string">
            <text:p>AIC Color Logo-01.jpg (https://v5.airtableusercontent.com/v1/19/19/1690495200000/0dkwGvcUzXRQaebwXm-e4Q/C8hOFr4lwZyYW04zZ4CJbeLJKDmYvJzjbHALYvHhSVQGpKmTgcqP4GSPKXb0C2239Nyj2C7DhNyEC4eGpOZj24Qoz1YVR2avfrYvcGsR1Mo/fjsLAh_LKdkzBYY5IqRhP-ThFkUwYyEkLOQdccjupC0)</text:p>
          </table:table-cell>
          <table:table-cell table:style-name="ce5" table:formula="of:=ORG.LIBREOFFICE.REGEX([.B13];[.$I$2])" office:value-type="string" office:string-value="AIC Color Logo-01.jpg" calcext:value-type="string">
            <text:p>AIC Color Logo-01.jpg</text:p>
          </table:table-cell>
          <table:table-cell table:style-name="ce5"/>
          <table:table-cell table:style-name="ce5" table:formula="of:=IF([.D13] &lt;&gt; &quot;&quot;;[.D13];IF([.B13] &lt;&gt; &quot;&quot;; [.C13]; &quot;&quot;))" office:value-type="string" office:string-value="AIC Color Logo-01.jpg" calcext:value-type="string">
            <text:p>AIC Color Logo-01.jpg</text:p>
          </table:table-cell>
          <table:table-cell table:style-name="ce6" table:formula="of:=&quot;{&quot; &amp; CHAR(10) &amp; CHAR(9) &amp; &quot;imgAlt: &quot; &amp; &quot;&quot;&quot;&quot; &amp; [.A13] &amp; &quot;&quot;&quot;&quot; &amp; &quot;,&quot; &amp; CHAR(10) &amp; CHAR(9) &amp; &quot;imgUrl: &quot; &amp; &quot;&quot;&quot;&quot; &amp; IF([.E13] &lt;&gt; &quot;&quot;;&quot;./images/EPLogos/&quot;;&quot;&quot;) &amp; [.E13] &amp; &quot;&quot;&quot;&quot; &amp; CHAR(10) &amp; &quot;},&quot;" office:value-type="string" office:string-value="{&#10;&#9;imgAlt: &quot;Art Institute of Chicago&quot;,&#10;&#9;imgUrl: &quot;./images/EPLogos/AIC Color Logo-01.jpg&quot;&#10;}," calcext:value-type="string">
            <text:p>{</text:p>
            <text:p>	imgAlt: "Art Institute of Chicago",</text:p>
            <text:p>	imgUrl: "./images/EPLogos/AIC Color Logo-01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ssociation for Supply Chain Management</text:p>
          </table:table-cell>
          <table:table-cell table:style-name="ce4" office:value-type="string" calcext:value-type="string">
            <text:p>ASCM.png (https://v5.airtableusercontent.com/v1/19/19/1690495200000/F0uvTU2H_XCd1cpaUIePUQ/6F1FkHzlloqTUCc298TNBW4nDadyO7pSRhc8NxN5SQ9irOM_DiLX52SanL8W1UnnfB3onUidxmOLyRdtfoDmBA/XSMGOwY98KMyEHoH-AEVbd5BQw7fMo80T4qXI6wyaHk)</text:p>
          </table:table-cell>
          <table:table-cell table:style-name="ce4" table:formula="of:=ORG.LIBREOFFICE.REGEX([.B14];[.$I$2])" office:value-type="string" office:string-value="ASCM.png" calcext:value-type="string">
            <text:p>ASCM.png</text:p>
          </table:table-cell>
          <table:table-cell table:style-name="ce4"/>
          <table:table-cell table:style-name="ce4" table:formula="of:=IF([.D14] &lt;&gt; &quot;&quot;;[.D14];IF([.B14] &lt;&gt; &quot;&quot;; [.C14]; &quot;&quot;))" office:value-type="string" office:string-value="ASCM.png" calcext:value-type="string">
            <text:p>ASCM.png</text:p>
          </table:table-cell>
          <table:table-cell table:style-name="ce6" table:formula="of:=&quot;{&quot; &amp; CHAR(10) &amp; CHAR(9) &amp; &quot;imgAlt: &quot; &amp; &quot;&quot;&quot;&quot; &amp; [.A14] &amp; &quot;&quot;&quot;&quot; &amp; &quot;,&quot; &amp; CHAR(10) &amp; CHAR(9) &amp; &quot;imgUrl: &quot; &amp; &quot;&quot;&quot;&quot; &amp; IF([.E14] &lt;&gt; &quot;&quot;;&quot;./images/EPLogos/&quot;;&quot;&quot;) &amp; [.E14] &amp; &quot;&quot;&quot;&quot; &amp; CHAR(10) &amp; &quot;},&quot;" office:value-type="string" office:string-value="{&#10;&#9;imgAlt: &quot;Association for Supply Chain Management&quot;,&#10;&#9;imgUrl: &quot;./images/EPLogos/ASCM.png&quot;&#10;}," calcext:value-type="string">
            <text:p>{</text:p>
            <text:p>	imgAlt: "Association for Supply Chain Management",</text:p>
            <text:p>	imgUrl: "./images/EPLogos/ASCM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ssociation Forum</text:p>
          </table:table-cell>
          <table:table-cell table:style-name="ce5" office:value-type="string" calcext:value-type="string">
            <text:p>Association Forum.jpg (https://v5.airtableusercontent.com/v1/19/19/1690495200000/HTZQarIssGJ_9akpRjr7kQ/nCBLu9nsOcozl7wslOAXwUvi8AZs1iA5uJjqQBq9tzjzM3ulIhPsfu9bBSbzAh2VGh6M0m_e6S8z0IyrzsQmaJshIMkw6kY9_HiKDy95mY4/81bGQwhzpDWOGQr8ChNGE8w9PorF9bvnRLDKjE6ywj4)</text:p>
          </table:table-cell>
          <table:table-cell table:style-name="ce5" table:formula="of:=ORG.LIBREOFFICE.REGEX([.B15];[.$I$2])" office:value-type="string" office:string-value="Association Forum.jpg" calcext:value-type="string">
            <text:p>Association Forum.jpg</text:p>
          </table:table-cell>
          <table:table-cell table:style-name="ce5"/>
          <table:table-cell table:style-name="ce5" table:formula="of:=IF([.D15] &lt;&gt; &quot;&quot;;[.D15];IF([.B15] &lt;&gt; &quot;&quot;; [.C15]; &quot;&quot;))" office:value-type="string" office:string-value="Association Forum.jpg" calcext:value-type="string">
            <text:p>Association Forum.jpg</text:p>
          </table:table-cell>
          <table:table-cell table:style-name="ce6" table:formula="of:=&quot;{&quot; &amp; CHAR(10) &amp; CHAR(9) &amp; &quot;imgAlt: &quot; &amp; &quot;&quot;&quot;&quot; &amp; [.A15] &amp; &quot;&quot;&quot;&quot; &amp; &quot;,&quot; &amp; CHAR(10) &amp; CHAR(9) &amp; &quot;imgUrl: &quot; &amp; &quot;&quot;&quot;&quot; &amp; IF([.E15] &lt;&gt; &quot;&quot;;&quot;./images/EPLogos/&quot;;&quot;&quot;) &amp; [.E15] &amp; &quot;&quot;&quot;&quot; &amp; CHAR(10) &amp; &quot;},&quot;" office:value-type="string" office:string-value="{&#10;&#9;imgAlt: &quot;Association Forum&quot;,&#10;&#9;imgUrl: &quot;./images/EPLogos/Association Forum.jpg&quot;&#10;}," calcext:value-type="string">
            <text:p>{</text:p>
            <text:p>	imgAlt: "Association Forum",</text:p>
            <text:p>	imgUrl: "./images/EPLogos/Association Forum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AT Kearney</text:p>
          </table:table-cell>
          <table:table-cell table:style-name="ce4" office:value-type="string" calcext:value-type="string">
            <text:p>AT Kearney.jpg (https://v5.airtableusercontent.com/v1/19/19/1690495200000/32Uu-qhBLxuuQHdsvKPY0w/tpXgW0KFdKQUC4_qH0n0uM-A5OaxIb9SwsirPJWWT-akwO5M51lgw_7W4fCxYMigxXH57TqThWyy2zn5sIFXCtwNKJn6_CVPfAhVInt1qIU/zXXXB3ehamPUDHluNW_acNjvf6dApKrG0jJ2qfxmywI)</text:p>
          </table:table-cell>
          <table:table-cell table:style-name="ce4" table:formula="of:=ORG.LIBREOFFICE.REGEX([.B16];[.$I$2])" office:value-type="string" office:string-value="AT Kearney.jpg" calcext:value-type="string">
            <text:p>AT Kearney.jpg</text:p>
          </table:table-cell>
          <table:table-cell table:style-name="ce4"/>
          <table:table-cell table:style-name="ce4" table:formula="of:=IF([.D16] &lt;&gt; &quot;&quot;;[.D16];IF([.B16] &lt;&gt; &quot;&quot;; [.C16]; &quot;&quot;))" office:value-type="string" office:string-value="AT Kearney.jpg" calcext:value-type="string">
            <text:p>AT Kearney.jpg</text:p>
          </table:table-cell>
          <table:table-cell table:style-name="ce6" table:formula="of:=&quot;{&quot; &amp; CHAR(10) &amp; CHAR(9) &amp; &quot;imgAlt: &quot; &amp; &quot;&quot;&quot;&quot; &amp; [.A16] &amp; &quot;&quot;&quot;&quot; &amp; &quot;,&quot; &amp; CHAR(10) &amp; CHAR(9) &amp; &quot;imgUrl: &quot; &amp; &quot;&quot;&quot;&quot; &amp; IF([.E16] &lt;&gt; &quot;&quot;;&quot;./images/EPLogos/&quot;;&quot;&quot;) &amp; [.E16] &amp; &quot;&quot;&quot;&quot; &amp; CHAR(10) &amp; &quot;},&quot;" office:value-type="string" office:string-value="{&#10;&#9;imgAlt: &quot;AT Kearney&quot;,&#10;&#9;imgUrl: &quot;./images/EPLogos/AT Kearney.jpg&quot;&#10;}," calcext:value-type="string">
            <text:p>{</text:p>
            <text:p>	imgAlt: "AT Kearney",</text:p>
            <text:p>	imgUrl: "./images/EPLogos/AT Kearney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Azteca Foods Inc.</text:p>
          </table:table-cell>
          <table:table-cell table:style-name="ce5" office:value-type="string" calcext:value-type="string">
            <text:p>0003.png (https://v5.airtableusercontent.com/v1/19/19/1690495200000/Qz0sS9WFqZB6_gZxtJJloQ/h3dVo8NCYj1XgC5yhCCC7F8hlcO1magmwax6KipC2n13U6MthY83kMLlVEF3zVcqe9CqHIKd94tuf8kLY8p31g/9zGEq4URdwb7sPPyVEEAfQsQII_LfShnFTVBXqYQeeg)</text:p>
          </table:table-cell>
          <table:table-cell table:style-name="ce5" table:formula="of:=ORG.LIBREOFFICE.REGEX([.B17];[.$I$2])" office:value-type="string" office:string-value="0003.png" calcext:value-type="string">
            <text:p>0003.png</text:p>
          </table:table-cell>
          <table:table-cell table:style-name="ce5" office:value-type="string" calcext:value-type="string">
            <text:p>azteca.png</text:p>
          </table:table-cell>
          <table:table-cell table:style-name="ce5" table:formula="of:=IF([.D17] &lt;&gt; &quot;&quot;;[.D17];IF([.B17] &lt;&gt; &quot;&quot;; [.C17]; &quot;&quot;))" office:value-type="string" office:string-value="azteca.png" calcext:value-type="string">
            <text:p>azteca.png</text:p>
          </table:table-cell>
          <table:table-cell table:style-name="ce6" table:formula="of:=&quot;{&quot; &amp; CHAR(10) &amp; CHAR(9) &amp; &quot;imgAlt: &quot; &amp; &quot;&quot;&quot;&quot; &amp; [.A17] &amp; &quot;&quot;&quot;&quot; &amp; &quot;,&quot; &amp; CHAR(10) &amp; CHAR(9) &amp; &quot;imgUrl: &quot; &amp; &quot;&quot;&quot;&quot; &amp; IF([.E17] &lt;&gt; &quot;&quot;;&quot;./images/EPLogos/&quot;;&quot;&quot;) &amp; [.E17] &amp; &quot;&quot;&quot;&quot; &amp; CHAR(10) &amp; &quot;},&quot;" office:value-type="string" office:string-value="{&#10;&#9;imgAlt: &quot;Azteca Foods Inc.&quot;,&#10;&#9;imgUrl: &quot;./images/EPLogos/azteca.png&quot;&#10;}," calcext:value-type="string">
            <text:p>{</text:p>
            <text:p>	imgAlt: "Azteca Foods Inc.",</text:p>
            <text:p>	imgUrl: "./images/EPLogos/azteca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Boys and Girls Clubs of Chicago</text:p>
          </table:table-cell>
          <table:table-cell table:style-name="ce4" office:value-type="string" calcext:value-type="string">
            <text:p>0052.png (https://v5.airtableusercontent.com/v1/19/19/1690495200000/tNpkZm88J7TznRC7g34rPQ/1FCaJTOQCfVT6APpcQzp0a77t9njMHhhLKxDIwVmhE9yxK0R9cni9wimnUJCTT3ok2ygjsPdUwEgwJ5EsPbUew/fppF4iFQ1jjtS1bEWvI1D0tZ87AWZwzFqleUAV02nQc)</text:p>
          </table:table-cell>
          <table:table-cell table:style-name="ce4" table:formula="of:=ORG.LIBREOFFICE.REGEX([.B18];[.$I$2])" office:value-type="string" office:string-value="0052.png" calcext:value-type="string">
            <text:p>0052.png</text:p>
          </table:table-cell>
          <table:table-cell table:style-name="ce4" office:value-type="string" calcext:value-type="string">
            <text:p>boysGirlsClubs.png</text:p>
          </table:table-cell>
          <table:table-cell table:style-name="ce4" table:formula="of:=IF([.D18] &lt;&gt; &quot;&quot;;[.D18];IF([.B18] &lt;&gt; &quot;&quot;; [.C18]; &quot;&quot;))" office:value-type="string" office:string-value="boysGirlsClubs.png" calcext:value-type="string">
            <text:p>boysGirlsClubs.png</text:p>
          </table:table-cell>
          <table:table-cell table:style-name="ce6" table:formula="of:=&quot;{&quot; &amp; CHAR(10) &amp; CHAR(9) &amp; &quot;imgAlt: &quot; &amp; &quot;&quot;&quot;&quot; &amp; [.A18] &amp; &quot;&quot;&quot;&quot; &amp; &quot;,&quot; &amp; CHAR(10) &amp; CHAR(9) &amp; &quot;imgUrl: &quot; &amp; &quot;&quot;&quot;&quot; &amp; IF([.E18] &lt;&gt; &quot;&quot;;&quot;./images/EPLogos/&quot;;&quot;&quot;) &amp; [.E18] &amp; &quot;&quot;&quot;&quot; &amp; CHAR(10) &amp; &quot;},&quot;" office:value-type="string" office:string-value="{&#10;&#9;imgAlt: &quot;Boys and Girls Clubs of Chicago&quot;,&#10;&#9;imgUrl: &quot;./images/EPLogos/boysGirlsClubs.png&quot;&#10;}," calcext:value-type="string">
            <text:p>{</text:p>
            <text:p>	imgAlt: "Boys and Girls Clubs of Chicago",</text:p>
            <text:p>	imgUrl: "./images/EPLogos/boysGirlsClubs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BPI Group</text:p>
          </table:table-cell>
          <table:table-cell table:style-name="ce5" office:value-type="string" calcext:value-type="string">
            <text:p>0012.jpg (https://v5.airtableusercontent.com/v1/19/19/1690495200000/-7oyBQdjcwpg-zYRKHXBIw/U0ryEPDkjHQYHdYAzq8V88S1rlEj82iCHWIznZA3iQNDqFVVfIGUSSR9mGuoiSbtgILC2xd9eKg6HvvaY3ybdQ/Vf_g3aqn7EFUC1oUxqDB0pjV5iCWRgpQSiP9hVtxD8M)</text:p>
          </table:table-cell>
          <table:table-cell table:style-name="ce5" table:formula="of:=ORG.LIBREOFFICE.REGEX([.B19];[.$I$2])" office:value-type="string" office:string-value="0012.jpg" calcext:value-type="string">
            <text:p>0012.jpg</text:p>
          </table:table-cell>
          <table:table-cell table:style-name="ce5" office:value-type="string" calcext:value-type="string">
            <text:p>bpi.jpg</text:p>
          </table:table-cell>
          <table:table-cell table:style-name="ce5" table:formula="of:=IF([.D19] &lt;&gt; &quot;&quot;;[.D19];IF([.B19] &lt;&gt; &quot;&quot;; [.C19]; &quot;&quot;))" office:value-type="string" office:string-value="bpi.jpg" calcext:value-type="string">
            <text:p>bpi.jpg</text:p>
          </table:table-cell>
          <table:table-cell table:style-name="ce6" table:formula="of:=&quot;{&quot; &amp; CHAR(10) &amp; CHAR(9) &amp; &quot;imgAlt: &quot; &amp; &quot;&quot;&quot;&quot; &amp; [.A19] &amp; &quot;&quot;&quot;&quot; &amp; &quot;,&quot; &amp; CHAR(10) &amp; CHAR(9) &amp; &quot;imgUrl: &quot; &amp; &quot;&quot;&quot;&quot; &amp; IF([.E19] &lt;&gt; &quot;&quot;;&quot;./images/EPLogos/&quot;;&quot;&quot;) &amp; [.E19] &amp; &quot;&quot;&quot;&quot; &amp; CHAR(10) &amp; &quot;},&quot;" office:value-type="string" office:string-value="{&#10;&#9;imgAlt: &quot;BPI Group&quot;,&#10;&#9;imgUrl: &quot;./images/EPLogos/bpi.jpg&quot;&#10;}," calcext:value-type="string">
            <text:p>{</text:p>
            <text:p>	imgAlt: "BPI Group",</text:p>
            <text:p>	imgUrl: "./images/EPLogos/bpi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Capri Investment Group</text:p>
          </table:table-cell>
          <table:table-cell table:style-name="ce4" office:value-type="string" calcext:value-type="string">
            <text:p>0013.png (https://v5.airtableusercontent.com/v1/19/19/1690495200000/_MmB1IXsr7ItoWDL3cjzYA/segLbTLMcb8yICMpt0nQY1pty0vogYZn4QD6HDrDJmuUKET1SAo2gZSp2Z2-AnH1QWr8JZbOvRw-reEDTHQjWw/1sOs-yF0LDn2mpP7cw2LfOSlYcBZsHgq-Hh0hizaP5A)</text:p>
          </table:table-cell>
          <table:table-cell table:style-name="ce4" table:formula="of:=ORG.LIBREOFFICE.REGEX([.B20];[.$I$2])" office:value-type="string" office:string-value="0013.png" calcext:value-type="string">
            <text:p>0013.png</text:p>
          </table:table-cell>
          <table:table-cell table:style-name="ce4" office:value-type="string" calcext:value-type="string">
            <text:p>capri.png</text:p>
          </table:table-cell>
          <table:table-cell table:style-name="ce4" table:formula="of:=IF([.D20] &lt;&gt; &quot;&quot;;[.D20];IF([.B20] &lt;&gt; &quot;&quot;; [.C20]; &quot;&quot;))" office:value-type="string" office:string-value="capri.png" calcext:value-type="string">
            <text:p>capri.png</text:p>
          </table:table-cell>
          <table:table-cell table:style-name="ce6" table:formula="of:=&quot;{&quot; &amp; CHAR(10) &amp; CHAR(9) &amp; &quot;imgAlt: &quot; &amp; &quot;&quot;&quot;&quot; &amp; [.A20] &amp; &quot;&quot;&quot;&quot; &amp; &quot;,&quot; &amp; CHAR(10) &amp; CHAR(9) &amp; &quot;imgUrl: &quot; &amp; &quot;&quot;&quot;&quot; &amp; IF([.E20] &lt;&gt; &quot;&quot;;&quot;./images/EPLogos/&quot;;&quot;&quot;) &amp; [.E20] &amp; &quot;&quot;&quot;&quot; &amp; CHAR(10) &amp; &quot;},&quot;" office:value-type="string" office:string-value="{&#10;&#9;imgAlt: &quot;Capri Investment Group&quot;,&#10;&#9;imgUrl: &quot;./images/EPLogos/capri.png&quot;&#10;}," calcext:value-type="string">
            <text:p>{</text:p>
            <text:p>	imgAlt: "Capri Investment Group",</text:p>
            <text:p>	imgUrl: "./images/EPLogos/capri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Cara</text:p>
          </table:table-cell>
          <table:table-cell table:style-name="ce5" office:value-type="string" calcext:value-type="string">
            <text:p>0053.jpg (https://v5.airtableusercontent.com/v1/19/19/1690495200000/wn8HCqRZCvWhCGxc4V4bkw/zM6Y1MsghtiqhP15L4kYAm9eV9itpY23NIl1V-EUP-kH4cd2RtVA_UUAgY2PK80rXa1f1ej4hJ66-fM1ZxMqhA/X71N4kAXTFhFfcMIATXIcfl2OjK-7qtSD1NeYOiKHEM)</text:p>
          </table:table-cell>
          <table:table-cell table:style-name="ce5" table:formula="of:=ORG.LIBREOFFICE.REGEX([.B21];[.$I$2])" office:value-type="string" office:string-value="0053.jpg" calcext:value-type="string">
            <text:p>0053.jpg</text:p>
          </table:table-cell>
          <table:table-cell table:style-name="ce5" office:value-type="string" calcext:value-type="string">
            <text:p>cara.jpg</text:p>
          </table:table-cell>
          <table:table-cell table:style-name="ce5" table:formula="of:=IF([.D21] &lt;&gt; &quot;&quot;;[.D21];IF([.B21] &lt;&gt; &quot;&quot;; [.C21]; &quot;&quot;))" office:value-type="string" office:string-value="cara.jpg" calcext:value-type="string">
            <text:p>cara.jpg</text:p>
          </table:table-cell>
          <table:table-cell table:style-name="ce6" table:formula="of:=&quot;{&quot; &amp; CHAR(10) &amp; CHAR(9) &amp; &quot;imgAlt: &quot; &amp; &quot;&quot;&quot;&quot; &amp; [.A21] &amp; &quot;&quot;&quot;&quot; &amp; &quot;,&quot; &amp; CHAR(10) &amp; CHAR(9) &amp; &quot;imgUrl: &quot; &amp; &quot;&quot;&quot;&quot; &amp; IF([.E21] &lt;&gt; &quot;&quot;;&quot;./images/EPLogos/&quot;;&quot;&quot;) &amp; [.E21] &amp; &quot;&quot;&quot;&quot; &amp; CHAR(10) &amp; &quot;},&quot;" office:value-type="string" office:string-value="{&#10;&#9;imgAlt: &quot;Cara&quot;,&#10;&#9;imgUrl: &quot;./images/EPLogos/cara.jpg&quot;&#10;}," calcext:value-type="string">
            <text:p>{</text:p>
            <text:p>	imgAlt: "Cara",</text:p>
            <text:p>	imgUrl: "./images/EPLogos/cara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Caroline Rose, Inc.</text:p>
          </table:table-cell>
          <table:table-cell table:style-name="ce4" office:value-type="string" calcext:value-type="string">
            <text:p>a8.jpg (https://v5.airtableusercontent.com/v1/19/19/1690495200000/Yud7JeQ9d4CJe_W1s_W2tA/DcQVifqjEJILB0ti-6pbdR9J1KreiGMGA8horoIA7USISAeo6oH0BYaMmjH8Q_N_y3Obm10O9W7ou6T39MwqWw/kyM5xYOQGEvzV3ZYMoDYmJ3yCU93vREy3xx63n62ICs)</text:p>
          </table:table-cell>
          <table:table-cell table:style-name="ce4" table:formula="of:=ORG.LIBREOFFICE.REGEX([.B22];[.$I$2])" office:value-type="string" office:string-value="a8.jpg" calcext:value-type="string">
            <text:p>a8.jpg</text:p>
          </table:table-cell>
          <table:table-cell table:style-name="ce4" office:value-type="string" calcext:value-type="string">
            <text:p>CarolineRose.jpg</text:p>
          </table:table-cell>
          <table:table-cell table:style-name="ce4" table:formula="of:=IF([.D22] &lt;&gt; &quot;&quot;;[.D22];IF([.B22] &lt;&gt; &quot;&quot;; [.C22]; &quot;&quot;))" office:value-type="string" office:string-value="CarolineRose.jpg" calcext:value-type="string">
            <text:p>CarolineRose.jpg</text:p>
          </table:table-cell>
          <table:table-cell table:style-name="ce6" table:formula="of:=&quot;{&quot; &amp; CHAR(10) &amp; CHAR(9) &amp; &quot;imgAlt: &quot; &amp; &quot;&quot;&quot;&quot; &amp; [.A22] &amp; &quot;&quot;&quot;&quot; &amp; &quot;,&quot; &amp; CHAR(10) &amp; CHAR(9) &amp; &quot;imgUrl: &quot; &amp; &quot;&quot;&quot;&quot; &amp; IF([.E22] &lt;&gt; &quot;&quot;;&quot;./images/EPLogos/&quot;;&quot;&quot;) &amp; [.E22] &amp; &quot;&quot;&quot;&quot; &amp; CHAR(10) &amp; &quot;},&quot;" office:value-type="string" office:string-value="{&#10;&#9;imgAlt: &quot;Caroline Rose, Inc.&quot;,&#10;&#9;imgUrl: &quot;./images/EPLogos/CarolineRose.jpg&quot;&#10;}," calcext:value-type="string">
            <text:p>{</text:p>
            <text:p>	imgAlt: "Caroline Rose, Inc.",</text:p>
            <text:p>	imgUrl: "./images/EPLogos/CarolineRose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CCIM Institute</text:p>
          </table:table-cell>
          <table:table-cell table:style-name="ce5" office:value-type="string" calcext:value-type="string">
            <text:p>0046.png (https://v5.airtableusercontent.com/v1/19/19/1690495200000/NDW5cpSHz-yd3vOO4qw6rg/xvHhb0tlipMFHODWNfK7jALUUUDCN3o9J-1N8z137wUanrHLenpCj2Uy_zn_CgL6rNtYd_PNaDMLhCOMIAXy3g/ZI0POnkRwrLvI3eQEB8yGgryWwcle9LVVopgbJAC7NE)</text:p>
          </table:table-cell>
          <table:table-cell table:style-name="ce5" table:formula="of:=ORG.LIBREOFFICE.REGEX([.B23];[.$I$2])" office:value-type="string" office:string-value="0046.png" calcext:value-type="string">
            <text:p>0046.png</text:p>
          </table:table-cell>
          <table:table-cell table:style-name="ce5" office:value-type="string" calcext:value-type="string">
            <text:p>CCIM.png</text:p>
          </table:table-cell>
          <table:table-cell table:style-name="ce5" table:formula="of:=IF([.D23] &lt;&gt; &quot;&quot;;[.D23];IF([.B23] &lt;&gt; &quot;&quot;; [.C23]; &quot;&quot;))" office:value-type="string" office:string-value="CCIM.png" calcext:value-type="string">
            <text:p>CCIM.png</text:p>
          </table:table-cell>
          <table:table-cell table:style-name="ce6" table:formula="of:=&quot;{&quot; &amp; CHAR(10) &amp; CHAR(9) &amp; &quot;imgAlt: &quot; &amp; &quot;&quot;&quot;&quot; &amp; [.A23] &amp; &quot;&quot;&quot;&quot; &amp; &quot;,&quot; &amp; CHAR(10) &amp; CHAR(9) &amp; &quot;imgUrl: &quot; &amp; &quot;&quot;&quot;&quot; &amp; IF([.E23] &lt;&gt; &quot;&quot;;&quot;./images/EPLogos/&quot;;&quot;&quot;) &amp; [.E23] &amp; &quot;&quot;&quot;&quot; &amp; CHAR(10) &amp; &quot;},&quot;" office:value-type="string" office:string-value="{&#10;&#9;imgAlt: &quot;CCIM Institute&quot;,&#10;&#9;imgUrl: &quot;./images/EPLogos/CCIM.png&quot;&#10;}," calcext:value-type="string">
            <text:p>{</text:p>
            <text:p>	imgAlt: "CCIM Institute",</text:p>
            <text:p>	imgUrl: "./images/EPLogos/CCIM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Chicago Children's Museum</text:p>
          </table:table-cell>
          <table:table-cell table:style-name="ce4" office:value-type="string" calcext:value-type="string">
            <text:p>a4.jpg (https://v5.airtableusercontent.com/v1/19/19/1690495200000/weihg9aG37Imrk1nalwnAw/8bp7qKD_9hy1CnOP0Az9na54ziUuIvL4VDfGUST5SN7MsFjmNqLIfOuyLl_ihizezA8Bga_i3P_l_TyFYTVQQQ/pd96L8vPGl-VmqjZUH_4WP-owx24Zi1P-1zeIMxXpwg)</text:p>
          </table:table-cell>
          <table:table-cell table:style-name="ce4" table:formula="of:=ORG.LIBREOFFICE.REGEX([.B24];[.$I$2])" office:value-type="string" office:string-value="a4.jpg" calcext:value-type="string">
            <text:p>a4.jpg</text:p>
          </table:table-cell>
          <table:table-cell table:style-name="ce4" office:value-type="string" calcext:value-type="string">
            <text:p>chicagoChildrensMuseum.jpg</text:p>
          </table:table-cell>
          <table:table-cell table:style-name="ce4" table:formula="of:=IF([.D24] &lt;&gt; &quot;&quot;;[.D24];IF([.B24] &lt;&gt; &quot;&quot;; [.C24]; &quot;&quot;))" office:value-type="string" office:string-value="chicagoChildrensMuseum.jpg" calcext:value-type="string">
            <text:p>chicagoChildrensMuseum.jpg</text:p>
          </table:table-cell>
          <table:table-cell table:style-name="ce6" table:formula="of:=&quot;{&quot; &amp; CHAR(10) &amp; CHAR(9) &amp; &quot;imgAlt: &quot; &amp; &quot;&quot;&quot;&quot; &amp; [.A24] &amp; &quot;&quot;&quot;&quot; &amp; &quot;,&quot; &amp; CHAR(10) &amp; CHAR(9) &amp; &quot;imgUrl: &quot; &amp; &quot;&quot;&quot;&quot; &amp; IF([.E24] &lt;&gt; &quot;&quot;;&quot;./images/EPLogos/&quot;;&quot;&quot;) &amp; [.E24] &amp; &quot;&quot;&quot;&quot; &amp; CHAR(10) &amp; &quot;},&quot;" office:value-type="string" office:string-value="{&#10;&#9;imgAlt: &quot;Chicago Children's Museum&quot;,&#10;&#9;imgUrl: &quot;./images/EPLogos/chicagoChildrensMuseum.jpg&quot;&#10;}," calcext:value-type="string">
            <text:p>{</text:p>
            <text:p>	imgAlt: "Chicago Children's Museum",</text:p>
            <text:p>	imgUrl: "./images/EPLogos/chicagoChildrensMuseum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Chicago Equity Partners</text:p>
          </table:table-cell>
          <table:table-cell table:style-name="ce5" office:value-type="string" calcext:value-type="string">
            <text:p>0014.png (https://v5.airtableusercontent.com/v1/19/19/1690495200000/XFIe-RduIivhwE7RjmUfog/53ytqru5SI6NeR9frr8YPq4F06MwKkcZrO017p0-a4esVmQgw_Fe-dp95RRoIC5t9yKwwcSQTEhbOJ8nJUn8dg/3alzsHMTsPzsW9lVI-s9icbP0i-s973l_arkas8OWl4)</text:p>
          </table:table-cell>
          <table:table-cell table:style-name="ce5" table:formula="of:=ORG.LIBREOFFICE.REGEX([.B25];[.$I$2])" office:value-type="string" office:string-value="0014.png" calcext:value-type="string">
            <text:p>0014.png</text:p>
          </table:table-cell>
          <table:table-cell table:style-name="ce5" office:value-type="string" calcext:value-type="string">
            <text:p>ChicagoEquity.png</text:p>
          </table:table-cell>
          <table:table-cell table:style-name="ce5" table:formula="of:=IF([.D25] &lt;&gt; &quot;&quot;;[.D25];IF([.B25] &lt;&gt; &quot;&quot;; [.C25]; &quot;&quot;))" office:value-type="string" office:string-value="ChicagoEquity.png" calcext:value-type="string">
            <text:p>ChicagoEquity.png</text:p>
          </table:table-cell>
          <table:table-cell table:style-name="ce6" table:formula="of:=&quot;{&quot; &amp; CHAR(10) &amp; CHAR(9) &amp; &quot;imgAlt: &quot; &amp; &quot;&quot;&quot;&quot; &amp; [.A25] &amp; &quot;&quot;&quot;&quot; &amp; &quot;,&quot; &amp; CHAR(10) &amp; CHAR(9) &amp; &quot;imgUrl: &quot; &amp; &quot;&quot;&quot;&quot; &amp; IF([.E25] &lt;&gt; &quot;&quot;;&quot;./images/EPLogos/&quot;;&quot;&quot;) &amp; [.E25] &amp; &quot;&quot;&quot;&quot; &amp; CHAR(10) &amp; &quot;},&quot;" office:value-type="string" office:string-value="{&#10;&#9;imgAlt: &quot;Chicago Equity Partners&quot;,&#10;&#9;imgUrl: &quot;./images/EPLogos/ChicagoEquity.png&quot;&#10;}," calcext:value-type="string">
            <text:p>{</text:p>
            <text:p>	imgAlt: "Chicago Equity Partners",</text:p>
            <text:p>	imgUrl: "./images/EPLogos/ChicagoEquity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Chicago Public Media</text:p>
          </table:table-cell>
          <table:table-cell table:style-name="ce4"/>
          <table:table-cell table:style-name="ce4" table:formula="of:=ORG.LIBREOFFICE.REGEX([.B26];[.$I$2])" office:value-type="string" office:string-value="" calcext:value-type="error">
            <text:p>#N/A</text:p>
          </table:table-cell>
          <table:table-cell table:style-name="ce4"/>
          <table:table-cell table:style-name="ce4" table:formula="of:=IF([.D26] &lt;&gt; &quot;&quot;;[.D26];IF([.B26] &lt;&gt; &quot;&quot;; [.C26]; &quot;&quot;))">
            <text:p/>
          </table:table-cell>
          <table:table-cell table:style-name="ce6" table:formula="of:=&quot;{&quot; &amp; CHAR(10) &amp; CHAR(9) &amp; &quot;imgAlt: &quot; &amp; &quot;&quot;&quot;&quot; &amp; [.A26] &amp; &quot;&quot;&quot;&quot; &amp; &quot;,&quot; &amp; CHAR(10) &amp; CHAR(9) &amp; &quot;imgUrl: &quot; &amp; &quot;&quot;&quot;&quot; &amp; IF([.E26] &lt;&gt; &quot;&quot;;&quot;./images/EPLogos/&quot;;&quot;&quot;) &amp; [.E26] &amp; &quot;&quot;&quot;&quot; &amp; CHAR(10) &amp; &quot;},&quot;" office:value-type="string" office:string-value="{&#10;&#9;imgAlt: &quot;Chicago Public Media&quot;,&#10;&#9;imgUrl: &quot;&quot;&#10;}," calcext:value-type="string">
            <text:p>{</text:p>
            <text:p>	imgAlt: "Chicago Public Media",</text:p>
            <text:p>	imgUrl: "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City Tech Collaborative</text:p>
          </table:table-cell>
          <table:table-cell table:style-name="ce5" office:value-type="string" calcext:value-type="string">
            <text:p>0054.png (https://v5.airtableusercontent.com/v1/19/19/1690495200000/HehvLgykAV9Wuj3IEAR5FQ/lkL1xwYTZTJXK9xMHpJryaCKKGyTSOc2pac8CGt7jEReajv5g_JPDjlpEbegUvshzxCijwCXhWyh9xGVnnjxXA/4VMZe-dxkSHi7xneJ6Qd5Am9vdcdGkgKZUGDUshEPKI)</text:p>
          </table:table-cell>
          <table:table-cell table:style-name="ce5" table:formula="of:=ORG.LIBREOFFICE.REGEX([.B27];[.$I$2])" office:value-type="string" office:string-value="0054.png" calcext:value-type="string">
            <text:p>0054.png</text:p>
          </table:table-cell>
          <table:table-cell table:style-name="ce5" office:value-type="string" calcext:value-type="string">
            <text:p>cityTech.png</text:p>
          </table:table-cell>
          <table:table-cell table:style-name="ce5" table:formula="of:=IF([.D27] &lt;&gt; &quot;&quot;;[.D27];IF([.B27] &lt;&gt; &quot;&quot;; [.C27]; &quot;&quot;))" office:value-type="string" office:string-value="cityTech.png" calcext:value-type="string">
            <text:p>cityTech.png</text:p>
          </table:table-cell>
          <table:table-cell table:style-name="ce6" table:formula="of:=&quot;{&quot; &amp; CHAR(10) &amp; CHAR(9) &amp; &quot;imgAlt: &quot; &amp; &quot;&quot;&quot;&quot; &amp; [.A27] &amp; &quot;&quot;&quot;&quot; &amp; &quot;,&quot; &amp; CHAR(10) &amp; CHAR(9) &amp; &quot;imgUrl: &quot; &amp; &quot;&quot;&quot;&quot; &amp; IF([.E27] &lt;&gt; &quot;&quot;;&quot;./images/EPLogos/&quot;;&quot;&quot;) &amp; [.E27] &amp; &quot;&quot;&quot;&quot; &amp; CHAR(10) &amp; &quot;},&quot;" office:value-type="string" office:string-value="{&#10;&#9;imgAlt: &quot;City Tech Collaborative&quot;,&#10;&#9;imgUrl: &quot;./images/EPLogos/cityTech.png&quot;&#10;}," calcext:value-type="string">
            <text:p>{</text:p>
            <text:p>	imgAlt: "City Tech Collaborative",</text:p>
            <text:p>	imgUrl: "./images/EPLogos/cityTech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Cook County Board of Commissioners</text:p>
          </table:table-cell>
          <table:table-cell table:style-name="ce4" office:value-type="string" calcext:value-type="string">
            <text:p>0055.jpg (https://v5.airtableusercontent.com/v1/19/19/1690495200000/76sl4ffHShoKWxkPfPx4DA/aBdriYaJtlj2xYLJPTCOi5Uzm64sAPW0SEEVFli1YzUXpgoYTZg8lJG_Og3_U-57lGdSR2Zud6a9uoLQ0VdX3w/FlA5UbLHkEUKiwOytbx5csyDO_B0piRTCksOo-jL7dw)</text:p>
          </table:table-cell>
          <table:table-cell table:style-name="ce4" table:formula="of:=ORG.LIBREOFFICE.REGEX([.B28];[.$I$2])" office:value-type="string" office:string-value="0055.jpg" calcext:value-type="string">
            <text:p>0055.jpg</text:p>
          </table:table-cell>
          <table:table-cell table:style-name="ce4" office:value-type="string" calcext:value-type="string">
            <text:p>cookCounty.jpg</text:p>
          </table:table-cell>
          <table:table-cell table:style-name="ce4" table:formula="of:=IF([.D28] &lt;&gt; &quot;&quot;;[.D28];IF([.B28] &lt;&gt; &quot;&quot;; [.C28]; &quot;&quot;))" office:value-type="string" office:string-value="cookCounty.jpg" calcext:value-type="string">
            <text:p>cookCounty.jpg</text:p>
          </table:table-cell>
          <table:table-cell table:style-name="ce6" table:formula="of:=&quot;{&quot; &amp; CHAR(10) &amp; CHAR(9) &amp; &quot;imgAlt: &quot; &amp; &quot;&quot;&quot;&quot; &amp; [.A28] &amp; &quot;&quot;&quot;&quot; &amp; &quot;,&quot; &amp; CHAR(10) &amp; CHAR(9) &amp; &quot;imgUrl: &quot; &amp; &quot;&quot;&quot;&quot; &amp; IF([.E28] &lt;&gt; &quot;&quot;;&quot;./images/EPLogos/&quot;;&quot;&quot;) &amp; [.E28] &amp; &quot;&quot;&quot;&quot; &amp; CHAR(10) &amp; &quot;},&quot;" office:value-type="string" office:string-value="{&#10;&#9;imgAlt: &quot;Cook County Board of Commissioners&quot;,&#10;&#9;imgUrl: &quot;./images/EPLogos/cookCounty.jpg&quot;&#10;}," calcext:value-type="string">
            <text:p>{</text:p>
            <text:p>	imgAlt: "Cook County Board of Commissioners",</text:p>
            <text:p>	imgUrl: "./images/EPLogos/cookCounty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Cotter Consulting</text:p>
          </table:table-cell>
          <table:table-cell table:style-name="ce5" office:value-type="string" calcext:value-type="string">
            <text:p>Cotter Logo.jpg (https://v5.airtableusercontent.com/v1/19/19/1690495200000/WBQW__ycYLhecyIQ7B5NWw/bE30osyRjfjAfsZhzpooaMWotPBWIa0xtWFhDJIsKGLXPXyFaqnBEkVpJBrUHLJns2N9dntW2WA76iE5LBINJ-YD3xUMENAdjO6DV-2AltE/a7Me2bHGjvINr3wDgbxhGSu92krqPzNnrnF_4dO6y20)</text:p>
          </table:table-cell>
          <table:table-cell table:style-name="ce5" table:formula="of:=ORG.LIBREOFFICE.REGEX([.B29];[.$I$2])" office:value-type="string" office:string-value="Cotter Logo.jpg" calcext:value-type="string">
            <text:p>Cotter Logo.jpg</text:p>
          </table:table-cell>
          <table:table-cell table:style-name="ce5"/>
          <table:table-cell table:style-name="ce5" table:formula="of:=IF([.D29] &lt;&gt; &quot;&quot;;[.D29];IF([.B29] &lt;&gt; &quot;&quot;; [.C29]; &quot;&quot;))" office:value-type="string" office:string-value="Cotter Logo.jpg" calcext:value-type="string">
            <text:p>Cotter Logo.jpg</text:p>
          </table:table-cell>
          <table:table-cell table:style-name="ce6" table:formula="of:=&quot;{&quot; &amp; CHAR(10) &amp; CHAR(9) &amp; &quot;imgAlt: &quot; &amp; &quot;&quot;&quot;&quot; &amp; [.A29] &amp; &quot;&quot;&quot;&quot; &amp; &quot;,&quot; &amp; CHAR(10) &amp; CHAR(9) &amp; &quot;imgUrl: &quot; &amp; &quot;&quot;&quot;&quot; &amp; IF([.E29] &lt;&gt; &quot;&quot;;&quot;./images/EPLogos/&quot;;&quot;&quot;) &amp; [.E29] &amp; &quot;&quot;&quot;&quot; &amp; CHAR(10) &amp; &quot;},&quot;" office:value-type="string" office:string-value="{&#10;&#9;imgAlt: &quot;Cotter Consulting&quot;,&#10;&#9;imgUrl: &quot;./images/EPLogos/Cotter Logo.jpg&quot;&#10;}," calcext:value-type="string">
            <text:p>{</text:p>
            <text:p>	imgAlt: "Cotter Consulting",</text:p>
            <text:p>	imgUrl: "./images/EPLogos/Cotter 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Cushman &amp; Wakefield</text:p>
          </table:table-cell>
          <table:table-cell table:style-name="ce4" office:value-type="string" calcext:value-type="string">
            <text:p>0015.jpg (https://v5.airtableusercontent.com/v1/19/19/1690495200000/jiXfFVEn2YPsOq9anPuYCg/_ERoyj_6TAnYUpQN_VEEfo02YKVpbizc-rChNhya-DKSDpjxvtkSWgZvjVIZQMFHW27SY8OpiMwfM9IhKLISqQ/AwHyr1fzF_Rn-KEVh4Dp43p1-FIB6X7chW_Rl9-gXn0)</text:p>
          </table:table-cell>
          <table:table-cell table:style-name="ce4" table:formula="of:=ORG.LIBREOFFICE.REGEX([.B30];[.$I$2])" office:value-type="string" office:string-value="0015.jpg" calcext:value-type="string">
            <text:p>0015.jpg</text:p>
          </table:table-cell>
          <table:table-cell table:style-name="ce4" office:value-type="string" calcext:value-type="string">
            <text:p>cushman.jpg</text:p>
          </table:table-cell>
          <table:table-cell table:style-name="ce4" table:formula="of:=IF([.D30] &lt;&gt; &quot;&quot;;[.D30];IF([.B30] &lt;&gt; &quot;&quot;; [.C30]; &quot;&quot;))" office:value-type="string" office:string-value="cushman.jpg" calcext:value-type="string">
            <text:p>cushman.jpg</text:p>
          </table:table-cell>
          <table:table-cell table:style-name="ce6" table:formula="of:=&quot;{&quot; &amp; CHAR(10) &amp; CHAR(9) &amp; &quot;imgAlt: &quot; &amp; &quot;&quot;&quot;&quot; &amp; [.A30] &amp; &quot;&quot;&quot;&quot; &amp; &quot;,&quot; &amp; CHAR(10) &amp; CHAR(9) &amp; &quot;imgUrl: &quot; &amp; &quot;&quot;&quot;&quot; &amp; IF([.E30] &lt;&gt; &quot;&quot;;&quot;./images/EPLogos/&quot;;&quot;&quot;) &amp; [.E30] &amp; &quot;&quot;&quot;&quot; &amp; CHAR(10) &amp; &quot;},&quot;" office:value-type="string" office:string-value="{&#10;&#9;imgAlt: &quot;Cushman &amp; Wakefield&quot;,&#10;&#9;imgUrl: &quot;./images/EPLogos/cushman.jpg&quot;&#10;}," calcext:value-type="string">
            <text:p>{</text:p>
            <text:p>	imgAlt: "Cushman &amp; Wakefield",</text:p>
            <text:p>	imgUrl: "./images/EPLogos/cushman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Dentons US LLP</text:p>
          </table:table-cell>
          <table:table-cell table:style-name="ce5" office:value-type="string" calcext:value-type="string">
            <text:p>0016.jpg (https://v5.airtableusercontent.com/v1/19/19/1690495200000/c-Kxisomon0of4_8Hc3_Dg/Rp5ICBEo7qQWMoQlrBt-MnV22jj7p0OCkZDXU4CH_LNz973QyHi_LhamexyyvCXoJqHkjMCrrd_BPxbfHSh2CQ/Ozgc4mkxoy1pmtQhsbVrFI-8c71Bdp-SwnBzqiZToWc)</text:p>
          </table:table-cell>
          <table:table-cell table:style-name="ce5" table:formula="of:=ORG.LIBREOFFICE.REGEX([.B31];[.$I$2])" office:value-type="string" office:string-value="0016.jpg" calcext:value-type="string">
            <text:p>0016.jpg</text:p>
          </table:table-cell>
          <table:table-cell table:style-name="ce5" office:value-type="string" calcext:value-type="string">
            <text:p>dentons.jpg</text:p>
          </table:table-cell>
          <table:table-cell table:style-name="ce5" table:formula="of:=IF([.D31] &lt;&gt; &quot;&quot;;[.D31];IF([.B31] &lt;&gt; &quot;&quot;; [.C31]; &quot;&quot;))" office:value-type="string" office:string-value="dentons.jpg" calcext:value-type="string">
            <text:p>dentons.jpg</text:p>
          </table:table-cell>
          <table:table-cell table:style-name="ce6" table:formula="of:=&quot;{&quot; &amp; CHAR(10) &amp; CHAR(9) &amp; &quot;imgAlt: &quot; &amp; &quot;&quot;&quot;&quot; &amp; [.A31] &amp; &quot;&quot;&quot;&quot; &amp; &quot;,&quot; &amp; CHAR(10) &amp; CHAR(9) &amp; &quot;imgUrl: &quot; &amp; &quot;&quot;&quot;&quot; &amp; IF([.E31] &lt;&gt; &quot;&quot;;&quot;./images/EPLogos/&quot;;&quot;&quot;) &amp; [.E31] &amp; &quot;&quot;&quot;&quot; &amp; CHAR(10) &amp; &quot;},&quot;" office:value-type="string" office:string-value="{&#10;&#9;imgAlt: &quot;Dentons US LLP&quot;,&#10;&#9;imgUrl: &quot;./images/EPLogos/dentons.jpg&quot;&#10;}," calcext:value-type="string">
            <text:p>{</text:p>
            <text:p>	imgAlt: "Dentons US LLP",</text:p>
            <text:p>	imgUrl: "./images/EPLogos/dentons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Discover Financial Services</text:p>
          </table:table-cell>
          <table:table-cell table:style-name="ce4" office:value-type="string" calcext:value-type="string">
            <text:p>0004.jpg (https://v5.airtableusercontent.com/v1/19/19/1690495200000/hU895RlOK39mInox_Q5pfg/_Fz_y2tjaet49gSrvJDh-HLc956xt9V-UC3w9_GmVoN9BWzCoZirb8KDP9WcNmTkAZWzrXLDCpxz_U2yVGtQPA/Lu7SIpIqsZaVrZ_ZxTcLiYocYOsVC93awKQcm9EwlZk)</text:p>
          </table:table-cell>
          <table:table-cell table:style-name="ce4" table:formula="of:=ORG.LIBREOFFICE.REGEX([.B32];[.$I$2])" office:value-type="string" office:string-value="0004.jpg" calcext:value-type="string">
            <text:p>0004.jpg</text:p>
          </table:table-cell>
          <table:table-cell table:style-name="ce4" office:value-type="string" calcext:value-type="string">
            <text:p>discover.jpg</text:p>
          </table:table-cell>
          <table:table-cell table:style-name="ce4" table:formula="of:=IF([.D32] &lt;&gt; &quot;&quot;;[.D32];IF([.B32] &lt;&gt; &quot;&quot;; [.C32]; &quot;&quot;))" office:value-type="string" office:string-value="discover.jpg" calcext:value-type="string">
            <text:p>discover.jpg</text:p>
          </table:table-cell>
          <table:table-cell table:style-name="ce6" table:formula="of:=&quot;{&quot; &amp; CHAR(10) &amp; CHAR(9) &amp; &quot;imgAlt: &quot; &amp; &quot;&quot;&quot;&quot; &amp; [.A32] &amp; &quot;&quot;&quot;&quot; &amp; &quot;,&quot; &amp; CHAR(10) &amp; CHAR(9) &amp; &quot;imgUrl: &quot; &amp; &quot;&quot;&quot;&quot; &amp; IF([.E32] &lt;&gt; &quot;&quot;;&quot;./images/EPLogos/&quot;;&quot;&quot;) &amp; [.E32] &amp; &quot;&quot;&quot;&quot; &amp; CHAR(10) &amp; &quot;},&quot;" office:value-type="string" office:string-value="{&#10;&#9;imgAlt: &quot;Discover Financial Services&quot;,&#10;&#9;imgUrl: &quot;./images/EPLogos/discover.jpg&quot;&#10;}," calcext:value-type="string">
            <text:p>{</text:p>
            <text:p>	imgAlt: "Discover Financial Services",</text:p>
            <text:p>	imgUrl: "./images/EPLogos/discover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Dominican University</text:p>
          </table:table-cell>
          <table:table-cell table:style-name="ce5" office:value-type="string" calcext:value-type="string">
            <text:p>0056.png (https://v5.airtableusercontent.com/v1/19/19/1690495200000/V4TbcD6xlyLdoqAAFalcnA/vLkBBpj7qq6EsXQqQfLfUf7hpKvUkDl7xtWExvFBzeJGfmFfbPsnYUsWiO6dCrdRSVBAANNHDoPbumS7jngBEg/3QEcWvIl2wNSr0uKC6Cx5945ydaNUD0JVZV0GhQe6CA)</text:p>
          </table:table-cell>
          <table:table-cell table:style-name="ce5" table:formula="of:=ORG.LIBREOFFICE.REGEX([.B33];[.$I$2])" office:value-type="string" office:string-value="0056.png" calcext:value-type="string">
            <text:p>0056.png</text:p>
          </table:table-cell>
          <table:table-cell table:style-name="ce5" office:value-type="string" calcext:value-type="string">
            <text:p>dominican.png</text:p>
          </table:table-cell>
          <table:table-cell table:style-name="ce5" table:formula="of:=IF([.D33] &lt;&gt; &quot;&quot;;[.D33];IF([.B33] &lt;&gt; &quot;&quot;; [.C33]; &quot;&quot;))" office:value-type="string" office:string-value="dominican.png" calcext:value-type="string">
            <text:p>dominican.png</text:p>
          </table:table-cell>
          <table:table-cell table:style-name="ce6" table:formula="of:=&quot;{&quot; &amp; CHAR(10) &amp; CHAR(9) &amp; &quot;imgAlt: &quot; &amp; &quot;&quot;&quot;&quot; &amp; [.A33] &amp; &quot;&quot;&quot;&quot; &amp; &quot;,&quot; &amp; CHAR(10) &amp; CHAR(9) &amp; &quot;imgUrl: &quot; &amp; &quot;&quot;&quot;&quot; &amp; IF([.E33] &lt;&gt; &quot;&quot;;&quot;./images/EPLogos/&quot;;&quot;&quot;) &amp; [.E33] &amp; &quot;&quot;&quot;&quot; &amp; CHAR(10) &amp; &quot;},&quot;" office:value-type="string" office:string-value="{&#10;&#9;imgAlt: &quot;Dominican University&quot;,&#10;&#9;imgUrl: &quot;./images/EPLogos/dominican.png&quot;&#10;}," calcext:value-type="string">
            <text:p>{</text:p>
            <text:p>	imgAlt: "Dominican University",</text:p>
            <text:p>	imgUrl: "./images/EPLogos/dominican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DS Economics</text:p>
          </table:table-cell>
          <table:table-cell table:style-name="ce4"/>
          <table:table-cell table:style-name="ce4" table:formula="of:=ORG.LIBREOFFICE.REGEX([.B34];[.$I$2])" office:value-type="string" office:string-value="" calcext:value-type="error">
            <text:p>#N/A</text:p>
          </table:table-cell>
          <table:table-cell table:style-name="ce4"/>
          <table:table-cell table:style-name="ce4" table:formula="of:=IF([.D34] &lt;&gt; &quot;&quot;;[.D34];IF([.B34] &lt;&gt; &quot;&quot;; [.C34]; &quot;&quot;))">
            <text:p/>
          </table:table-cell>
          <table:table-cell table:style-name="ce6" table:formula="of:=&quot;{&quot; &amp; CHAR(10) &amp; CHAR(9) &amp; &quot;imgAlt: &quot; &amp; &quot;&quot;&quot;&quot; &amp; [.A34] &amp; &quot;&quot;&quot;&quot; &amp; &quot;,&quot; &amp; CHAR(10) &amp; CHAR(9) &amp; &quot;imgUrl: &quot; &amp; &quot;&quot;&quot;&quot; &amp; IF([.E34] &lt;&gt; &quot;&quot;;&quot;./images/EPLogos/&quot;;&quot;&quot;) &amp; [.E34] &amp; &quot;&quot;&quot;&quot; &amp; CHAR(10) &amp; &quot;},&quot;" office:value-type="string" office:string-value="{&#10;&#9;imgAlt: &quot;DS Economics&quot;,&#10;&#9;imgUrl: &quot;&quot;&#10;}," calcext:value-type="string">
            <text:p>{</text:p>
            <text:p>	imgAlt: "DS Economics",</text:p>
            <text:p>	imgUrl: "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DuSable Museum</text:p>
          </table:table-cell>
          <table:table-cell table:style-name="ce5"/>
          <table:table-cell table:style-name="ce5" table:formula="of:=ORG.LIBREOFFICE.REGEX([.B35];[.$I$2])" office:value-type="string" office:string-value="" calcext:value-type="error">
            <text:p>#N/A</text:p>
          </table:table-cell>
          <table:table-cell table:style-name="ce5"/>
          <table:table-cell table:style-name="ce5" table:formula="of:=IF([.D35] &lt;&gt; &quot;&quot;;[.D35];IF([.B35] &lt;&gt; &quot;&quot;; [.C35]; &quot;&quot;))">
            <text:p/>
          </table:table-cell>
          <table:table-cell table:style-name="ce6" table:formula="of:=&quot;{&quot; &amp; CHAR(10) &amp; CHAR(9) &amp; &quot;imgAlt: &quot; &amp; &quot;&quot;&quot;&quot; &amp; [.A35] &amp; &quot;&quot;&quot;&quot; &amp; &quot;,&quot; &amp; CHAR(10) &amp; CHAR(9) &amp; &quot;imgUrl: &quot; &amp; &quot;&quot;&quot;&quot; &amp; IF([.E35] &lt;&gt; &quot;&quot;;&quot;./images/EPLogos/&quot;;&quot;&quot;) &amp; [.E35] &amp; &quot;&quot;&quot;&quot; &amp; CHAR(10) &amp; &quot;},&quot;" office:value-type="string" office:string-value="{&#10;&#9;imgAlt: &quot;DuSable Museum&quot;,&#10;&#9;imgUrl: &quot;&quot;&#10;}," calcext:value-type="string">
            <text:p>{</text:p>
            <text:p>	imgAlt: "DuSable Museum",</text:p>
            <text:p>	imgUrl: "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Easterseals</text:p>
          </table:table-cell>
          <table:table-cell table:style-name="ce4" office:value-type="string" calcext:value-type="string">
            <text:p>0057.png (https://v5.airtableusercontent.com/v1/19/19/1690495200000/jIxz_9_8i87X-hs5YBTnpw/6sES8lKTXT0jXO_zbfBygLNVF52aXeGzHwSZBl0Aastbo8XsS23KD05WSxVQFEpjeRRMWo_TFYJWJUb63NUz2A/HbjdEoKpa3tEG2cikqkR5KS-jSKYLiaE9zZghncPp00)</text:p>
          </table:table-cell>
          <table:table-cell table:style-name="ce4" table:formula="of:=ORG.LIBREOFFICE.REGEX([.B36];[.$I$2])" office:value-type="string" office:string-value="0057.png" calcext:value-type="string">
            <text:p>0057.png</text:p>
          </table:table-cell>
          <table:table-cell table:style-name="ce4" office:value-type="string" calcext:value-type="string">
            <text:p>easterseals.png</text:p>
          </table:table-cell>
          <table:table-cell table:style-name="ce4" table:formula="of:=IF([.D36] &lt;&gt; &quot;&quot;;[.D36];IF([.B36] &lt;&gt; &quot;&quot;; [.C36]; &quot;&quot;))" office:value-type="string" office:string-value="easterseals.png" calcext:value-type="string">
            <text:p>easterseals.png</text:p>
          </table:table-cell>
          <table:table-cell table:style-name="ce6" table:formula="of:=&quot;{&quot; &amp; CHAR(10) &amp; CHAR(9) &amp; &quot;imgAlt: &quot; &amp; &quot;&quot;&quot;&quot; &amp; [.A36] &amp; &quot;&quot;&quot;&quot; &amp; &quot;,&quot; &amp; CHAR(10) &amp; CHAR(9) &amp; &quot;imgUrl: &quot; &amp; &quot;&quot;&quot;&quot; &amp; IF([.E36] &lt;&gt; &quot;&quot;;&quot;./images/EPLogos/&quot;;&quot;&quot;) &amp; [.E36] &amp; &quot;&quot;&quot;&quot; &amp; CHAR(10) &amp; &quot;},&quot;" office:value-type="string" office:string-value="{&#10;&#9;imgAlt: &quot;Easterseals&quot;,&#10;&#9;imgUrl: &quot;./images/EPLogos/easterseals.png&quot;&#10;}," calcext:value-type="string">
            <text:p>{</text:p>
            <text:p>	imgAlt: "Easterseals",</text:p>
            <text:p>	imgUrl: "./images/EPLogos/easterseals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Economic Club of Chicago </text:p>
          </table:table-cell>
          <table:table-cell table:style-name="ce5" office:value-type="string" calcext:value-type="string">
            <text:p>a6.png (https://v5.airtableusercontent.com/v1/19/19/1690495200000/vWc3o3oFrZ0eengC7tIbew/pAvWawll9GwENZN7cscqp5uBHgeH95lgHrgxRxm4aQ8ZDd7f8RS_qUGOK7tAj9ga8uUR-n5gIS6YI0ouSvbplA/cXAybXJ_YqQAJ1MnDaEUudQqFgk0WzaWFjAd7FIVahM)</text:p>
          </table:table-cell>
          <table:table-cell table:style-name="ce5" table:formula="of:=ORG.LIBREOFFICE.REGEX([.B37];[.$I$2])" office:value-type="string" office:string-value="a6.png" calcext:value-type="string">
            <text:p>a6.png</text:p>
          </table:table-cell>
          <table:table-cell table:style-name="ce5" office:value-type="string" calcext:value-type="string">
            <text:p>econclub.png</text:p>
          </table:table-cell>
          <table:table-cell table:style-name="ce5" table:formula="of:=IF([.D37] &lt;&gt; &quot;&quot;;[.D37];IF([.B37] &lt;&gt; &quot;&quot;; [.C37]; &quot;&quot;))" office:value-type="string" office:string-value="econclub.png" calcext:value-type="string">
            <text:p>econclub.png</text:p>
          </table:table-cell>
          <table:table-cell table:style-name="ce6" table:formula="of:=&quot;{&quot; &amp; CHAR(10) &amp; CHAR(9) &amp; &quot;imgAlt: &quot; &amp; &quot;&quot;&quot;&quot; &amp; [.A37] &amp; &quot;&quot;&quot;&quot; &amp; &quot;,&quot; &amp; CHAR(10) &amp; CHAR(9) &amp; &quot;imgUrl: &quot; &amp; &quot;&quot;&quot;&quot; &amp; IF([.E37] &lt;&gt; &quot;&quot;;&quot;./images/EPLogos/&quot;;&quot;&quot;) &amp; [.E37] &amp; &quot;&quot;&quot;&quot; &amp; CHAR(10) &amp; &quot;},&quot;" office:value-type="string" office:string-value="{&#10;&#9;imgAlt: &quot;Economic Club of Chicago &quot;,&#10;&#9;imgUrl: &quot;./images/EPLogos/econclub.png&quot;&#10;}," calcext:value-type="string">
            <text:p>{</text:p>
            <text:p>	imgAlt: "Economic Club of Chicago ",</text:p>
            <text:p>	imgUrl: "./images/EPLogos/econclub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Edward-Elmhurst Healthcare</text:p>
          </table:table-cell>
          <table:table-cell table:style-name="ce4" office:value-type="string" calcext:value-type="string">
            <text:p>0017.png (https://v5.airtableusercontent.com/v1/19/19/1690495200000/yKLcaWkhKdyonXJP5_CJKw/Q7re8SB2GN5zsboYNtSD47YqtRC8jrQXaRL_k1LUtUkHACaXrywnrh_pcttVb_D-unDUY1BiumGWDRl-363TfA/MOH0l-4R-MhEkkQemEWtIwurErNbqHTS7JT-QV8i9UI)</text:p>
          </table:table-cell>
          <table:table-cell table:style-name="ce4" table:formula="of:=ORG.LIBREOFFICE.REGEX([.B38];[.$I$2])" office:value-type="string" office:string-value="0017.png" calcext:value-type="string">
            <text:p>0017.png</text:p>
          </table:table-cell>
          <table:table-cell table:style-name="ce4" office:value-type="string" calcext:value-type="string">
            <text:p>edward-elmhurst.png</text:p>
          </table:table-cell>
          <table:table-cell table:style-name="ce4" table:formula="of:=IF([.D38] &lt;&gt; &quot;&quot;;[.D38];IF([.B38] &lt;&gt; &quot;&quot;; [.C38]; &quot;&quot;))" office:value-type="string" office:string-value="edward-elmhurst.png" calcext:value-type="string">
            <text:p>edward-elmhurst.png</text:p>
          </table:table-cell>
          <table:table-cell table:style-name="ce6" table:formula="of:=&quot;{&quot; &amp; CHAR(10) &amp; CHAR(9) &amp; &quot;imgAlt: &quot; &amp; &quot;&quot;&quot;&quot; &amp; [.A38] &amp; &quot;&quot;&quot;&quot; &amp; &quot;,&quot; &amp; CHAR(10) &amp; CHAR(9) &amp; &quot;imgUrl: &quot; &amp; &quot;&quot;&quot;&quot; &amp; IF([.E38] &lt;&gt; &quot;&quot;;&quot;./images/EPLogos/&quot;;&quot;&quot;) &amp; [.E38] &amp; &quot;&quot;&quot;&quot; &amp; CHAR(10) &amp; &quot;},&quot;" office:value-type="string" office:string-value="{&#10;&#9;imgAlt: &quot;Edward-Elmhurst Healthcare&quot;,&#10;&#9;imgUrl: &quot;./images/EPLogos/edward-elmhurst.png&quot;&#10;}," calcext:value-type="string">
            <text:p>{</text:p>
            <text:p>	imgAlt: "Edward-Elmhurst Healthcare",</text:p>
            <text:p>	imgUrl: "./images/EPLogos/edward-elmhurst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Errand Solutions, LLC</text:p>
          </table:table-cell>
          <table:table-cell table:style-name="ce5" office:value-type="string" calcext:value-type="string">
            <text:p>0018.png (https://v5.airtableusercontent.com/v1/19/19/1690495200000/e7vCtpupf2cqXfsGcIZ2IQ/oIwtesmscGg9qmHiVBquthPmZuXmnrx1AGSkSrcmj-cUzTJMoT0CKLLnlCSA_qQ4PwDqprMaeqdw9k8w3O6ofQ/v2ZC-qGCAYnUwJ1HFNTHlMmt4pZBtsz_lMbp6AKqFnw)</text:p>
          </table:table-cell>
          <table:table-cell table:style-name="ce5" table:formula="of:=ORG.LIBREOFFICE.REGEX([.B39];[.$I$2])" office:value-type="string" office:string-value="0018.png" calcext:value-type="string">
            <text:p>0018.png</text:p>
          </table:table-cell>
          <table:table-cell table:style-name="ce5" office:value-type="string" calcext:value-type="string">
            <text:p>errandsolutions.png</text:p>
          </table:table-cell>
          <table:table-cell table:style-name="ce5" table:formula="of:=IF([.D39] &lt;&gt; &quot;&quot;;[.D39];IF([.B39] &lt;&gt; &quot;&quot;; [.C39]; &quot;&quot;))" office:value-type="string" office:string-value="errandsolutions.png" calcext:value-type="string">
            <text:p>errandsolutions.png</text:p>
          </table:table-cell>
          <table:table-cell table:style-name="ce6" table:formula="of:=&quot;{&quot; &amp; CHAR(10) &amp; CHAR(9) &amp; &quot;imgAlt: &quot; &amp; &quot;&quot;&quot;&quot; &amp; [.A39] &amp; &quot;&quot;&quot;&quot; &amp; &quot;,&quot; &amp; CHAR(10) &amp; CHAR(9) &amp; &quot;imgUrl: &quot; &amp; &quot;&quot;&quot;&quot; &amp; IF([.E39] &lt;&gt; &quot;&quot;;&quot;./images/EPLogos/&quot;;&quot;&quot;) &amp; [.E39] &amp; &quot;&quot;&quot;&quot; &amp; CHAR(10) &amp; &quot;},&quot;" office:value-type="string" office:string-value="{&#10;&#9;imgAlt: &quot;Errand Solutions, LLC&quot;,&#10;&#9;imgUrl: &quot;./images/EPLogos/errandsolutions.png&quot;&#10;}," calcext:value-type="string">
            <text:p>{</text:p>
            <text:p>	imgAlt: "Errand Solutions, LLC",</text:p>
            <text:p>	imgUrl: "./images/EPLogos/errandsolutions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Fluresh LLC</text:p>
          </table:table-cell>
          <table:table-cell table:style-name="ce4" office:value-type="string" calcext:value-type="string">
            <text:p>a5.png (https://v5.airtableusercontent.com/v1/19/19/1690495200000/o3qUEAkhqDtECx-53C2_ow/8QqP4xAg2SSmTCACiRZtugpiAAExbDApYU_t4pkziAAhTUQgtmp5IXj5A-Mgtb5--XmStvRRMpfGhnBufxtw-w/OLbzRdZY7dM0GMhrWZgg2OGabXbweOxA2GWpg0myfD8)</text:p>
          </table:table-cell>
          <table:table-cell table:style-name="ce4" table:formula="of:=ORG.LIBREOFFICE.REGEX([.B40];[.$I$2])" office:value-type="string" office:string-value="a5.png" calcext:value-type="string">
            <text:p>a5.png</text:p>
          </table:table-cell>
          <table:table-cell table:style-name="ce4" office:value-type="string" calcext:value-type="string">
            <text:p>fluresh.png</text:p>
          </table:table-cell>
          <table:table-cell table:style-name="ce4" table:formula="of:=IF([.D40] &lt;&gt; &quot;&quot;;[.D40];IF([.B40] &lt;&gt; &quot;&quot;; [.C40]; &quot;&quot;))" office:value-type="string" office:string-value="fluresh.png" calcext:value-type="string">
            <text:p>fluresh.png</text:p>
          </table:table-cell>
          <table:table-cell table:style-name="ce6" table:formula="of:=&quot;{&quot; &amp; CHAR(10) &amp; CHAR(9) &amp; &quot;imgAlt: &quot; &amp; &quot;&quot;&quot;&quot; &amp; [.A40] &amp; &quot;&quot;&quot;&quot; &amp; &quot;,&quot; &amp; CHAR(10) &amp; CHAR(9) &amp; &quot;imgUrl: &quot; &amp; &quot;&quot;&quot;&quot; &amp; IF([.E40] &lt;&gt; &quot;&quot;;&quot;./images/EPLogos/&quot;;&quot;&quot;) &amp; [.E40] &amp; &quot;&quot;&quot;&quot; &amp; CHAR(10) &amp; &quot;},&quot;" office:value-type="string" office:string-value="{&#10;&#9;imgAlt: &quot;Fluresh LLC&quot;,&#10;&#9;imgUrl: &quot;./images/EPLogos/fluresh.png&quot;&#10;}," calcext:value-type="string">
            <text:p>{</text:p>
            <text:p>	imgAlt: "Fluresh LLC",</text:p>
            <text:p>	imgUrl: "./images/EPLogos/fluresh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Foley &amp; Lardner LLP</text:p>
          </table:table-cell>
          <table:table-cell table:style-name="ce5" office:value-type="string" calcext:value-type="string">
            <text:p>Foley-LLP-Blue.jpg (https://v5.airtableusercontent.com/v1/19/19/1690495200000/R5IKiet7nFmEZ1Ctij5zcQ/1IWHedgw07Df6Zef1qjqCgHpAKrME-9ShHsCUnhzd5YMYjNBFBJpKulLFFo371vHcsbmRhnex1shqv5kARtIY-GI3O460vCvYRX_Ov1DdlU/h4mVE32aN3YTcrFTlbOMI4viydTZdoqIV621TSJSdsI)</text:p>
          </table:table-cell>
          <table:table-cell table:style-name="ce5" table:formula="of:=ORG.LIBREOFFICE.REGEX([.B41];[.$I$2])" office:value-type="string" office:string-value="Foley-LLP-Blue.jpg" calcext:value-type="string">
            <text:p>Foley-LLP-Blue.jpg</text:p>
          </table:table-cell>
          <table:table-cell table:style-name="ce5"/>
          <table:table-cell table:style-name="ce5" table:formula="of:=IF([.D41] &lt;&gt; &quot;&quot;;[.D41];IF([.B41] &lt;&gt; &quot;&quot;; [.C41]; &quot;&quot;))" office:value-type="string" office:string-value="Foley-LLP-Blue.jpg" calcext:value-type="string">
            <text:p>Foley-LLP-Blue.jpg</text:p>
          </table:table-cell>
          <table:table-cell table:style-name="ce6" table:formula="of:=&quot;{&quot; &amp; CHAR(10) &amp; CHAR(9) &amp; &quot;imgAlt: &quot; &amp; &quot;&quot;&quot;&quot; &amp; [.A41] &amp; &quot;&quot;&quot;&quot; &amp; &quot;,&quot; &amp; CHAR(10) &amp; CHAR(9) &amp; &quot;imgUrl: &quot; &amp; &quot;&quot;&quot;&quot; &amp; IF([.E41] &lt;&gt; &quot;&quot;;&quot;./images/EPLogos/&quot;;&quot;&quot;) &amp; [.E41] &amp; &quot;&quot;&quot;&quot; &amp; CHAR(10) &amp; &quot;},&quot;" office:value-type="string" office:string-value="{&#10;&#9;imgAlt: &quot;Foley &amp; Lardner LLP&quot;,&#10;&#9;imgUrl: &quot;./images/EPLogos/Foley-LLP-Blue.jpg&quot;&#10;}," calcext:value-type="string">
            <text:p>{</text:p>
            <text:p>	imgAlt: "Foley &amp; Lardner LLP",</text:p>
            <text:p>	imgUrl: "./images/EPLogos/Foley-LLP-Blue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Forward Space</text:p>
          </table:table-cell>
          <table:table-cell table:style-name="ce4" office:value-type="string" calcext:value-type="string">
            <text:p>0019.jpg (https://v5.airtableusercontent.com/v1/19/19/1690495200000/E590h1XXvQI_a-fgfZcKOA/qPbiBk7T9NzMJBIlQKy8k9qVoW_2YBOhO8PsM6r-CWzM-FRNutfzv1MShecbGkYdfx-fRqZMipHTbaPeQhHOTg/3S21pYIsl4lXCEknTlHEdzyYi2bpt-X5KMJJC7xnpbU)</text:p>
          </table:table-cell>
          <table:table-cell table:style-name="ce4" table:formula="of:=ORG.LIBREOFFICE.REGEX([.B42];[.$I$2])" office:value-type="string" office:string-value="0019.jpg" calcext:value-type="string">
            <text:p>0019.jpg</text:p>
          </table:table-cell>
          <table:table-cell table:style-name="ce4" office:value-type="string" calcext:value-type="string">
            <text:p>forwardspace.jpg</text:p>
          </table:table-cell>
          <table:table-cell table:style-name="ce4" table:formula="of:=IF([.D42] &lt;&gt; &quot;&quot;;[.D42];IF([.B42] &lt;&gt; &quot;&quot;; [.C42]; &quot;&quot;))" office:value-type="string" office:string-value="forwardspace.jpg" calcext:value-type="string">
            <text:p>forwardspace.jpg</text:p>
          </table:table-cell>
          <table:table-cell table:style-name="ce6" table:formula="of:=&quot;{&quot; &amp; CHAR(10) &amp; CHAR(9) &amp; &quot;imgAlt: &quot; &amp; &quot;&quot;&quot;&quot; &amp; [.A42] &amp; &quot;&quot;&quot;&quot; &amp; &quot;,&quot; &amp; CHAR(10) &amp; CHAR(9) &amp; &quot;imgUrl: &quot; &amp; &quot;&quot;&quot;&quot; &amp; IF([.E42] &lt;&gt; &quot;&quot;;&quot;./images/EPLogos/&quot;;&quot;&quot;) &amp; [.E42] &amp; &quot;&quot;&quot;&quot; &amp; CHAR(10) &amp; &quot;},&quot;" office:value-type="string" office:string-value="{&#10;&#9;imgAlt: &quot;Forward Space&quot;,&#10;&#9;imgUrl: &quot;./images/EPLogos/forwardspace.jpg&quot;&#10;}," calcext:value-type="string">
            <text:p>{</text:p>
            <text:p>	imgAlt: "Forward Space",</text:p>
            <text:p>	imgUrl: "./images/EPLogos/forwardspace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Friend Health</text:p>
          </table:table-cell>
          <table:table-cell table:style-name="ce5" office:value-type="string" calcext:value-type="string">
            <text:p>0023.png (https://v5.airtableusercontent.com/v1/19/19/1690495200000/bjgM2LqnNYZyX_3yIDpi3A/7w77gPeZt8MjeEDdmdIxTkb4YSHedyRR7plGxfj72bOuga2uErl_XyClMfscSXbCVX-T5J1oBWi8L7bqwYsTxQ/BHiRShbMTdgyMOjNEvvnyMxKw3pXcbCVfA1VVdt6ids)</text:p>
          </table:table-cell>
          <table:table-cell table:style-name="ce5" table:formula="of:=ORG.LIBREOFFICE.REGEX([.B43];[.$I$2])" office:value-type="string" office:string-value="0023.png" calcext:value-type="string">
            <text:p>0023.png</text:p>
          </table:table-cell>
          <table:table-cell table:style-name="ce5" office:value-type="string" calcext:value-type="string">
            <text:p>friendhealth.png</text:p>
          </table:table-cell>
          <table:table-cell table:style-name="ce5" table:formula="of:=IF([.D43] &lt;&gt; &quot;&quot;;[.D43];IF([.B43] &lt;&gt; &quot;&quot;; [.C43]; &quot;&quot;))" office:value-type="string" office:string-value="friendhealth.png" calcext:value-type="string">
            <text:p>friendhealth.png</text:p>
          </table:table-cell>
          <table:table-cell table:style-name="ce6" table:formula="of:=&quot;{&quot; &amp; CHAR(10) &amp; CHAR(9) &amp; &quot;imgAlt: &quot; &amp; &quot;&quot;&quot;&quot; &amp; [.A43] &amp; &quot;&quot;&quot;&quot; &amp; &quot;,&quot; &amp; CHAR(10) &amp; CHAR(9) &amp; &quot;imgUrl: &quot; &amp; &quot;&quot;&quot;&quot; &amp; IF([.E43] &lt;&gt; &quot;&quot;;&quot;./images/EPLogos/&quot;;&quot;&quot;) &amp; [.E43] &amp; &quot;&quot;&quot;&quot; &amp; CHAR(10) &amp; &quot;},&quot;" office:value-type="string" office:string-value="{&#10;&#9;imgAlt: &quot;Friend Health&quot;,&#10;&#9;imgUrl: &quot;./images/EPLogos/friendhealth.png&quot;&#10;}," calcext:value-type="string">
            <text:p>{</text:p>
            <text:p>	imgAlt: "Friend Health",</text:p>
            <text:p>	imgUrl: "./images/EPLogos/friendhealth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Governors State University</text:p>
          </table:table-cell>
          <table:table-cell table:style-name="ce4" office:value-type="string" calcext:value-type="string">
            <text:p>0058.png (https://v5.airtableusercontent.com/v1/19/19/1690495200000/wD78Wz1-pJ9qZTSDtKbrRA/Woq7077lljM2QRB8Pb5Sphe9ovhlVoLmeOcwACCFkpt1e3TMoJUr6nPW00fyw4uq43cjt-w4E6ZB54FTjO7RSw/e1owS9K28XxUw_L8xuXyvVsSGQGeViKblKK46pjaW8g)</text:p>
          </table:table-cell>
          <table:table-cell table:style-name="ce4" table:formula="of:=ORG.LIBREOFFICE.REGEX([.B44];[.$I$2])" office:value-type="string" office:string-value="0058.png" calcext:value-type="string">
            <text:p>0058.png</text:p>
          </table:table-cell>
          <table:table-cell table:style-name="ce4" office:value-type="string" calcext:value-type="string">
            <text:p>governorsstate.png</text:p>
          </table:table-cell>
          <table:table-cell table:style-name="ce4" table:formula="of:=IF([.D44] &lt;&gt; &quot;&quot;;[.D44];IF([.B44] &lt;&gt; &quot;&quot;; [.C44]; &quot;&quot;))" office:value-type="string" office:string-value="governorsstate.png" calcext:value-type="string">
            <text:p>governorsstate.png</text:p>
          </table:table-cell>
          <table:table-cell table:style-name="ce6" table:formula="of:=&quot;{&quot; &amp; CHAR(10) &amp; CHAR(9) &amp; &quot;imgAlt: &quot; &amp; &quot;&quot;&quot;&quot; &amp; [.A44] &amp; &quot;&quot;&quot;&quot; &amp; &quot;,&quot; &amp; CHAR(10) &amp; CHAR(9) &amp; &quot;imgUrl: &quot; &amp; &quot;&quot;&quot;&quot; &amp; IF([.E44] &lt;&gt; &quot;&quot;;&quot;./images/EPLogos/&quot;;&quot;&quot;) &amp; [.E44] &amp; &quot;&quot;&quot;&quot; &amp; CHAR(10) &amp; &quot;},&quot;" office:value-type="string" office:string-value="{&#10;&#9;imgAlt: &quot;Governors State University&quot;,&#10;&#9;imgUrl: &quot;./images/EPLogos/governorsstate.png&quot;&#10;}," calcext:value-type="string">
            <text:p>{</text:p>
            <text:p>	imgAlt: "Governors State University",</text:p>
            <text:p>	imgUrl: "./images/EPLogos/governorsstate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Graham Foundation for Advanced Studies in Fine Arts</text:p>
          </table:table-cell>
          <table:table-cell table:style-name="ce5" office:value-type="string" calcext:value-type="string">
            <text:p>11014885_10152819278442844_4528608664137835454_n.jpg (https://v5.airtableusercontent.com/v1/19/19/1690495200000/1X85Ncnn4IAzoAYpthVVSQ/suTuJrRSpXzO83rfo-YNawE5WK4gvC6LPPSIy6VBQTV-WOKNuJK8UIOKnej9aq28vmOGJz2vy2Hd6zGFgiT6eYsO3xIdV6KKjjBaEWh8jzAUniSTPt8xAsyuFjzUe0OVkgbezU5eRuGoCvs1Kw9afg/iB86hjqLdcME-EPyt6PLEBjeIFKzvSPAwDwO0YZUkCs)</text:p>
          </table:table-cell>
          <table:table-cell table:style-name="ce5" table:formula="of:=ORG.LIBREOFFICE.REGEX([.B45];[.$I$2])" office:value-type="string" office:string-value="11014885_10152819278442844_4528608664137835454_n.jpg" calcext:value-type="string">
            <text:p>11014885_10152819278442844_4528608664137835454_n.jpg</text:p>
          </table:table-cell>
          <table:table-cell table:style-name="ce5" office:value-type="string" calcext:value-type="string">
            <text:p>gf.jpg</text:p>
          </table:table-cell>
          <table:table-cell table:style-name="ce5" table:formula="of:=IF([.D45] &lt;&gt; &quot;&quot;;[.D45];IF([.B45] &lt;&gt; &quot;&quot;; [.C45]; &quot;&quot;))" office:value-type="string" office:string-value="gf.jpg" calcext:value-type="string">
            <text:p>gf.jpg</text:p>
          </table:table-cell>
          <table:table-cell table:style-name="ce6" table:formula="of:=&quot;{&quot; &amp; CHAR(10) &amp; CHAR(9) &amp; &quot;imgAlt: &quot; &amp; &quot;&quot;&quot;&quot; &amp; [.A45] &amp; &quot;&quot;&quot;&quot; &amp; &quot;,&quot; &amp; CHAR(10) &amp; CHAR(9) &amp; &quot;imgUrl: &quot; &amp; &quot;&quot;&quot;&quot; &amp; IF([.E45] &lt;&gt; &quot;&quot;;&quot;./images/EPLogos/&quot;;&quot;&quot;) &amp; [.E45] &amp; &quot;&quot;&quot;&quot; &amp; CHAR(10) &amp; &quot;},&quot;" office:value-type="string" office:string-value="{&#10;&#9;imgAlt: &quot;Graham Foundation for Advanced Studies in Fine Arts&quot;,&#10;&#9;imgUrl: &quot;./images/EPLogos/gf.jpg&quot;&#10;}," calcext:value-type="string">
            <text:p>{</text:p>
            <text:p>	imgAlt: "Graham Foundation for Advanced Studies in Fine Arts",</text:p>
            <text:p>	imgUrl: "./images/EPLogos/gf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Graham Media Group</text:p>
          </table:table-cell>
          <table:table-cell table:style-name="ce4" office:value-type="string" calcext:value-type="string">
            <text:p>0035.jpg (https://v5.airtableusercontent.com/v1/19/19/1690495200000/IyRazVfJhNX5Lgyyhkpcuw/JcM463IXNoUNqaoN2DGJSMFHFHHRZOYSMs_DYPYIBbV7DJic-dhGO6EfVMz0TC6omoEQt_li1ma86DNZHqYHzQ/Zm3JqJUebE_ZjpiwwUBx6UTGcwqnZz3Y3pbrYfzQCYE)</text:p>
          </table:table-cell>
          <table:table-cell table:style-name="ce4" table:formula="of:=ORG.LIBREOFFICE.REGEX([.B46];[.$I$2])" office:value-type="string" office:string-value="0035.jpg" calcext:value-type="string">
            <text:p>0035.jpg</text:p>
          </table:table-cell>
          <table:table-cell table:style-name="ce4" office:value-type="string" calcext:value-type="string">
            <text:p>grahammediagroup.jpg</text:p>
          </table:table-cell>
          <table:table-cell table:style-name="ce4" table:formula="of:=IF([.D46] &lt;&gt; &quot;&quot;;[.D46];IF([.B46] &lt;&gt; &quot;&quot;; [.C46]; &quot;&quot;))" office:value-type="string" office:string-value="grahammediagroup.jpg" calcext:value-type="string">
            <text:p>grahammediagroup.jpg</text:p>
          </table:table-cell>
          <table:table-cell table:style-name="ce6" table:formula="of:=&quot;{&quot; &amp; CHAR(10) &amp; CHAR(9) &amp; &quot;imgAlt: &quot; &amp; &quot;&quot;&quot;&quot; &amp; [.A46] &amp; &quot;&quot;&quot;&quot; &amp; &quot;,&quot; &amp; CHAR(10) &amp; CHAR(9) &amp; &quot;imgUrl: &quot; &amp; &quot;&quot;&quot;&quot; &amp; IF([.E46] &lt;&gt; &quot;&quot;;&quot;./images/EPLogos/&quot;;&quot;&quot;) &amp; [.E46] &amp; &quot;&quot;&quot;&quot; &amp; CHAR(10) &amp; &quot;},&quot;" office:value-type="string" office:string-value="{&#10;&#9;imgAlt: &quot;Graham Media Group&quot;,&#10;&#9;imgUrl: &quot;./images/EPLogos/grahammediagroup.jpg&quot;&#10;}," calcext:value-type="string">
            <text:p>{</text:p>
            <text:p>	imgAlt: "Graham Media Group",</text:p>
            <text:p>	imgUrl: "./images/EPLogos/grahammediagroup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Grainger</text:p>
          </table:table-cell>
          <table:table-cell table:style-name="ce5" office:value-type="string" calcext:value-type="string">
            <text:p>0005.jpg (https://v5.airtableusercontent.com/v1/19/19/1690495200000/saThf4RYp0SLPScc5TVriw/uC_ukWZRharZhNyuZ4Ro3XJZ0eP0WjTXQiilefTy75G6bxHFP33v9Itq4M2JZUJtZgZuHr8-Sky81rMRfJYNyA/qc5h2spggYGU7Z3NRtGHdAG018tk9-Ic61i8yh3aOIE)</text:p>
          </table:table-cell>
          <table:table-cell table:style-name="ce5" table:formula="of:=ORG.LIBREOFFICE.REGEX([.B47];[.$I$2])" office:value-type="string" office:string-value="0005.jpg" calcext:value-type="string">
            <text:p>0005.jpg</text:p>
          </table:table-cell>
          <table:table-cell table:style-name="ce5" office:value-type="string" calcext:value-type="string">
            <text:p>grainger.jpg</text:p>
          </table:table-cell>
          <table:table-cell table:style-name="ce5" table:formula="of:=IF([.D47] &lt;&gt; &quot;&quot;;[.D47];IF([.B47] &lt;&gt; &quot;&quot;; [.C47]; &quot;&quot;))" office:value-type="string" office:string-value="grainger.jpg" calcext:value-type="string">
            <text:p>grainger.jpg</text:p>
          </table:table-cell>
          <table:table-cell table:style-name="ce6" table:formula="of:=&quot;{&quot; &amp; CHAR(10) &amp; CHAR(9) &amp; &quot;imgAlt: &quot; &amp; &quot;&quot;&quot;&quot; &amp; [.A47] &amp; &quot;&quot;&quot;&quot; &amp; &quot;,&quot; &amp; CHAR(10) &amp; CHAR(9) &amp; &quot;imgUrl: &quot; &amp; &quot;&quot;&quot;&quot; &amp; IF([.E47] &lt;&gt; &quot;&quot;;&quot;./images/EPLogos/&quot;;&quot;&quot;) &amp; [.E47] &amp; &quot;&quot;&quot;&quot; &amp; CHAR(10) &amp; &quot;},&quot;" office:value-type="string" office:string-value="{&#10;&#9;imgAlt: &quot;Grainger&quot;,&#10;&#9;imgUrl: &quot;./images/EPLogos/grainger.jpg&quot;&#10;}," calcext:value-type="string">
            <text:p>{</text:p>
            <text:p>	imgAlt: "Grainger",</text:p>
            <text:p>	imgUrl: "./images/EPLogos/grainger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Grant Thornton LLP</text:p>
          </table:table-cell>
          <table:table-cell table:style-name="ce4" office:value-type="string" calcext:value-type="string">
            <text:p>0020.png (https://v5.airtableusercontent.com/v1/19/19/1690495200000/PkptiYOIxZqJzVtYTNLAsg/aySdQREgIKayzEWX28JNWqSimeUaGa6932EIesYewoGDXiq4pAWvEnufspBAIn1kwZxD6SJekZ-9J2XZASoxdQ/b4YFDTkCSJTqLC-lnEb3QETXq11Bedfi9WkSvwhvRI0)</text:p>
          </table:table-cell>
          <table:table-cell table:style-name="ce4" table:formula="of:=ORG.LIBREOFFICE.REGEX([.B48];[.$I$2])" office:value-type="string" office:string-value="0020.png" calcext:value-type="string">
            <text:p>0020.png</text:p>
          </table:table-cell>
          <table:table-cell table:style-name="ce4" office:value-type="string" calcext:value-type="string">
            <text:p>grantthornton.png</text:p>
          </table:table-cell>
          <table:table-cell table:style-name="ce4" table:formula="of:=IF([.D48] &lt;&gt; &quot;&quot;;[.D48];IF([.B48] &lt;&gt; &quot;&quot;; [.C48]; &quot;&quot;))" office:value-type="string" office:string-value="grantthornton.png" calcext:value-type="string">
            <text:p>grantthornton.png</text:p>
          </table:table-cell>
          <table:table-cell table:style-name="ce6" table:formula="of:=&quot;{&quot; &amp; CHAR(10) &amp; CHAR(9) &amp; &quot;imgAlt: &quot; &amp; &quot;&quot;&quot;&quot; &amp; [.A48] &amp; &quot;&quot;&quot;&quot; &amp; &quot;,&quot; &amp; CHAR(10) &amp; CHAR(9) &amp; &quot;imgUrl: &quot; &amp; &quot;&quot;&quot;&quot; &amp; IF([.E48] &lt;&gt; &quot;&quot;;&quot;./images/EPLogos/&quot;;&quot;&quot;) &amp; [.E48] &amp; &quot;&quot;&quot;&quot; &amp; CHAR(10) &amp; &quot;},&quot;" office:value-type="string" office:string-value="{&#10;&#9;imgAlt: &quot;Grant Thornton LLP&quot;,&#10;&#9;imgUrl: &quot;./images/EPLogos/grantthornton.png&quot;&#10;}," calcext:value-type="string">
            <text:p>{</text:p>
            <text:p>	imgAlt: "Grant Thornton LLP",</text:p>
            <text:p>	imgUrl: "./images/EPLogos/grantthornton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Greater Chicago Food Depository</text:p>
          </table:table-cell>
          <table:table-cell table:style-name="ce5" office:value-type="string" calcext:value-type="string">
            <text:p>0059.jpg (https://v5.airtableusercontent.com/v1/19/19/1690495200000/1LY3xEb5r1HlOUl94OvgWQ/fWCkccDH_m2amJ1VKUEgBoGwFxz-7Kp8-gqk902_eiXfLlok5gIY0jxw4iOvzZR7GE9tOK1WptL-IzApucen6Q/IldIiIAwxUJA2LF1jPbluyX1zd3azefPv4skaFWowy0)</text:p>
          </table:table-cell>
          <table:table-cell table:style-name="ce5" table:formula="of:=ORG.LIBREOFFICE.REGEX([.B49];[.$I$2])" office:value-type="string" office:string-value="0059.jpg" calcext:value-type="string">
            <text:p>0059.jpg</text:p>
          </table:table-cell>
          <table:table-cell table:style-name="ce5" office:value-type="string" calcext:value-type="string">
            <text:p>gcfd.jpg</text:p>
          </table:table-cell>
          <table:table-cell table:style-name="ce5" table:formula="of:=IF([.D49] &lt;&gt; &quot;&quot;;[.D49];IF([.B49] &lt;&gt; &quot;&quot;; [.C49]; &quot;&quot;))" office:value-type="string" office:string-value="gcfd.jpg" calcext:value-type="string">
            <text:p>gcfd.jpg</text:p>
          </table:table-cell>
          <table:table-cell table:style-name="ce6" table:formula="of:=&quot;{&quot; &amp; CHAR(10) &amp; CHAR(9) &amp; &quot;imgAlt: &quot; &amp; &quot;&quot;&quot;&quot; &amp; [.A49] &amp; &quot;&quot;&quot;&quot; &amp; &quot;,&quot; &amp; CHAR(10) &amp; CHAR(9) &amp; &quot;imgUrl: &quot; &amp; &quot;&quot;&quot;&quot; &amp; IF([.E49] &lt;&gt; &quot;&quot;;&quot;./images/EPLogos/&quot;;&quot;&quot;) &amp; [.E49] &amp; &quot;&quot;&quot;&quot; &amp; CHAR(10) &amp; &quot;},&quot;" office:value-type="string" office:string-value="{&#10;&#9;imgAlt: &quot;Greater Chicago Food Depository&quot;,&#10;&#9;imgUrl: &quot;./images/EPLogos/gcfd.jpg&quot;&#10;}," calcext:value-type="string">
            <text:p>{</text:p>
            <text:p>	imgAlt: "Greater Chicago Food Depository",</text:p>
            <text:p>	imgUrl: "./images/EPLogos/gcfd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Hadley Institute for the Blind and Visually Impaired</text:p>
          </table:table-cell>
          <table:table-cell table:style-name="ce4" office:value-type="string" calcext:value-type="string">
            <text:p>0060.jpg (https://v5.airtableusercontent.com/v1/19/19/1690495200000/hWOwuMRfguPW6YFpRU-elg/QCQbgL0uCdrljhCeFsRJz5EQzmUzHR6sMGSfMzIqvh927vLZvJDPlce-V0gp0HfdpIkBD55OjAyMIK2rjT6uYQ/VAZDjHybe1BIrNNhkEXSFjTl2ovAjOJ8jpQZ8gzcs4Q)</text:p>
          </table:table-cell>
          <table:table-cell table:style-name="ce4" table:formula="of:=ORG.LIBREOFFICE.REGEX([.B50];[.$I$2])" office:value-type="string" office:string-value="0060.jpg" calcext:value-type="string">
            <text:p>0060.jpg</text:p>
          </table:table-cell>
          <table:table-cell table:style-name="ce4" office:value-type="string" calcext:value-type="string">
            <text:p>hadley.jpg</text:p>
          </table:table-cell>
          <table:table-cell table:style-name="ce4" table:formula="of:=IF([.D50] &lt;&gt; &quot;&quot;;[.D50];IF([.B50] &lt;&gt; &quot;&quot;; [.C50]; &quot;&quot;))" office:value-type="string" office:string-value="hadley.jpg" calcext:value-type="string">
            <text:p>hadley.jpg</text:p>
          </table:table-cell>
          <table:table-cell table:style-name="ce6" table:formula="of:=&quot;{&quot; &amp; CHAR(10) &amp; CHAR(9) &amp; &quot;imgAlt: &quot; &amp; &quot;&quot;&quot;&quot; &amp; [.A50] &amp; &quot;&quot;&quot;&quot; &amp; &quot;,&quot; &amp; CHAR(10) &amp; CHAR(9) &amp; &quot;imgUrl: &quot; &amp; &quot;&quot;&quot;&quot; &amp; IF([.E50] &lt;&gt; &quot;&quot;;&quot;./images/EPLogos/&quot;;&quot;&quot;) &amp; [.E50] &amp; &quot;&quot;&quot;&quot; &amp; CHAR(10) &amp; &quot;},&quot;" office:value-type="string" office:string-value="{&#10;&#9;imgAlt: &quot;Hadley Institute for the Blind and Visually Impaired&quot;,&#10;&#9;imgUrl: &quot;./images/EPLogos/hadley.jpg&quot;&#10;}," calcext:value-type="string">
            <text:p>{</text:p>
            <text:p>	imgAlt: "Hadley Institute for the Blind and Visually Impaired",</text:p>
            <text:p>	imgUrl: "./images/EPLogos/hadley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Health Hippo</text:p>
          </table:table-cell>
          <table:table-cell table:style-name="ce5" office:value-type="string" calcext:value-type="string">
            <text:p>Hippo.png (https://v5.airtableusercontent.com/v1/19/19/1690495200000/gt8QyIw2_DQ8mftcZAfstw/4MoZnAbvH3PQLBDPJKnywrWYPLpw04oMG2CNCf9piLTkEA0hLsJgoNW4eqgKgLZos4mQN_ZnpCFKXwJ3dxU0ZSNDmw5--GY0ymCRXzINzoM/N9MvY3Hh74vqol7j-EXDpOoTYR5rjCcoJH26EugxJEw)</text:p>
          </table:table-cell>
          <table:table-cell table:style-name="ce5" table:formula="of:=ORG.LIBREOFFICE.REGEX([.B51];[.$I$2])" office:value-type="string" office:string-value="Hippo.png" calcext:value-type="string">
            <text:p>Hippo.png</text:p>
          </table:table-cell>
          <table:table-cell table:style-name="ce5" office:value-type="string" calcext:value-type="string">
            <text:p>healthhippo.png</text:p>
          </table:table-cell>
          <table:table-cell table:style-name="ce5" table:formula="of:=IF([.D51] &lt;&gt; &quot;&quot;;[.D51];IF([.B51] &lt;&gt; &quot;&quot;; [.C51]; &quot;&quot;))" office:value-type="string" office:string-value="healthhippo.png" calcext:value-type="string">
            <text:p>healthhippo.png</text:p>
          </table:table-cell>
          <table:table-cell table:style-name="ce6" table:formula="of:=&quot;{&quot; &amp; CHAR(10) &amp; CHAR(9) &amp; &quot;imgAlt: &quot; &amp; &quot;&quot;&quot;&quot; &amp; [.A51] &amp; &quot;&quot;&quot;&quot; &amp; &quot;,&quot; &amp; CHAR(10) &amp; CHAR(9) &amp; &quot;imgUrl: &quot; &amp; &quot;&quot;&quot;&quot; &amp; IF([.E51] &lt;&gt; &quot;&quot;;&quot;./images/EPLogos/&quot;;&quot;&quot;) &amp; [.E51] &amp; &quot;&quot;&quot;&quot; &amp; CHAR(10) &amp; &quot;},&quot;" office:value-type="string" office:string-value="{&#10;&#9;imgAlt: &quot;Health Hippo&quot;,&#10;&#9;imgUrl: &quot;./images/EPLogos/healthhippo.png&quot;&#10;}," calcext:value-type="string">
            <text:p>{</text:p>
            <text:p>	imgAlt: "Health Hippo",</text:p>
            <text:p>	imgUrl: "./images/EPLogos/healthhippo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Heartland Alliance</text:p>
          </table:table-cell>
          <table:table-cell table:style-name="ce4" office:value-type="string" calcext:value-type="string">
            <text:p>0061.jpg (https://v5.airtableusercontent.com/v1/19/19/1690495200000/g89YbewyDwkaJW3sTMOxcQ/4R40Hw0yImOx95kN4NGnTYU5AFwcZ3uFQ9pmjbcr_VOxdmfB3W3sfSy3KEu9p-dE6r0X9orFbJkYCQ-aU7OpwQ/TI-53otVCRC1cQy5P2UW_llCiLAxf_H3i77lq_qH9RI)</text:p>
          </table:table-cell>
          <table:table-cell table:style-name="ce4" table:formula="of:=ORG.LIBREOFFICE.REGEX([.B52];[.$I$2])" office:value-type="string" office:string-value="0061.jpg" calcext:value-type="string">
            <text:p>0061.jpg</text:p>
          </table:table-cell>
          <table:table-cell table:style-name="ce4" office:value-type="string" calcext:value-type="string">
            <text:p>heartlandalliance.jpg</text:p>
          </table:table-cell>
          <table:table-cell table:style-name="ce4" table:formula="of:=IF([.D52] &lt;&gt; &quot;&quot;;[.D52];IF([.B52] &lt;&gt; &quot;&quot;; [.C52]; &quot;&quot;))" office:value-type="string" office:string-value="heartlandalliance.jpg" calcext:value-type="string">
            <text:p>heartlandalliance.jpg</text:p>
          </table:table-cell>
          <table:table-cell table:style-name="ce6" table:formula="of:=&quot;{&quot; &amp; CHAR(10) &amp; CHAR(9) &amp; &quot;imgAlt: &quot; &amp; &quot;&quot;&quot;&quot; &amp; [.A52] &amp; &quot;&quot;&quot;&quot; &amp; &quot;,&quot; &amp; CHAR(10) &amp; CHAR(9) &amp; &quot;imgUrl: &quot; &amp; &quot;&quot;&quot;&quot; &amp; IF([.E52] &lt;&gt; &quot;&quot;;&quot;./images/EPLogos/&quot;;&quot;&quot;) &amp; [.E52] &amp; &quot;&quot;&quot;&quot; &amp; CHAR(10) &amp; &quot;},&quot;" office:value-type="string" office:string-value="{&#10;&#9;imgAlt: &quot;Heartland Alliance&quot;,&#10;&#9;imgUrl: &quot;./images/EPLogos/heartlandalliance.jpg&quot;&#10;}," calcext:value-type="string">
            <text:p>{</text:p>
            <text:p>	imgAlt: "Heartland Alliance",</text:p>
            <text:p>	imgUrl: "./images/EPLogos/heartlandalliance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IDEX Corporation</text:p>
          </table:table-cell>
          <table:table-cell table:style-name="ce5" office:value-type="string" calcext:value-type="string">
            <text:p>0006.png (https://v5.airtableusercontent.com/v1/19/19/1690495200000/pnWDRO_wPetzMMkNN9Ay0w/mTmHfPv6vXmN1_dPSETG3oSQZ80jt_PaLIoZk6BlISN5Bnk70mxAVA26gHAZs6dl0AuaCLnU9kp5CwoS5hzZ8w/Szflj3vVO-40mWwHOUFUZ5jnKVYk5b2qb3Tin84xaGc)</text:p>
          </table:table-cell>
          <table:table-cell table:style-name="ce5" table:formula="of:=ORG.LIBREOFFICE.REGEX([.B53];[.$I$2])" office:value-type="string" office:string-value="0006.png" calcext:value-type="string">
            <text:p>0006.png</text:p>
          </table:table-cell>
          <table:table-cell table:style-name="ce5" office:value-type="string" calcext:value-type="string">
            <text:p>idex.png</text:p>
          </table:table-cell>
          <table:table-cell table:style-name="ce5" table:formula="of:=IF([.D53] &lt;&gt; &quot;&quot;;[.D53];IF([.B53] &lt;&gt; &quot;&quot;; [.C53]; &quot;&quot;))" office:value-type="string" office:string-value="idex.png" calcext:value-type="string">
            <text:p>idex.png</text:p>
          </table:table-cell>
          <table:table-cell table:style-name="ce6" table:formula="of:=&quot;{&quot; &amp; CHAR(10) &amp; CHAR(9) &amp; &quot;imgAlt: &quot; &amp; &quot;&quot;&quot;&quot; &amp; [.A53] &amp; &quot;&quot;&quot;&quot; &amp; &quot;,&quot; &amp; CHAR(10) &amp; CHAR(9) &amp; &quot;imgUrl: &quot; &amp; &quot;&quot;&quot;&quot; &amp; IF([.E53] &lt;&gt; &quot;&quot;;&quot;./images/EPLogos/&quot;;&quot;&quot;) &amp; [.E53] &amp; &quot;&quot;&quot;&quot; &amp; CHAR(10) &amp; &quot;},&quot;" office:value-type="string" office:string-value="{&#10;&#9;imgAlt: &quot;IDEX Corporation&quot;,&#10;&#9;imgUrl: &quot;./images/EPLogos/idex.png&quot;&#10;}," calcext:value-type="string">
            <text:p>{</text:p>
            <text:p>	imgAlt: "IDEX Corporation",</text:p>
            <text:p>	imgUrl: "./images/EPLogos/idex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Illinois Medical District</text:p>
          </table:table-cell>
          <table:table-cell table:style-name="ce4" office:value-type="string" calcext:value-type="string">
            <text:p>a7.png (https://v5.airtableusercontent.com/v1/19/19/1690495200000/sX65NhzQT9wlLQaTAeCbKA/6kRZjstjNeh5ghvFp-0C0K4WuD7rtGaMEuAEjkR6QxS67P16Ezmf8rP8_aagYdjzjryxpnfPXfggAJevM5qp5Q/CiJ3JLsBgwmBarO_izPq4GYcFzkySG43hJz0_dnQEUA)</text:p>
          </table:table-cell>
          <table:table-cell table:style-name="ce4" table:formula="of:=ORG.LIBREOFFICE.REGEX([.B54];[.$I$2])" office:value-type="string" office:string-value="a7.png" calcext:value-type="string">
            <text:p>a7.png</text:p>
          </table:table-cell>
          <table:table-cell table:style-name="ce4" office:value-type="string" calcext:value-type="string">
            <text:p>ilmedicaldistrict.png</text:p>
          </table:table-cell>
          <table:table-cell table:style-name="ce4" table:formula="of:=IF([.D54] &lt;&gt; &quot;&quot;;[.D54];IF([.B54] &lt;&gt; &quot;&quot;; [.C54]; &quot;&quot;))" office:value-type="string" office:string-value="ilmedicaldistrict.png" calcext:value-type="string">
            <text:p>ilmedicaldistrict.png</text:p>
          </table:table-cell>
          <table:table-cell table:style-name="ce6" table:formula="of:=&quot;{&quot; &amp; CHAR(10) &amp; CHAR(9) &amp; &quot;imgAlt: &quot; &amp; &quot;&quot;&quot;&quot; &amp; [.A54] &amp; &quot;&quot;&quot;&quot; &amp; &quot;,&quot; &amp; CHAR(10) &amp; CHAR(9) &amp; &quot;imgUrl: &quot; &amp; &quot;&quot;&quot;&quot; &amp; IF([.E54] &lt;&gt; &quot;&quot;;&quot;./images/EPLogos/&quot;;&quot;&quot;) &amp; [.E54] &amp; &quot;&quot;&quot;&quot; &amp; CHAR(10) &amp; &quot;},&quot;" office:value-type="string" office:string-value="{&#10;&#9;imgAlt: &quot;Illinois Medical District&quot;,&#10;&#9;imgUrl: &quot;./images/EPLogos/ilmedicaldistrict.png&quot;&#10;}," calcext:value-type="string">
            <text:p>{</text:p>
            <text:p>	imgAlt: "Illinois Medical District",</text:p>
            <text:p>	imgUrl: "./images/EPLogos/ilmedicaldistrict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Institute of Food Technologists</text:p>
          </table:table-cell>
          <table:table-cell table:style-name="ce5" office:value-type="string" calcext:value-type="string">
            <text:p>Institute of Food Technologists.jpg (https://v5.airtableusercontent.com/v1/19/19/1690495200000/nD-RYa6vtBafHScimxAhBA/O4l4JJ32i6eLS_m6d9YZXSHSmmQlo6_QsRcYXVtEuvI5HzuKEALUywEkkteL4gDLqqbS2WOQHOSTE_B6XhZ6qgYYTXqbbZd57ToHzrI6S21pZjX_GwcXWX0ioMs3iXPK/2AKmrqXed2J6VfQG739_kbRH_YUH31oBkNBaiWTUcmw)</text:p>
          </table:table-cell>
          <table:table-cell table:style-name="ce5" table:formula="of:=ORG.LIBREOFFICE.REGEX([.B55];[.$I$2])" office:value-type="string" office:string-value="Institute of Food Technologists.jpg" calcext:value-type="string">
            <text:p>Institute of Food Technologists.jpg</text:p>
          </table:table-cell>
          <table:table-cell table:style-name="ce5"/>
          <table:table-cell table:style-name="ce5" table:formula="of:=IF([.D55] &lt;&gt; &quot;&quot;;[.D55];IF([.B55] &lt;&gt; &quot;&quot;; [.C55]; &quot;&quot;))" office:value-type="string" office:string-value="Institute of Food Technologists.jpg" calcext:value-type="string">
            <text:p>Institute of Food Technologists.jpg</text:p>
          </table:table-cell>
          <table:table-cell table:style-name="ce6" table:formula="of:=&quot;{&quot; &amp; CHAR(10) &amp; CHAR(9) &amp; &quot;imgAlt: &quot; &amp; &quot;&quot;&quot;&quot; &amp; [.A55] &amp; &quot;&quot;&quot;&quot; &amp; &quot;,&quot; &amp; CHAR(10) &amp; CHAR(9) &amp; &quot;imgUrl: &quot; &amp; &quot;&quot;&quot;&quot; &amp; IF([.E55] &lt;&gt; &quot;&quot;;&quot;./images/EPLogos/&quot;;&quot;&quot;) &amp; [.E55] &amp; &quot;&quot;&quot;&quot; &amp; CHAR(10) &amp; &quot;},&quot;" office:value-type="string" office:string-value="{&#10;&#9;imgAlt: &quot;Institute of Food Technologists&quot;,&#10;&#9;imgUrl: &quot;./images/EPLogos/Institute of Food Technologists.jpg&quot;&#10;}," calcext:value-type="string">
            <text:p>{</text:p>
            <text:p>	imgAlt: "Institute of Food Technologists",</text:p>
            <text:p>	imgUrl: "./images/EPLogos/Institute of Food Technologists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Isobar</text:p>
          </table:table-cell>
          <table:table-cell table:style-name="ce4" office:value-type="string" calcext:value-type="string">
            <text:p>0036.jpg (https://v5.airtableusercontent.com/v1/19/19/1690495200000/Icy7-6mCJR30GADgw5ncUg/UeJ_x2qZ4f0veNZ-C4-TxO8G3VHo3pNAxeTqJkvMuJNBUtqpdoURVj-TrQp4cM64hyvvqXWEPY8X7-WvMzn0bg/N9D8VDTBd0hGPParnqwoyJLMb4genexoJCDZGfu5VDQ)</text:p>
          </table:table-cell>
          <table:table-cell table:style-name="ce4" table:formula="of:=ORG.LIBREOFFICE.REGEX([.B56];[.$I$2])" office:value-type="string" office:string-value="0036.jpg" calcext:value-type="string">
            <text:p>0036.jpg</text:p>
          </table:table-cell>
          <table:table-cell table:style-name="ce4" office:value-type="string" calcext:value-type="string">
            <text:p>isobar.jpg</text:p>
          </table:table-cell>
          <table:table-cell table:style-name="ce4" table:formula="of:=IF([.D56] &lt;&gt; &quot;&quot;;[.D56];IF([.B56] &lt;&gt; &quot;&quot;; [.C56]; &quot;&quot;))" office:value-type="string" office:string-value="isobar.jpg" calcext:value-type="string">
            <text:p>isobar.jpg</text:p>
          </table:table-cell>
          <table:table-cell table:style-name="ce6" table:formula="of:=&quot;{&quot; &amp; CHAR(10) &amp; CHAR(9) &amp; &quot;imgAlt: &quot; &amp; &quot;&quot;&quot;&quot; &amp; [.A56] &amp; &quot;&quot;&quot;&quot; &amp; &quot;,&quot; &amp; CHAR(10) &amp; CHAR(9) &amp; &quot;imgUrl: &quot; &amp; &quot;&quot;&quot;&quot; &amp; IF([.E56] &lt;&gt; &quot;&quot;;&quot;./images/EPLogos/&quot;;&quot;&quot;) &amp; [.E56] &amp; &quot;&quot;&quot;&quot; &amp; CHAR(10) &amp; &quot;},&quot;" office:value-type="string" office:string-value="{&#10;&#9;imgAlt: &quot;Isobar&quot;,&#10;&#9;imgUrl: &quot;./images/EPLogos/isobar.jpg&quot;&#10;}," calcext:value-type="string">
            <text:p>{</text:p>
            <text:p>	imgAlt: "Isobar",</text:p>
            <text:p>	imgUrl: "./images/EPLogos/isobar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J.B. and M.K. Pritzker Family Foundation</text:p>
          </table:table-cell>
          <table:table-cell table:style-name="ce5" office:value-type="string" calcext:value-type="string">
            <text:p>0062.png (https://v5.airtableusercontent.com/v1/19/19/1690495200000/c4bhpEHFP_uMW9Fg1dvNRQ/AwUyUwcNOerbsffuf86S5sfFeypPy8m1wQ0kcnKEFY0BnfNGJeBsD0sLl9hFp89qauoDshZncZv4WMtVlCE-sQ/IQkFZ2pKoOJT2Q7h6i2rTxX0e0Ej30ar2jQJW351HRk)</text:p>
          </table:table-cell>
          <table:table-cell table:style-name="ce5" table:formula="of:=ORG.LIBREOFFICE.REGEX([.B57];[.$I$2])" office:value-type="string" office:string-value="0062.png" calcext:value-type="string">
            <text:p>0062.png</text:p>
          </table:table-cell>
          <table:table-cell table:style-name="ce5" office:value-type="string" calcext:value-type="string">
            <text:p>pritzker.png</text:p>
          </table:table-cell>
          <table:table-cell table:style-name="ce5" table:formula="of:=IF([.D57] &lt;&gt; &quot;&quot;;[.D57];IF([.B57] &lt;&gt; &quot;&quot;; [.C57]; &quot;&quot;))" office:value-type="string" office:string-value="pritzker.png" calcext:value-type="string">
            <text:p>pritzker.png</text:p>
          </table:table-cell>
          <table:table-cell table:style-name="ce6" table:formula="of:=&quot;{&quot; &amp; CHAR(10) &amp; CHAR(9) &amp; &quot;imgAlt: &quot; &amp; &quot;&quot;&quot;&quot; &amp; [.A57] &amp; &quot;&quot;&quot;&quot; &amp; &quot;,&quot; &amp; CHAR(10) &amp; CHAR(9) &amp; &quot;imgUrl: &quot; &amp; &quot;&quot;&quot;&quot; &amp; IF([.E57] &lt;&gt; &quot;&quot;;&quot;./images/EPLogos/&quot;;&quot;&quot;) &amp; [.E57] &amp; &quot;&quot;&quot;&quot; &amp; CHAR(10) &amp; &quot;},&quot;" office:value-type="string" office:string-value="{&#10;&#9;imgAlt: &quot;J.B. and M.K. Pritzker Family Foundation&quot;,&#10;&#9;imgUrl: &quot;./images/EPLogos/pritzker.png&quot;&#10;}," calcext:value-type="string">
            <text:p>{</text:p>
            <text:p>	imgAlt: "J.B. and M.K. Pritzker Family Foundation",</text:p>
            <text:p>	imgUrl: "./images/EPLogos/pritzker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Junior Achievement of Chicago</text:p>
          </table:table-cell>
          <table:table-cell table:style-name="ce4" office:value-type="string" calcext:value-type="string">
            <text:p>0063.png (https://v5.airtableusercontent.com/v1/19/19/1690495200000/PK6NmRdau_WNx1SPypVOtQ/8pmZHEA39IQQcK7qhTWOCYT7qEt3h4V428xaWHmA391l7k9xybgLGGoEya3Sdf0rM4U2SDccaHysnBy1X-btmA/xKTFnP8t78DweWCAdTBe6GkzwxfG2Gdniv4XVMeS9v0)</text:p>
          </table:table-cell>
          <table:table-cell table:style-name="ce4" table:formula="of:=ORG.LIBREOFFICE.REGEX([.B58];[.$I$2])" office:value-type="string" office:string-value="0063.png" calcext:value-type="string">
            <text:p>0063.png</text:p>
          </table:table-cell>
          <table:table-cell table:style-name="ce4" office:value-type="string" calcext:value-type="string">
            <text:p>JuniorAcheivement.png</text:p>
          </table:table-cell>
          <table:table-cell table:style-name="ce4" table:formula="of:=IF([.D58] &lt;&gt; &quot;&quot;;[.D58];IF([.B58] &lt;&gt; &quot;&quot;; [.C58]; &quot;&quot;))" office:value-type="string" office:string-value="JuniorAcheivement.png" calcext:value-type="string">
            <text:p>JuniorAcheivement.png</text:p>
          </table:table-cell>
          <table:table-cell table:style-name="ce6" table:formula="of:=&quot;{&quot; &amp; CHAR(10) &amp; CHAR(9) &amp; &quot;imgAlt: &quot; &amp; &quot;&quot;&quot;&quot; &amp; [.A58] &amp; &quot;&quot;&quot;&quot; &amp; &quot;,&quot; &amp; CHAR(10) &amp; CHAR(9) &amp; &quot;imgUrl: &quot; &amp; &quot;&quot;&quot;&quot; &amp; IF([.E58] &lt;&gt; &quot;&quot;;&quot;./images/EPLogos/&quot;;&quot;&quot;) &amp; [.E58] &amp; &quot;&quot;&quot;&quot; &amp; CHAR(10) &amp; &quot;},&quot;" office:value-type="string" office:string-value="{&#10;&#9;imgAlt: &quot;Junior Achievement of Chicago&quot;,&#10;&#9;imgUrl: &quot;./images/EPLogos/JuniorAcheivement.png&quot;&#10;}," calcext:value-type="string">
            <text:p>{</text:p>
            <text:p>	imgAlt: "Junior Achievement of Chicago",</text:p>
            <text:p>	imgUrl: "./images/EPLogos/JuniorAcheivement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KDM Engineering</text:p>
          </table:table-cell>
          <table:table-cell table:style-name="ce5"/>
          <table:table-cell table:style-name="ce5" table:formula="of:=ORG.LIBREOFFICE.REGEX([.B59];[.$I$2])" office:value-type="string" office:string-value="" calcext:value-type="error">
            <text:p>#N/A</text:p>
          </table:table-cell>
          <table:table-cell table:style-name="ce5"/>
          <table:table-cell table:style-name="ce5" table:formula="of:=IF([.D59] &lt;&gt; &quot;&quot;;[.D59];IF([.B59] &lt;&gt; &quot;&quot;; [.C59]; &quot;&quot;))">
            <text:p/>
          </table:table-cell>
          <table:table-cell table:style-name="ce6" table:formula="of:=&quot;{&quot; &amp; CHAR(10) &amp; CHAR(9) &amp; &quot;imgAlt: &quot; &amp; &quot;&quot;&quot;&quot; &amp; [.A59] &amp; &quot;&quot;&quot;&quot; &amp; &quot;,&quot; &amp; CHAR(10) &amp; CHAR(9) &amp; &quot;imgUrl: &quot; &amp; &quot;&quot;&quot;&quot; &amp; IF([.E59] &lt;&gt; &quot;&quot;;&quot;./images/EPLogos/&quot;;&quot;&quot;) &amp; [.E59] &amp; &quot;&quot;&quot;&quot; &amp; CHAR(10) &amp; &quot;},&quot;" office:value-type="string" office:string-value="{&#10;&#9;imgAlt: &quot;KDM Engineering&quot;,&#10;&#9;imgUrl: &quot;&quot;&#10;}," calcext:value-type="string">
            <text:p>{</text:p>
            <text:p>	imgAlt: "KDM Engineering",</text:p>
            <text:p>	imgUrl: "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Kellogg Company</text:p>
          </table:table-cell>
          <table:table-cell table:style-name="ce4" office:value-type="string" calcext:value-type="string">
            <text:p>0007.png (https://v5.airtableusercontent.com/v1/19/19/1690495200000/_o9nRGy124fRk0DFpceMTw/YorbXI1tYTEU0shdz3Po9ZTEwjgumHykh1nVSf4lEC-Y5AMhmw0ZnO45nRVG_l97BfNq1ASAAD9XF9cHwoJtTw/7_pCQNVs8R7Qk-wfZeba9ca5jVMsI6SGib8pkYXGVBA)</text:p>
          </table:table-cell>
          <table:table-cell table:style-name="ce4" table:formula="of:=ORG.LIBREOFFICE.REGEX([.B60];[.$I$2])" office:value-type="string" office:string-value="0007.png" calcext:value-type="string">
            <text:p>0007.png</text:p>
          </table:table-cell>
          <table:table-cell table:style-name="ce4" office:value-type="string" calcext:value-type="string">
            <text:p>Kellogs.png</text:p>
          </table:table-cell>
          <table:table-cell table:style-name="ce4" table:formula="of:=IF([.D60] &lt;&gt; &quot;&quot;;[.D60];IF([.B60] &lt;&gt; &quot;&quot;; [.C60]; &quot;&quot;))" office:value-type="string" office:string-value="Kellogs.png" calcext:value-type="string">
            <text:p>Kellogs.png</text:p>
          </table:table-cell>
          <table:table-cell table:style-name="ce6" table:formula="of:=&quot;{&quot; &amp; CHAR(10) &amp; CHAR(9) &amp; &quot;imgAlt: &quot; &amp; &quot;&quot;&quot;&quot; &amp; [.A60] &amp; &quot;&quot;&quot;&quot; &amp; &quot;,&quot; &amp; CHAR(10) &amp; CHAR(9) &amp; &quot;imgUrl: &quot; &amp; &quot;&quot;&quot;&quot; &amp; IF([.E60] &lt;&gt; &quot;&quot;;&quot;./images/EPLogos/&quot;;&quot;&quot;) &amp; [.E60] &amp; &quot;&quot;&quot;&quot; &amp; CHAR(10) &amp; &quot;},&quot;" office:value-type="string" office:string-value="{&#10;&#9;imgAlt: &quot;Kellogg Company&quot;,&#10;&#9;imgUrl: &quot;./images/EPLogos/Kellogs.png&quot;&#10;}," calcext:value-type="string">
            <text:p>{</text:p>
            <text:p>	imgAlt: "Kellogg Company",</text:p>
            <text:p>	imgUrl: "./images/EPLogos/Kellogs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Koya Leadership Partners</text:p>
          </table:table-cell>
          <table:table-cell table:style-name="ce5" office:value-type="string" calcext:value-type="string">
            <text:p>0021.png (https://v5.airtableusercontent.com/v1/19/19/1690495200000/Mv83gLkC_noODU7Eonxozw/O1U2e-pKmcrvSkSjOsArwJASZBac37J3kwbEgGIrKDOiBwDbHBKXHQESdThxkB-yBhpUBcao4oKwLUYi3fCWWQ/npVHCEyObBcm8WIRwyFZtVMU9nWjG-PLDsLa_yTvLAo)</text:p>
          </table:table-cell>
          <table:table-cell table:style-name="ce5" table:formula="of:=ORG.LIBREOFFICE.REGEX([.B61];[.$I$2])" office:value-type="string" office:string-value="0021.png" calcext:value-type="string">
            <text:p>0021.png</text:p>
          </table:table-cell>
          <table:table-cell table:style-name="ce5" office:value-type="string" calcext:value-type="string">
            <text:p>Koya.png</text:p>
          </table:table-cell>
          <table:table-cell table:style-name="ce5" table:formula="of:=IF([.D61] &lt;&gt; &quot;&quot;;[.D61];IF([.B61] &lt;&gt; &quot;&quot;; [.C61]; &quot;&quot;))" office:value-type="string" office:string-value="Koya.png" calcext:value-type="string">
            <text:p>Koya.png</text:p>
          </table:table-cell>
          <table:table-cell table:style-name="ce6" table:formula="of:=&quot;{&quot; &amp; CHAR(10) &amp; CHAR(9) &amp; &quot;imgAlt: &quot; &amp; &quot;&quot;&quot;&quot; &amp; [.A61] &amp; &quot;&quot;&quot;&quot; &amp; &quot;,&quot; &amp; CHAR(10) &amp; CHAR(9) &amp; &quot;imgUrl: &quot; &amp; &quot;&quot;&quot;&quot; &amp; IF([.E61] &lt;&gt; &quot;&quot;;&quot;./images/EPLogos/&quot;;&quot;&quot;) &amp; [.E61] &amp; &quot;&quot;&quot;&quot; &amp; CHAR(10) &amp; &quot;},&quot;" office:value-type="string" office:string-value="{&#10;&#9;imgAlt: &quot;Koya Leadership Partners&quot;,&#10;&#9;imgUrl: &quot;./images/EPLogos/Koya.png&quot;&#10;}," calcext:value-type="string">
            <text:p>{</text:p>
            <text:p>	imgAlt: "Koya Leadership Partners",</text:p>
            <text:p>	imgUrl: "./images/EPLogos/Koya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KPMG</text:p>
          </table:table-cell>
          <table:table-cell table:style-name="ce4" office:value-type="string" calcext:value-type="string">
            <text:p>KPMG.jpg (https://v5.airtableusercontent.com/v1/19/19/1690495200000/a2gAw2IpvPL-3Anqb-WcDw/GBfEvj6hwfAl3m1VcaaRq-nFMNKj7bZUC29L2BRkpLhQKJqfzVqeQxGw9UWfzeNpEOgJIn3LjkP0et5tvQ9rtg/Dxihjbb7M6yKg-GBYhkun-YC3B5K0pXh4AjOgUzd_2s)</text:p>
          </table:table-cell>
          <table:table-cell table:style-name="ce4" table:formula="of:=ORG.LIBREOFFICE.REGEX([.B62];[.$I$2])" office:value-type="string" office:string-value="KPMG.jpg" calcext:value-type="string">
            <text:p>KPMG.jpg</text:p>
          </table:table-cell>
          <table:table-cell table:style-name="ce4"/>
          <table:table-cell table:style-name="ce4" table:formula="of:=IF([.D62] &lt;&gt; &quot;&quot;;[.D62];IF([.B62] &lt;&gt; &quot;&quot;; [.C62]; &quot;&quot;))" office:value-type="string" office:string-value="KPMG.jpg" calcext:value-type="string">
            <text:p>KPMG.jpg</text:p>
          </table:table-cell>
          <table:table-cell table:style-name="ce6" table:formula="of:=&quot;{&quot; &amp; CHAR(10) &amp; CHAR(9) &amp; &quot;imgAlt: &quot; &amp; &quot;&quot;&quot;&quot; &amp; [.A62] &amp; &quot;&quot;&quot;&quot; &amp; &quot;,&quot; &amp; CHAR(10) &amp; CHAR(9) &amp; &quot;imgUrl: &quot; &amp; &quot;&quot;&quot;&quot; &amp; IF([.E62] &lt;&gt; &quot;&quot;;&quot;./images/EPLogos/&quot;;&quot;&quot;) &amp; [.E62] &amp; &quot;&quot;&quot;&quot; &amp; CHAR(10) &amp; &quot;},&quot;" office:value-type="string" office:string-value="{&#10;&#9;imgAlt: &quot;KPMG&quot;,&#10;&#9;imgUrl: &quot;./images/EPLogos/KPMG.jpg&quot;&#10;}," calcext:value-type="string">
            <text:p>{</text:p>
            <text:p>	imgAlt: "KPMG",</text:p>
            <text:p>	imgUrl: "./images/EPLogos/KPMG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Latino Policy Forum</text:p>
          </table:table-cell>
          <table:table-cell table:style-name="ce5" office:value-type="string" calcext:value-type="string">
            <text:p>LPF Logo.JPG (https://v5.airtableusercontent.com/v1/19/19/1690495200000/IToyzYl13APMq-O4mcBqag/aHgR24SjN1MRcNdhCPqYqEYgx-A7nHg6ZE29uTKXkLego8s5708KR_piNcH8ItJtzJPfHz2J0PFir4CwiphZrs0uPNWfBm-JZ6zfJVxBSuI/B9ZogadKZbBg96djbtDDO_xJw-zZyUtzZwV40Txlk7A)</text:p>
          </table:table-cell>
          <table:table-cell table:style-name="ce5" table:formula="of:=ORG.LIBREOFFICE.REGEX([.B63];[.$I$2])" office:value-type="string" office:string-value="LPF Logo.JPG" calcext:value-type="string">
            <text:p>LPF Logo.JPG</text:p>
          </table:table-cell>
          <table:table-cell table:style-name="ce5"/>
          <table:table-cell table:style-name="ce5" table:formula="of:=IF([.D63] &lt;&gt; &quot;&quot;;[.D63];IF([.B63] &lt;&gt; &quot;&quot;; [.C63]; &quot;&quot;))" office:value-type="string" office:string-value="LPF Logo.JPG" calcext:value-type="string">
            <text:p>LPF Logo.JPG</text:p>
          </table:table-cell>
          <table:table-cell table:style-name="ce6" table:formula="of:=&quot;{&quot; &amp; CHAR(10) &amp; CHAR(9) &amp; &quot;imgAlt: &quot; &amp; &quot;&quot;&quot;&quot; &amp; [.A63] &amp; &quot;&quot;&quot;&quot; &amp; &quot;,&quot; &amp; CHAR(10) &amp; CHAR(9) &amp; &quot;imgUrl: &quot; &amp; &quot;&quot;&quot;&quot; &amp; IF([.E63] &lt;&gt; &quot;&quot;;&quot;./images/EPLogos/&quot;;&quot;&quot;) &amp; [.E63] &amp; &quot;&quot;&quot;&quot; &amp; CHAR(10) &amp; &quot;},&quot;" office:value-type="string" office:string-value="{&#10;&#9;imgAlt: &quot;Latino Policy Forum&quot;,&#10;&#9;imgUrl: &quot;./images/EPLogos/LPF Logo.JPG&quot;&#10;}," calcext:value-type="string">
            <text:p>{</text:p>
            <text:p>	imgAlt: "Latino Policy Forum",</text:p>
            <text:p>	imgUrl: "./images/EPLogos/LPF 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LEAP Innovations</text:p>
          </table:table-cell>
          <table:table-cell table:style-name="ce4" office:value-type="string" calcext:value-type="string">
            <text:p>0064.png (https://v5.airtableusercontent.com/v1/19/19/1690495200000/t_aRV9daUSnOR-hSMj6w9Q/h1Ka-1HDtXH3Sqx1oKhdOK_S8CmyF4VPM_mPO3wzbvjfxdYCH5r_GKRBKAjPBfhEkCFtiVwJ0aUYVzYk1B3MKA/DSUkUjV1fhV3iVTXxSxQTGQvnQE1Bg0t36PVyqxBgQ8)</text:p>
          </table:table-cell>
          <table:table-cell table:style-name="ce4" table:formula="of:=ORG.LIBREOFFICE.REGEX([.B64];[.$I$2])" office:value-type="string" office:string-value="0064.png" calcext:value-type="string">
            <text:p>0064.png</text:p>
          </table:table-cell>
          <table:table-cell table:style-name="ce4" office:value-type="string" calcext:value-type="string">
            <text:p>LEAP.png</text:p>
          </table:table-cell>
          <table:table-cell table:style-name="ce4" table:formula="of:=IF([.D64] &lt;&gt; &quot;&quot;;[.D64];IF([.B64] &lt;&gt; &quot;&quot;; [.C64]; &quot;&quot;))" office:value-type="string" office:string-value="LEAP.png" calcext:value-type="string">
            <text:p>LEAP.png</text:p>
          </table:table-cell>
          <table:table-cell table:style-name="ce6" table:formula="of:=&quot;{&quot; &amp; CHAR(10) &amp; CHAR(9) &amp; &quot;imgAlt: &quot; &amp; &quot;&quot;&quot;&quot; &amp; [.A64] &amp; &quot;&quot;&quot;&quot; &amp; &quot;,&quot; &amp; CHAR(10) &amp; CHAR(9) &amp; &quot;imgUrl: &quot; &amp; &quot;&quot;&quot;&quot; &amp; IF([.E64] &lt;&gt; &quot;&quot;;&quot;./images/EPLogos/&quot;;&quot;&quot;) &amp; [.E64] &amp; &quot;&quot;&quot;&quot; &amp; CHAR(10) &amp; &quot;},&quot;" office:value-type="string" office:string-value="{&#10;&#9;imgAlt: &quot;LEAP Innovations&quot;,&#10;&#9;imgUrl: &quot;./images/EPLogos/LEAP.png&quot;&#10;}," calcext:value-type="string">
            <text:p>{</text:p>
            <text:p>	imgAlt: "LEAP Innovations",</text:p>
            <text:p>	imgUrl: "./images/EPLogos/LEAP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Lincoln Park Zoo </text:p>
          </table:table-cell>
          <table:table-cell table:style-name="ce5" office:value-type="string" calcext:value-type="string">
            <text:p>Lincoln Park Zoo.png (https://v5.airtableusercontent.com/v1/19/19/1690495200000/IAem21Ha77UNsV1UX0xjiQ/xlVbqkSJFNR5T1_QVUyqOYixNghgz69t-7Qzagb_YZoDuTvrn47Is3w1ZNqhH-FDyKqs3PsAWKQHkfWfz6_ihbnDsz7i2dsPH21_U2h_O-w/OvpAHEdyNb_TGzRyDXICX7KCCRH0G9HldIReRANhdas)</text:p>
          </table:table-cell>
          <table:table-cell table:style-name="ce5" table:formula="of:=ORG.LIBREOFFICE.REGEX([.B65];[.$I$2])" office:value-type="string" office:string-value="Lincoln Park Zoo.png" calcext:value-type="string">
            <text:p>Lincoln Park Zoo.png</text:p>
          </table:table-cell>
          <table:table-cell table:style-name="ce5"/>
          <table:table-cell table:style-name="ce5" table:formula="of:=IF([.D65] &lt;&gt; &quot;&quot;;[.D65];IF([.B65] &lt;&gt; &quot;&quot;; [.C65]; &quot;&quot;))" office:value-type="string" office:string-value="Lincoln Park Zoo.png" calcext:value-type="string">
            <text:p>Lincoln Park Zoo.png</text:p>
          </table:table-cell>
          <table:table-cell table:style-name="ce6" table:formula="of:=&quot;{&quot; &amp; CHAR(10) &amp; CHAR(9) &amp; &quot;imgAlt: &quot; &amp; &quot;&quot;&quot;&quot; &amp; [.A65] &amp; &quot;&quot;&quot;&quot; &amp; &quot;,&quot; &amp; CHAR(10) &amp; CHAR(9) &amp; &quot;imgUrl: &quot; &amp; &quot;&quot;&quot;&quot; &amp; IF([.E65] &lt;&gt; &quot;&quot;;&quot;./images/EPLogos/&quot;;&quot;&quot;) &amp; [.E65] &amp; &quot;&quot;&quot;&quot; &amp; CHAR(10) &amp; &quot;},&quot;" office:value-type="string" office:string-value="{&#10;&#9;imgAlt: &quot;Lincoln Park Zoo &quot;,&#10;&#9;imgUrl: &quot;./images/EPLogos/Lincoln Park Zoo.png&quot;&#10;}," calcext:value-type="string">
            <text:p>{</text:p>
            <text:p>	imgAlt: "Lincoln Park Zoo ",</text:p>
            <text:p>	imgUrl: "./images/EPLogos/Lincoln Park Zoo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Lurie Children's Hospital</text:p>
          </table:table-cell>
          <table:table-cell table:style-name="ce4" office:value-type="string" calcext:value-type="string">
            <text:p>Lurie logo.jpg (https://v5.airtableusercontent.com/v1/19/19/1690495200000/LO_MSvtX8yQ5A8bqNtMsUg/ywrP8gBYV91e_twUscqtFbDzom8FGFUHi6BdU1pr6GGzf3HrLF4_FCgoBLtb9RKbQeHrwpQKC1XTNgcv8cWpiQN6Wg4G4RZuwZUZt9SkSvI/EQja5FaenRfdiKShNB5FTJw2qTBfO_9-7eEIPOAUYwc)</text:p>
          </table:table-cell>
          <table:table-cell table:style-name="ce4" table:formula="of:=ORG.LIBREOFFICE.REGEX([.B66];[.$I$2])" office:value-type="string" office:string-value="Lurie logo.jpg" calcext:value-type="string">
            <text:p>Lurie logo.jpg</text:p>
          </table:table-cell>
          <table:table-cell table:style-name="ce4"/>
          <table:table-cell table:style-name="ce4" table:formula="of:=IF([.D66] &lt;&gt; &quot;&quot;;[.D66];IF([.B66] &lt;&gt; &quot;&quot;; [.C66]; &quot;&quot;))" office:value-type="string" office:string-value="Lurie logo.jpg" calcext:value-type="string">
            <text:p>Lurie logo.jpg</text:p>
          </table:table-cell>
          <table:table-cell table:style-name="ce6" table:formula="of:=&quot;{&quot; &amp; CHAR(10) &amp; CHAR(9) &amp; &quot;imgAlt: &quot; &amp; &quot;&quot;&quot;&quot; &amp; [.A66] &amp; &quot;&quot;&quot;&quot; &amp; &quot;,&quot; &amp; CHAR(10) &amp; CHAR(9) &amp; &quot;imgUrl: &quot; &amp; &quot;&quot;&quot;&quot; &amp; IF([.E66] &lt;&gt; &quot;&quot;;&quot;./images/EPLogos/&quot;;&quot;&quot;) &amp; [.E66] &amp; &quot;&quot;&quot;&quot; &amp; CHAR(10) &amp; &quot;},&quot;" office:value-type="string" office:string-value="{&#10;&#9;imgAlt: &quot;Lurie Children's Hospital&quot;,&#10;&#9;imgUrl: &quot;./images/EPLogos/Lurie logo.jpg&quot;&#10;}," calcext:value-type="string">
            <text:p>{</text:p>
            <text:p>	imgAlt: "Lurie Children's Hospital",</text:p>
            <text:p>	imgUrl: "./images/EPLogos/Lurie 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Mann Weitz &amp; Associates LLC</text:p>
          </table:table-cell>
          <table:table-cell table:style-name="ce5" office:value-type="string" calcext:value-type="string">
            <text:p>0024.jpg (https://v5.airtableusercontent.com/v1/19/19/1690495200000/601gN-wWg5Hh4oajKGFTOA/FvhtiPZ8YnYUcqJwkrpWORxsU4RmKU9jc3ZNIBLKE1pekSKX9wKhwJMqQSwTcpvSEZUWFKf3vddXF0z_VTFYHQ/fBo8uglTkP6hRNrsgYEd2LgYE-ZzjeHmvSIrvQanv-Y)</text:p>
          </table:table-cell>
          <table:table-cell table:style-name="ce5" table:formula="of:=ORG.LIBREOFFICE.REGEX([.B67];[.$I$2])" office:value-type="string" office:string-value="0024.jpg" calcext:value-type="string">
            <text:p>0024.jpg</text:p>
          </table:table-cell>
          <table:table-cell table:style-name="ce5" office:value-type="string" calcext:value-type="string">
            <text:p>MWA.jpg</text:p>
          </table:table-cell>
          <table:table-cell table:style-name="ce5" table:formula="of:=IF([.D67] &lt;&gt; &quot;&quot;;[.D67];IF([.B67] &lt;&gt; &quot;&quot;; [.C67]; &quot;&quot;))" office:value-type="string" office:string-value="MWA.jpg" calcext:value-type="string">
            <text:p>MWA.jpg</text:p>
          </table:table-cell>
          <table:table-cell table:style-name="ce6" table:formula="of:=&quot;{&quot; &amp; CHAR(10) &amp; CHAR(9) &amp; &quot;imgAlt: &quot; &amp; &quot;&quot;&quot;&quot; &amp; [.A67] &amp; &quot;&quot;&quot;&quot; &amp; &quot;,&quot; &amp; CHAR(10) &amp; CHAR(9) &amp; &quot;imgUrl: &quot; &amp; &quot;&quot;&quot;&quot; &amp; IF([.E67] &lt;&gt; &quot;&quot;;&quot;./images/EPLogos/&quot;;&quot;&quot;) &amp; [.E67] &amp; &quot;&quot;&quot;&quot; &amp; CHAR(10) &amp; &quot;},&quot;" office:value-type="string" office:string-value="{&#10;&#9;imgAlt: &quot;Mann Weitz &amp; Associates LLC&quot;,&#10;&#9;imgUrl: &quot;./images/EPLogos/MWA.jpg&quot;&#10;}," calcext:value-type="string">
            <text:p>{</text:p>
            <text:p>	imgAlt: "Mann Weitz &amp; Associates LLC",</text:p>
            <text:p>	imgUrl: "./images/EPLogos/MWA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Marsh</text:p>
          </table:table-cell>
          <table:table-cell table:style-name="ce4" office:value-type="string" calcext:value-type="string">
            <text:p>0025.jpg (https://v5.airtableusercontent.com/v1/19/19/1690495200000/U6kqM7XBdghI5lKD9wAPwA/ahnTf0UhFIfG_cCM8EpfB4M2muyQl7D09cRUdeuU0zD3rQuPD_Fjr_P6fo_qhhq7hEc5-BMBQjekTCgp6WPAeA/7lktoBGBgs1wuHkn6kUMemylXFVgIrIR9Mu42ARaaKs)</text:p>
          </table:table-cell>
          <table:table-cell table:style-name="ce4" table:formula="of:=ORG.LIBREOFFICE.REGEX([.B68];[.$I$2])" office:value-type="string" office:string-value="0025.jpg" calcext:value-type="string">
            <text:p>0025.jpg</text:p>
          </table:table-cell>
          <table:table-cell table:style-name="ce4" office:value-type="string" calcext:value-type="string">
            <text:p>MArsh.jpg</text:p>
          </table:table-cell>
          <table:table-cell table:style-name="ce4" table:formula="of:=IF([.D68] &lt;&gt; &quot;&quot;;[.D68];IF([.B68] &lt;&gt; &quot;&quot;; [.C68]; &quot;&quot;))" office:value-type="string" office:string-value="MArsh.jpg" calcext:value-type="string">
            <text:p>MArsh.jpg</text:p>
          </table:table-cell>
          <table:table-cell table:style-name="ce6" table:formula="of:=&quot;{&quot; &amp; CHAR(10) &amp; CHAR(9) &amp; &quot;imgAlt: &quot; &amp; &quot;&quot;&quot;&quot; &amp; [.A68] &amp; &quot;&quot;&quot;&quot; &amp; &quot;,&quot; &amp; CHAR(10) &amp; CHAR(9) &amp; &quot;imgUrl: &quot; &amp; &quot;&quot;&quot;&quot; &amp; IF([.E68] &lt;&gt; &quot;&quot;;&quot;./images/EPLogos/&quot;;&quot;&quot;) &amp; [.E68] &amp; &quot;&quot;&quot;&quot; &amp; CHAR(10) &amp; &quot;},&quot;" office:value-type="string" office:string-value="{&#10;&#9;imgAlt: &quot;Marsh&quot;,&#10;&#9;imgUrl: &quot;./images/EPLogos/MArsh.jpg&quot;&#10;}," calcext:value-type="string">
            <text:p>{</text:p>
            <text:p>	imgAlt: "Marsh",</text:p>
            <text:p>	imgUrl: "./images/EPLogos/MArsh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Medical Home Network</text:p>
          </table:table-cell>
          <table:table-cell table:style-name="ce5" office:value-type="string" calcext:value-type="string">
            <text:p>MHN_logo.png (https://v5.airtableusercontent.com/v1/19/19/1690495200000/O1t4c1Mbkil0OhPYuC_5VQ/yYsCnPU1j1IVfWS5fJWJqEFyH_b93K96avBQliUhnfc_dFdCLTDKZeRwCyH-B9iLaUqsltuGh12JDFrGxg92LyPdiNfatSDMoHT1ltDLOKU/dGMDljWEhE7xUuqty4k1MmdJ2qLJL7OkFZY3axzJjUo)</text:p>
          </table:table-cell>
          <table:table-cell table:style-name="ce5" table:formula="of:=ORG.LIBREOFFICE.REGEX([.B69];[.$I$2])" office:value-type="string" office:string-value="MHN_logo.png" calcext:value-type="string">
            <text:p>MHN_logo.png</text:p>
          </table:table-cell>
          <table:table-cell table:style-name="ce5"/>
          <table:table-cell table:style-name="ce5" table:formula="of:=IF([.D69] &lt;&gt; &quot;&quot;;[.D69];IF([.B69] &lt;&gt; &quot;&quot;; [.C69]; &quot;&quot;))" office:value-type="string" office:string-value="MHN_logo.png" calcext:value-type="string">
            <text:p>MHN_logo.png</text:p>
          </table:table-cell>
          <table:table-cell table:style-name="ce6" table:formula="of:=&quot;{&quot; &amp; CHAR(10) &amp; CHAR(9) &amp; &quot;imgAlt: &quot; &amp; &quot;&quot;&quot;&quot; &amp; [.A69] &amp; &quot;&quot;&quot;&quot; &amp; &quot;,&quot; &amp; CHAR(10) &amp; CHAR(9) &amp; &quot;imgUrl: &quot; &amp; &quot;&quot;&quot;&quot; &amp; IF([.E69] &lt;&gt; &quot;&quot;;&quot;./images/EPLogos/&quot;;&quot;&quot;) &amp; [.E69] &amp; &quot;&quot;&quot;&quot; &amp; CHAR(10) &amp; &quot;},&quot;" office:value-type="string" office:string-value="{&#10;&#9;imgAlt: &quot;Medical Home Network&quot;,&#10;&#9;imgUrl: &quot;./images/EPLogos/MHN_logo.png&quot;&#10;}," calcext:value-type="string">
            <text:p>{</text:p>
            <text:p>	imgAlt: "Medical Home Network",</text:p>
            <text:p>	imgUrl: "./images/EPLogos/MHN_logo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Mercer</text:p>
          </table:table-cell>
          <table:table-cell table:style-name="ce4" office:value-type="string" calcext:value-type="string">
            <text:p>0026.png (https://v5.airtableusercontent.com/v1/19/19/1690495200000/r0h34OBA6Vy-guri2CgvQw/qWLL_uQv9RMkvdKJZPV0Zs2akSAbJKiYezHLroIvcIMRZyviA-tnOvbh_FuSUahAhl-wxttZuShSG5xWf64ldA/95vq_NN6zNGms-Vn0d4FLuhAH_I8aJioR-b9Gt9uEN8)</text:p>
          </table:table-cell>
          <table:table-cell table:style-name="ce4" table:formula="of:=ORG.LIBREOFFICE.REGEX([.B70];[.$I$2])" office:value-type="string" office:string-value="0026.png" calcext:value-type="string">
            <text:p>0026.png</text:p>
          </table:table-cell>
          <table:table-cell table:style-name="ce4"/>
          <table:table-cell table:style-name="ce4" table:formula="of:=IF([.D70] &lt;&gt; &quot;&quot;;[.D70];IF([.B70] &lt;&gt; &quot;&quot;; [.C70]; &quot;&quot;))" office:value-type="string" office:string-value="0026.png" calcext:value-type="string">
            <text:p>0026.png</text:p>
          </table:table-cell>
          <table:table-cell table:style-name="ce6" table:formula="of:=&quot;{&quot; &amp; CHAR(10) &amp; CHAR(9) &amp; &quot;imgAlt: &quot; &amp; &quot;&quot;&quot;&quot; &amp; [.A70] &amp; &quot;&quot;&quot;&quot; &amp; &quot;,&quot; &amp; CHAR(10) &amp; CHAR(9) &amp; &quot;imgUrl: &quot; &amp; &quot;&quot;&quot;&quot; &amp; IF([.E70] &lt;&gt; &quot;&quot;;&quot;./images/EPLogos/&quot;;&quot;&quot;) &amp; [.E70] &amp; &quot;&quot;&quot;&quot; &amp; CHAR(10) &amp; &quot;},&quot;" office:value-type="string" office:string-value="{&#10;&#9;imgAlt: &quot;Mercer&quot;,&#10;&#9;imgUrl: &quot;./images/EPLogos/0026.png&quot;&#10;}," calcext:value-type="string">
            <text:p>{</text:p>
            <text:p>	imgAlt: "Mercer",</text:p>
            <text:p>	imgUrl: "./images/EPLogos/0026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Morgan Stanley</text:p>
          </table:table-cell>
          <table:table-cell table:style-name="ce5" office:value-type="string" calcext:value-type="string">
            <text:p>MS_Logo-13p0_K.png (https://v5.airtableusercontent.com/v1/19/19/1690495200000/sAwIcDzm6SczT6GqQ7qmyg/jshqLwb4AfPq-cNXLckkQL4NXE3XEO2YI-3-GIaYFIl1-uTcepPkTORk4OaoCJeszijr-8YaGwTj9Q4KAaUW2X3SPh899kIxdQElt_g4FBM/NF2SFaDyXdWeQX3AKvCqYlZb71yFqgn92Lnp-2RHTvk)</text:p>
          </table:table-cell>
          <table:table-cell table:style-name="ce5" table:formula="of:=ORG.LIBREOFFICE.REGEX([.B71];[.$I$2])" office:value-type="string" office:string-value="MS_Logo-13p0_K.png" calcext:value-type="string">
            <text:p>MS_Logo-13p0_K.png</text:p>
          </table:table-cell>
          <table:table-cell table:style-name="ce5"/>
          <table:table-cell table:style-name="ce5" table:formula="of:=IF([.D71] &lt;&gt; &quot;&quot;;[.D71];IF([.B71] &lt;&gt; &quot;&quot;; [.C71]; &quot;&quot;))" office:value-type="string" office:string-value="MS_Logo-13p0_K.png" calcext:value-type="string">
            <text:p>MS_Logo-13p0_K.png</text:p>
          </table:table-cell>
          <table:table-cell table:style-name="ce6" table:formula="of:=&quot;{&quot; &amp; CHAR(10) &amp; CHAR(9) &amp; &quot;imgAlt: &quot; &amp; &quot;&quot;&quot;&quot; &amp; [.A71] &amp; &quot;&quot;&quot;&quot; &amp; &quot;,&quot; &amp; CHAR(10) &amp; CHAR(9) &amp; &quot;imgUrl: &quot; &amp; &quot;&quot;&quot;&quot; &amp; IF([.E71] &lt;&gt; &quot;&quot;;&quot;./images/EPLogos/&quot;;&quot;&quot;) &amp; [.E71] &amp; &quot;&quot;&quot;&quot; &amp; CHAR(10) &amp; &quot;},&quot;" office:value-type="string" office:string-value="{&#10;&#9;imgAlt: &quot;Morgan Stanley&quot;,&#10;&#9;imgUrl: &quot;./images/EPLogos/MS_Logo-13p0_K.png&quot;&#10;}," calcext:value-type="string">
            <text:p>{</text:p>
            <text:p>	imgAlt: "Morgan Stanley",</text:p>
            <text:p>	imgUrl: "./images/EPLogos/MS_Logo-13p0_K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Morningstar</text:p>
          </table:table-cell>
          <table:table-cell table:style-name="ce4" office:value-type="string" calcext:value-type="string">
            <text:p>Morningstar.png (https://v5.airtableusercontent.com/v1/19/19/1690495200000/L-3-3_0uYB7wt0TT-0lSfQ/0dLUPAwnmVq6KKK-EGcPuphCF9lfrGOH4x98zRzn8btlHHa1cUfLrmXc-JiIidtksPMHIHpb2-WcVcLYUf5MpnqXDc0yyS_-bu4Pd95u6h4/cIle8CiZAaj7xG60PzIqpBIWXqVQiN3kFfaCsa-JXOw)</text:p>
          </table:table-cell>
          <table:table-cell table:style-name="ce4" table:formula="of:=ORG.LIBREOFFICE.REGEX([.B72];[.$I$2])" office:value-type="string" office:string-value="Morningstar.png" calcext:value-type="string">
            <text:p>Morningstar.png</text:p>
          </table:table-cell>
          <table:table-cell table:style-name="ce4"/>
          <table:table-cell table:style-name="ce4" table:formula="of:=IF([.D72] &lt;&gt; &quot;&quot;;[.D72];IF([.B72] &lt;&gt; &quot;&quot;; [.C72]; &quot;&quot;))" office:value-type="string" office:string-value="Morningstar.png" calcext:value-type="string">
            <text:p>Morningstar.png</text:p>
          </table:table-cell>
          <table:table-cell table:style-name="ce6" table:formula="of:=&quot;{&quot; &amp; CHAR(10) &amp; CHAR(9) &amp; &quot;imgAlt: &quot; &amp; &quot;&quot;&quot;&quot; &amp; [.A72] &amp; &quot;&quot;&quot;&quot; &amp; &quot;,&quot; &amp; CHAR(10) &amp; CHAR(9) &amp; &quot;imgUrl: &quot; &amp; &quot;&quot;&quot;&quot; &amp; IF([.E72] &lt;&gt; &quot;&quot;;&quot;./images/EPLogos/&quot;;&quot;&quot;) &amp; [.E72] &amp; &quot;&quot;&quot;&quot; &amp; CHAR(10) &amp; &quot;},&quot;" office:value-type="string" office:string-value="{&#10;&#9;imgAlt: &quot;Morningstar&quot;,&#10;&#9;imgUrl: &quot;./images/EPLogos/Morningstar.png&quot;&#10;}," calcext:value-type="string">
            <text:p>{</text:p>
            <text:p>	imgAlt: "Morningstar",</text:p>
            <text:p>	imgUrl: "./images/EPLogos/Morningstar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MxD</text:p>
          </table:table-cell>
          <table:table-cell table:style-name="ce5" office:value-type="string" calcext:value-type="string">
            <text:p>0066.png (https://v5.airtableusercontent.com/v1/19/19/1690495200000/Xkjj-kQuPCUcWpGztGRxKQ/eX4235JYxmFagdDKUT4xsUmQQfqLP7JEBngEeYHxULQmxNP3FIT2Wq5QS0d4U7YH-rW_oOq5vC4gtAPFBwEwcA/e2dnT08MpI354bF6W6hl-28Ox18pVfhNZC2WzEEWmjM)</text:p>
          </table:table-cell>
          <table:table-cell table:style-name="ce5" table:formula="of:=ORG.LIBREOFFICE.REGEX([.B73];[.$I$2])" office:value-type="string" office:string-value="0066.png" calcext:value-type="string">
            <text:p>0066.png</text:p>
          </table:table-cell>
          <table:table-cell table:style-name="ce5" office:value-type="string" calcext:value-type="string">
            <text:p>MD.png</text:p>
          </table:table-cell>
          <table:table-cell table:style-name="ce5" table:formula="of:=IF([.D73] &lt;&gt; &quot;&quot;;[.D73];IF([.B73] &lt;&gt; &quot;&quot;; [.C73]; &quot;&quot;))" office:value-type="string" office:string-value="MD.png" calcext:value-type="string">
            <text:p>MD.png</text:p>
          </table:table-cell>
          <table:table-cell table:style-name="ce6" table:formula="of:=&quot;{&quot; &amp; CHAR(10) &amp; CHAR(9) &amp; &quot;imgAlt: &quot; &amp; &quot;&quot;&quot;&quot; &amp; [.A73] &amp; &quot;&quot;&quot;&quot; &amp; &quot;,&quot; &amp; CHAR(10) &amp; CHAR(9) &amp; &quot;imgUrl: &quot; &amp; &quot;&quot;&quot;&quot; &amp; IF([.E73] &lt;&gt; &quot;&quot;;&quot;./images/EPLogos/&quot;;&quot;&quot;) &amp; [.E73] &amp; &quot;&quot;&quot;&quot; &amp; CHAR(10) &amp; &quot;},&quot;" office:value-type="string" office:string-value="{&#10;&#9;imgAlt: &quot;MxD&quot;,&#10;&#9;imgUrl: &quot;./images/EPLogos/MD.png&quot;&#10;}," calcext:value-type="string">
            <text:p>{</text:p>
            <text:p>	imgAlt: "MxD",</text:p>
            <text:p>	imgUrl: "./images/EPLogos/MD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Navigant Consulting Inc.</text:p>
          </table:table-cell>
          <table:table-cell table:style-name="ce4" office:value-type="string" calcext:value-type="string">
            <text:p>Navigant_Logo.jpg (https://v5.airtableusercontent.com/v1/19/19/1690495200000/dWJJ7M5GaEfZpqYxQCHllg/wuX8866Bqky7uh7tVO1i2snoCT77g_Sk-ZD4JtlvLNoDfMQNAygpSpodIOwbEFqbPp6-D2DxD3bHcLsxnEsGRUxA2dLLUsrKpVo9LxkLcTo/8hxcCq2xqK2NjDNwMVn6dKp8RXiQm4MbvSc3ns_d2mc)</text:p>
          </table:table-cell>
          <table:table-cell table:style-name="ce4" table:formula="of:=ORG.LIBREOFFICE.REGEX([.B74];[.$I$2])" office:value-type="string" office:string-value="Navigant_Logo.jpg" calcext:value-type="string">
            <text:p>Navigant_Logo.jpg</text:p>
          </table:table-cell>
          <table:table-cell table:style-name="ce4"/>
          <table:table-cell table:style-name="ce4" table:formula="of:=IF([.D74] &lt;&gt; &quot;&quot;;[.D74];IF([.B74] &lt;&gt; &quot;&quot;; [.C74]; &quot;&quot;))" office:value-type="string" office:string-value="Navigant_Logo.jpg" calcext:value-type="string">
            <text:p>Navigant_Logo.jpg</text:p>
          </table:table-cell>
          <table:table-cell table:style-name="ce6" table:formula="of:=&quot;{&quot; &amp; CHAR(10) &amp; CHAR(9) &amp; &quot;imgAlt: &quot; &amp; &quot;&quot;&quot;&quot; &amp; [.A74] &amp; &quot;&quot;&quot;&quot; &amp; &quot;,&quot; &amp; CHAR(10) &amp; CHAR(9) &amp; &quot;imgUrl: &quot; &amp; &quot;&quot;&quot;&quot; &amp; IF([.E74] &lt;&gt; &quot;&quot;;&quot;./images/EPLogos/&quot;;&quot;&quot;) &amp; [.E74] &amp; &quot;&quot;&quot;&quot; &amp; CHAR(10) &amp; &quot;},&quot;" office:value-type="string" office:string-value="{&#10;&#9;imgAlt: &quot;Navigant Consulting Inc.&quot;,&#10;&#9;imgUrl: &quot;./images/EPLogos/Navigant_Logo.jpg&quot;&#10;}," calcext:value-type="string">
            <text:p>{</text:p>
            <text:p>	imgAlt: "Navigant Consulting Inc.",</text:p>
            <text:p>	imgUrl: "./images/EPLogos/Navigant_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Navy Pier</text:p>
          </table:table-cell>
          <table:table-cell table:style-name="ce5" office:value-type="string" calcext:value-type="string">
            <text:p>Navy Pier.png (https://v5.airtableusercontent.com/v1/19/19/1690495200000/vF5AShQ6c-Ecv8fzPcYx9g/M4X_z-Kwjcg88OhLd8ohQUZtJQWCabuXfBvClq6apfZ4otgtwomQ6w_Cf15XkaU5XeSbEHIfc4xT8gD5fW9m9-vXuEr5UcCc8ymakqfcmz8/t_gItS2oy9JI9aWFgqYMS05FP4NUglSz57zdR_bDP20)</text:p>
          </table:table-cell>
          <table:table-cell table:style-name="ce5" table:formula="of:=ORG.LIBREOFFICE.REGEX([.B75];[.$I$2])" office:value-type="string" office:string-value="Navy Pier.png" calcext:value-type="string">
            <text:p>Navy Pier.png</text:p>
          </table:table-cell>
          <table:table-cell table:style-name="ce5"/>
          <table:table-cell table:style-name="ce5" table:formula="of:=IF([.D75] &lt;&gt; &quot;&quot;;[.D75];IF([.B75] &lt;&gt; &quot;&quot;; [.C75]; &quot;&quot;))" office:value-type="string" office:string-value="Navy Pier.png" calcext:value-type="string">
            <text:p>Navy Pier.png</text:p>
          </table:table-cell>
          <table:table-cell table:style-name="ce6" table:formula="of:=&quot;{&quot; &amp; CHAR(10) &amp; CHAR(9) &amp; &quot;imgAlt: &quot; &amp; &quot;&quot;&quot;&quot; &amp; [.A75] &amp; &quot;&quot;&quot;&quot; &amp; &quot;,&quot; &amp; CHAR(10) &amp; CHAR(9) &amp; &quot;imgUrl: &quot; &amp; &quot;&quot;&quot;&quot; &amp; IF([.E75] &lt;&gt; &quot;&quot;;&quot;./images/EPLogos/&quot;;&quot;&quot;) &amp; [.E75] &amp; &quot;&quot;&quot;&quot; &amp; CHAR(10) &amp; &quot;},&quot;" office:value-type="string" office:string-value="{&#10;&#9;imgAlt: &quot;Navy Pier&quot;,&#10;&#9;imgUrl: &quot;./images/EPLogos/Navy Pier.png&quot;&#10;}," calcext:value-type="string">
            <text:p>{</text:p>
            <text:p>	imgAlt: "Navy Pier",</text:p>
            <text:p>	imgUrl: "./images/EPLogos/Navy Pier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Neiman Brothers</text:p>
          </table:table-cell>
          <table:table-cell table:style-name="ce4" office:value-type="string" calcext:value-type="string">
            <text:p>Neiman Brothers logo.jpg (https://v5.airtableusercontent.com/v1/19/19/1690495200000/5ltRHNS1WEZjavsOtXI-QA/H-7cpnKioNtatPJr36wVs804P_xddxdSLJqV08aTqwKLrwn0CpittCV5c770T3nqjMrrVwZHoYQoVgXbagoyBpxhgJKLy76R6oK8wHQsh-o/E_aLg7u7nKdAARkDBu8--NsjYO1bIEkDhsHy8-0O5E4)</text:p>
          </table:table-cell>
          <table:table-cell table:style-name="ce4" table:formula="of:=ORG.LIBREOFFICE.REGEX([.B76];[.$I$2])" office:value-type="string" office:string-value="Neiman Brothers logo.jpg" calcext:value-type="string">
            <text:p>Neiman Brothers logo.jpg</text:p>
          </table:table-cell>
          <table:table-cell table:style-name="ce4"/>
          <table:table-cell table:style-name="ce4" table:formula="of:=IF([.D76] &lt;&gt; &quot;&quot;;[.D76];IF([.B76] &lt;&gt; &quot;&quot;; [.C76]; &quot;&quot;))" office:value-type="string" office:string-value="Neiman Brothers logo.jpg" calcext:value-type="string">
            <text:p>Neiman Brothers logo.jpg</text:p>
          </table:table-cell>
          <table:table-cell table:style-name="ce6" table:formula="of:=&quot;{&quot; &amp; CHAR(10) &amp; CHAR(9) &amp; &quot;imgAlt: &quot; &amp; &quot;&quot;&quot;&quot; &amp; [.A76] &amp; &quot;&quot;&quot;&quot; &amp; &quot;,&quot; &amp; CHAR(10) &amp; CHAR(9) &amp; &quot;imgUrl: &quot; &amp; &quot;&quot;&quot;&quot; &amp; IF([.E76] &lt;&gt; &quot;&quot;;&quot;./images/EPLogos/&quot;;&quot;&quot;) &amp; [.E76] &amp; &quot;&quot;&quot;&quot; &amp; CHAR(10) &amp; &quot;},&quot;" office:value-type="string" office:string-value="{&#10;&#9;imgAlt: &quot;Neiman Brothers&quot;,&#10;&#9;imgUrl: &quot;./images/EPLogos/Neiman Brothers logo.jpg&quot;&#10;}," calcext:value-type="string">
            <text:p>{</text:p>
            <text:p>	imgAlt: "Neiman Brothers",</text:p>
            <text:p>	imgUrl: "./images/EPLogos/Neiman Brothers 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NextLevel Health Illinois</text:p>
          </table:table-cell>
          <table:table-cell table:style-name="ce5" office:value-type="string" calcext:value-type="string">
            <text:p>logo.png (https://v5.airtableusercontent.com/v1/19/19/1690495200000/AYBwwRNTMVc64dcbQNziPg/_yuJaMCnWfrob4-VboJO-t0ShGhaJDhLyJJlu1ftJ6bsJ4AAWZx5RgoZRtk8x70trEEPiYyMe8DzPb1Ab9qEuA/xChd1Ysxf_AcNySLOjgjnQyBDb8PUMVLWZY2nc3jUdU)</text:p>
          </table:table-cell>
          <table:table-cell table:style-name="ce5" table:formula="of:=ORG.LIBREOFFICE.REGEX([.B77];[.$I$2])" office:value-type="string" office:string-value="logo.png" calcext:value-type="string">
            <text:p>logo.png</text:p>
          </table:table-cell>
          <table:table-cell table:style-name="ce5" office:value-type="string" calcext:value-type="string">
            <text:p>nextlevelhealth.png</text:p>
          </table:table-cell>
          <table:table-cell table:style-name="ce5" table:formula="of:=IF([.D77] &lt;&gt; &quot;&quot;;[.D77];IF([.B77] &lt;&gt; &quot;&quot;; [.C77]; &quot;&quot;))" office:value-type="string" office:string-value="nextlevelhealth.png" calcext:value-type="string">
            <text:p>nextlevelhealth.png</text:p>
          </table:table-cell>
          <table:table-cell table:style-name="ce6" table:formula="of:=&quot;{&quot; &amp; CHAR(10) &amp; CHAR(9) &amp; &quot;imgAlt: &quot; &amp; &quot;&quot;&quot;&quot; &amp; [.A77] &amp; &quot;&quot;&quot;&quot; &amp; &quot;,&quot; &amp; CHAR(10) &amp; CHAR(9) &amp; &quot;imgUrl: &quot; &amp; &quot;&quot;&quot;&quot; &amp; IF([.E77] &lt;&gt; &quot;&quot;;&quot;./images/EPLogos/&quot;;&quot;&quot;) &amp; [.E77] &amp; &quot;&quot;&quot;&quot; &amp; CHAR(10) &amp; &quot;},&quot;" office:value-type="string" office:string-value="{&#10;&#9;imgAlt: &quot;NextLevel Health Illinois&quot;,&#10;&#9;imgUrl: &quot;./images/EPLogos/nextlevelhealth.png&quot;&#10;}," calcext:value-type="string">
            <text:p>{</text:p>
            <text:p>	imgAlt: "NextLevel Health Illinois",</text:p>
            <text:p>	imgUrl: "./images/EPLogos/nextlevelhealth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Northwestern University</text:p>
          </table:table-cell>
          <table:table-cell table:style-name="ce4" office:value-type="string" calcext:value-type="string">
            <text:p>0067.jpg (https://v5.airtableusercontent.com/v1/19/19/1690495200000/vBxvWrabM_9ivXypHKS5Mw/XrwJNtuHOEVp6jqBy4iiEouMvLHin_jHIptiatjnyfH22QI6lmj0ZjN7WpaReJdtXcKHqQPrRIOXS9h6zl4rtA/nLyTeG_ZlblcVNRWKe4PbjPYUeQiwEpC3vI2RlKyTsE)</text:p>
          </table:table-cell>
          <table:table-cell table:style-name="ce4" table:formula="of:=ORG.LIBREOFFICE.REGEX([.B78];[.$I$2])" office:value-type="string" office:string-value="0067.jpg" calcext:value-type="string">
            <text:p>0067.jpg</text:p>
          </table:table-cell>
          <table:table-cell table:style-name="ce4" office:value-type="string" calcext:value-type="string">
            <text:p>northwestern.jpg</text:p>
          </table:table-cell>
          <table:table-cell table:style-name="ce4" table:formula="of:=IF([.D78] &lt;&gt; &quot;&quot;;[.D78];IF([.B78] &lt;&gt; &quot;&quot;; [.C78]; &quot;&quot;))" office:value-type="string" office:string-value="northwestern.jpg" calcext:value-type="string">
            <text:p>northwestern.jpg</text:p>
          </table:table-cell>
          <table:table-cell table:style-name="ce6" table:formula="of:=&quot;{&quot; &amp; CHAR(10) &amp; CHAR(9) &amp; &quot;imgAlt: &quot; &amp; &quot;&quot;&quot;&quot; &amp; [.A78] &amp; &quot;&quot;&quot;&quot; &amp; &quot;,&quot; &amp; CHAR(10) &amp; CHAR(9) &amp; &quot;imgUrl: &quot; &amp; &quot;&quot;&quot;&quot; &amp; IF([.E78] &lt;&gt; &quot;&quot;;&quot;./images/EPLogos/&quot;;&quot;&quot;) &amp; [.E78] &amp; &quot;&quot;&quot;&quot; &amp; CHAR(10) &amp; &quot;},&quot;" office:value-type="string" office:string-value="{&#10;&#9;imgAlt: &quot;Northwestern University&quot;,&#10;&#9;imgUrl: &quot;./images/EPLogos/northwestern.jpg&quot;&#10;}," calcext:value-type="string">
            <text:p>{</text:p>
            <text:p>	imgAlt: "Northwestern University",</text:p>
            <text:p>	imgUrl: "./images/EPLogos/northwestern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Optima, Inc.</text:p>
          </table:table-cell>
          <table:table-cell table:style-name="ce5" office:value-type="string" calcext:value-type="string">
            <text:p>0029.jpg (https://v5.airtableusercontent.com/v1/19/19/1690495200000/UPitJM5nq_neFK8CD_g6pQ/c_2QhehAxHLK9Bp-ANtEYZ5hIIN7KmiKKsBpKUusk6A16SJCnEd-UNEbtMCqA94oNw0ZDcRbao-DerGl5rUj-Q/nbmzAo3xJk2HMFP7MrQvJyNDPeyZb77e6FZB8Rc2BtI)</text:p>
          </table:table-cell>
          <table:table-cell table:style-name="ce5" table:formula="of:=ORG.LIBREOFFICE.REGEX([.B79];[.$I$2])" office:value-type="string" office:string-value="0029.jpg" calcext:value-type="string">
            <text:p>0029.jpg</text:p>
          </table:table-cell>
          <table:table-cell table:style-name="ce5" office:value-type="string" calcext:value-type="string">
            <text:p>optima.jpg</text:p>
          </table:table-cell>
          <table:table-cell table:style-name="ce5" table:formula="of:=IF([.D79] &lt;&gt; &quot;&quot;;[.D79];IF([.B79] &lt;&gt; &quot;&quot;; [.C79]; &quot;&quot;))" office:value-type="string" office:string-value="optima.jpg" calcext:value-type="string">
            <text:p>optima.jpg</text:p>
          </table:table-cell>
          <table:table-cell table:style-name="ce6" table:formula="of:=&quot;{&quot; &amp; CHAR(10) &amp; CHAR(9) &amp; &quot;imgAlt: &quot; &amp; &quot;&quot;&quot;&quot; &amp; [.A79] &amp; &quot;&quot;&quot;&quot; &amp; &quot;,&quot; &amp; CHAR(10) &amp; CHAR(9) &amp; &quot;imgUrl: &quot; &amp; &quot;&quot;&quot;&quot; &amp; IF([.E79] &lt;&gt; &quot;&quot;;&quot;./images/EPLogos/&quot;;&quot;&quot;) &amp; [.E79] &amp; &quot;&quot;&quot;&quot; &amp; CHAR(10) &amp; &quot;},&quot;" office:value-type="string" office:string-value="{&#10;&#9;imgAlt: &quot;Optima, Inc.&quot;,&#10;&#9;imgUrl: &quot;./images/EPLogos/optima.jpg&quot;&#10;}," calcext:value-type="string">
            <text:p>{</text:p>
            <text:p>	imgAlt: "Optima, Inc.",</text:p>
            <text:p>	imgUrl: "./images/EPLogos/optima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Primera Engineers</text:p>
          </table:table-cell>
          <table:table-cell table:style-name="ce4" office:value-type="string" calcext:value-type="string">
            <text:p>0030.jpg (https://v5.airtableusercontent.com/v1/19/19/1690495200000/2Qvt4qMD9Dl6oTE_5NelrQ/vAbTJdBhFnWt2KxDIBfbZyGcOYAkM-hjV4-swO6TI3szMSDP30AvhXYX5u4BW0-zVu_XCB8PZwCbT55f3qm7rA/Zg8DR-4dE4oa_87luHulb20v0m4IYiQ_fPS7HSesHK4)</text:p>
          </table:table-cell>
          <table:table-cell table:style-name="ce4" table:formula="of:=ORG.LIBREOFFICE.REGEX([.B80];[.$I$2])" office:value-type="string" office:string-value="0030.jpg" calcext:value-type="string">
            <text:p>0030.jpg</text:p>
          </table:table-cell>
          <table:table-cell table:style-name="ce4" office:value-type="string" calcext:value-type="string">
            <text:p>primera.jpg</text:p>
          </table:table-cell>
          <table:table-cell table:style-name="ce4" table:formula="of:=IF([.D80] &lt;&gt; &quot;&quot;;[.D80];IF([.B80] &lt;&gt; &quot;&quot;; [.C80]; &quot;&quot;))" office:value-type="string" office:string-value="primera.jpg" calcext:value-type="string">
            <text:p>primera.jpg</text:p>
          </table:table-cell>
          <table:table-cell table:style-name="ce6" table:formula="of:=&quot;{&quot; &amp; CHAR(10) &amp; CHAR(9) &amp; &quot;imgAlt: &quot; &amp; &quot;&quot;&quot;&quot; &amp; [.A80] &amp; &quot;&quot;&quot;&quot; &amp; &quot;,&quot; &amp; CHAR(10) &amp; CHAR(9) &amp; &quot;imgUrl: &quot; &amp; &quot;&quot;&quot;&quot; &amp; IF([.E80] &lt;&gt; &quot;&quot;;&quot;./images/EPLogos/&quot;;&quot;&quot;) &amp; [.E80] &amp; &quot;&quot;&quot;&quot; &amp; CHAR(10) &amp; &quot;},&quot;" office:value-type="string" office:string-value="{&#10;&#9;imgAlt: &quot;Primera Engineers&quot;,&#10;&#9;imgUrl: &quot;./images/EPLogos/primera.jpg&quot;&#10;}," calcext:value-type="string">
            <text:p>{</text:p>
            <text:p>	imgAlt: "Primera Engineers",</text:p>
            <text:p>	imgUrl: "./images/EPLogos/primera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r-barc</text:p>
          </table:table-cell>
          <table:table-cell table:style-name="ce5" office:value-type="string" calcext:value-type="string">
            <text:p>0031.jpg (https://v5.airtableusercontent.com/v1/19/19/1690495200000/HsnHTkPjYV4kWo-OZcmkDg/VTmCN_rrncMn750z7jstnxbJ_yCit9eyyVDMAQhlQBzpLmRU5jTMuKkxEydPckipgjMkddPBfPWaKtJWNnMtpQ/TnnprxxUlzqHpeXOspfA4MkCjofXxsFcb3iqeilFIvk)</text:p>
          </table:table-cell>
          <table:table-cell table:style-name="ce5" table:formula="of:=ORG.LIBREOFFICE.REGEX([.B81];[.$I$2])" office:value-type="string" office:string-value="0031.jpg" calcext:value-type="string">
            <text:p>0031.jpg</text:p>
          </table:table-cell>
          <table:table-cell table:style-name="ce5" office:value-type="string" calcext:value-type="string">
            <text:p>rbarc.jpg</text:p>
          </table:table-cell>
          <table:table-cell table:style-name="ce5" table:formula="of:=IF([.D81] &lt;&gt; &quot;&quot;;[.D81];IF([.B81] &lt;&gt; &quot;&quot;; [.C81]; &quot;&quot;))" office:value-type="string" office:string-value="rbarc.jpg" calcext:value-type="string">
            <text:p>rbarc.jpg</text:p>
          </table:table-cell>
          <table:table-cell table:style-name="ce6" table:formula="of:=&quot;{&quot; &amp; CHAR(10) &amp; CHAR(9) &amp; &quot;imgAlt: &quot; &amp; &quot;&quot;&quot;&quot; &amp; [.A81] &amp; &quot;&quot;&quot;&quot; &amp; &quot;,&quot; &amp; CHAR(10) &amp; CHAR(9) &amp; &quot;imgUrl: &quot; &amp; &quot;&quot;&quot;&quot; &amp; IF([.E81] &lt;&gt; &quot;&quot;;&quot;./images/EPLogos/&quot;;&quot;&quot;) &amp; [.E81] &amp; &quot;&quot;&quot;&quot; &amp; CHAR(10) &amp; &quot;},&quot;" office:value-type="string" office:string-value="{&#10;&#9;imgAlt: &quot;r-barc&quot;,&#10;&#9;imgUrl: &quot;./images/EPLogos/rbarc.jpg&quot;&#10;}," calcext:value-type="string">
            <text:p>{</text:p>
            <text:p>	imgAlt: "r-barc",</text:p>
            <text:p>	imgUrl: "./images/EPLogos/rbarc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Robinson Hill, Inc.</text:p>
          </table:table-cell>
          <table:table-cell table:style-name="ce4" office:value-type="string" calcext:value-type="string">
            <text:p>0032.jpg (https://v5.airtableusercontent.com/v1/19/19/1690495200000/iMVgHDjZS2AA1O5PrSWDzg/kMYYXGkPfNnMQ9SRMgSKqrdmjlHUg_zcsxswla1eA3hQo5SjYmybi2ie9D7pNWvO32VKagzZgnvubRUvKNRNEA/Ya6ErqA1YqgTOqYWa2Q3ujcaWsciTTLjgyfRfKo2L7A)</text:p>
          </table:table-cell>
          <table:table-cell table:style-name="ce4" table:formula="of:=ORG.LIBREOFFICE.REGEX([.B82];[.$I$2])" office:value-type="string" office:string-value="0032.jpg" calcext:value-type="string">
            <text:p>0032.jpg</text:p>
          </table:table-cell>
          <table:table-cell table:style-name="ce4" office:value-type="string" calcext:value-type="string">
            <text:p>robinsonhill.jpg</text:p>
          </table:table-cell>
          <table:table-cell table:style-name="ce4" table:formula="of:=IF([.D82] &lt;&gt; &quot;&quot;;[.D82];IF([.B82] &lt;&gt; &quot;&quot;; [.C82]; &quot;&quot;))" office:value-type="string" office:string-value="robinsonhill.jpg" calcext:value-type="string">
            <text:p>robinsonhill.jpg</text:p>
          </table:table-cell>
          <table:table-cell table:style-name="ce6" table:formula="of:=&quot;{&quot; &amp; CHAR(10) &amp; CHAR(9) &amp; &quot;imgAlt: &quot; &amp; &quot;&quot;&quot;&quot; &amp; [.A82] &amp; &quot;&quot;&quot;&quot; &amp; &quot;,&quot; &amp; CHAR(10) &amp; CHAR(9) &amp; &quot;imgUrl: &quot; &amp; &quot;&quot;&quot;&quot; &amp; IF([.E82] &lt;&gt; &quot;&quot;;&quot;./images/EPLogos/&quot;;&quot;&quot;) &amp; [.E82] &amp; &quot;&quot;&quot;&quot; &amp; CHAR(10) &amp; &quot;},&quot;" office:value-type="string" office:string-value="{&#10;&#9;imgAlt: &quot;Robinson Hill, Inc.&quot;,&#10;&#9;imgUrl: &quot;./images/EPLogos/robinsonhill.jpg&quot;&#10;}," calcext:value-type="string">
            <text:p>{</text:p>
            <text:p>	imgAlt: "Robinson Hill, Inc.",</text:p>
            <text:p>	imgUrl: "./images/EPLogos/robinsonhill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School of The Art Institute</text:p>
          </table:table-cell>
          <table:table-cell table:style-name="ce5" office:value-type="string" calcext:value-type="string">
            <text:p>0068.jpg (https://v5.airtableusercontent.com/v1/19/19/1690495200000/q0MQXX33ZEKK6FXxk3Qgng/PY8uv_mC-8G758I8Wyaq3BnQ26fUd2j_95RrPm3uMWCUaU9_oGIXW6uSFSCU6-EQQiyjHt4puGW5oAu5UqzG7Q/W2AcDwBC5BdWU41IZMM7AO6fBBMml9ckUPjnbGNAJqk)</text:p>
          </table:table-cell>
          <table:table-cell table:style-name="ce5" table:formula="of:=ORG.LIBREOFFICE.REGEX([.B83];[.$I$2])" office:value-type="string" office:string-value="0068.jpg" calcext:value-type="string">
            <text:p>0068.jpg</text:p>
          </table:table-cell>
          <table:table-cell table:style-name="ce5" office:value-type="string" calcext:value-type="string">
            <text:p>saic.jpg</text:p>
          </table:table-cell>
          <table:table-cell table:style-name="ce5" table:formula="of:=IF([.D83] &lt;&gt; &quot;&quot;;[.D83];IF([.B83] &lt;&gt; &quot;&quot;; [.C83]; &quot;&quot;))" office:value-type="string" office:string-value="saic.jpg" calcext:value-type="string">
            <text:p>saic.jpg</text:p>
          </table:table-cell>
          <table:table-cell table:style-name="ce6" table:formula="of:=&quot;{&quot; &amp; CHAR(10) &amp; CHAR(9) &amp; &quot;imgAlt: &quot; &amp; &quot;&quot;&quot;&quot; &amp; [.A83] &amp; &quot;&quot;&quot;&quot; &amp; &quot;,&quot; &amp; CHAR(10) &amp; CHAR(9) &amp; &quot;imgUrl: &quot; &amp; &quot;&quot;&quot;&quot; &amp; IF([.E83] &lt;&gt; &quot;&quot;;&quot;./images/EPLogos/&quot;;&quot;&quot;) &amp; [.E83] &amp; &quot;&quot;&quot;&quot; &amp; CHAR(10) &amp; &quot;},&quot;" office:value-type="string" office:string-value="{&#10;&#9;imgAlt: &quot;School of The Art Institute&quot;,&#10;&#9;imgUrl: &quot;./images/EPLogos/saic.jpg&quot;&#10;}," calcext:value-type="string">
            <text:p>{</text:p>
            <text:p>	imgAlt: "School of The Art Institute",</text:p>
            <text:p>	imgUrl: "./images/EPLogos/saic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Society of Actuaries</text:p>
          </table:table-cell>
          <table:table-cell table:style-name="ce4" office:value-type="string" calcext:value-type="string">
            <text:p>Society of Actuaries.jpg (https://v5.airtableusercontent.com/v1/19/19/1690495200000/h_LVjejc0VGJh1Z1nkqh2w/Rbr49ozeuDU4HCu9DzGphIcsiQZL5fNMZCQZ7MGd6tlYBjLk6WquJtlTFunMtWHVvSFEOhehSwKxxMlj-CQOuE9pYw1jQC4A8brkGxndS_w/djQ9GmV5gvIQwSLj0N9RaAJQAGCR5IGhHzZOUwmQ_rw)</text:p>
          </table:table-cell>
          <table:table-cell table:style-name="ce4" table:formula="of:=ORG.LIBREOFFICE.REGEX([.B84];[.$I$2])" office:value-type="string" office:string-value="Society of Actuaries.jpg" calcext:value-type="string">
            <text:p>Society of Actuaries.jpg</text:p>
          </table:table-cell>
          <table:table-cell table:style-name="ce4" office:value-type="string" calcext:value-type="string">
            <text:p>Society of Actuaries.jpg</text:p>
          </table:table-cell>
          <table:table-cell table:style-name="ce4" table:formula="of:=IF([.D84] &lt;&gt; &quot;&quot;;[.D84];IF([.B84] &lt;&gt; &quot;&quot;; [.C84]; &quot;&quot;))" office:value-type="string" office:string-value="Society of Actuaries.jpg" calcext:value-type="string">
            <text:p>Society of Actuaries.jpg</text:p>
          </table:table-cell>
          <table:table-cell table:style-name="ce6" table:formula="of:=&quot;{&quot; &amp; CHAR(10) &amp; CHAR(9) &amp; &quot;imgAlt: &quot; &amp; &quot;&quot;&quot;&quot; &amp; [.A84] &amp; &quot;&quot;&quot;&quot; &amp; &quot;,&quot; &amp; CHAR(10) &amp; CHAR(9) &amp; &quot;imgUrl: &quot; &amp; &quot;&quot;&quot;&quot; &amp; IF([.E84] &lt;&gt; &quot;&quot;;&quot;./images/EPLogos/&quot;;&quot;&quot;) &amp; [.E84] &amp; &quot;&quot;&quot;&quot; &amp; CHAR(10) &amp; &quot;},&quot;" office:value-type="string" office:string-value="{&#10;&#9;imgAlt: &quot;Society of Actuaries&quot;,&#10;&#9;imgUrl: &quot;./images/EPLogos/Society of Actuaries.jpg&quot;&#10;}," calcext:value-type="string">
            <text:p>{</text:p>
            <text:p>	imgAlt: "Society of Actuaries",</text:p>
            <text:p>	imgUrl: "./images/EPLogos/Society of Actuaries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The Lamar Johnson Collaborative</text:p>
          </table:table-cell>
          <table:table-cell table:style-name="ce5" office:value-type="string" calcext:value-type="string">
            <text:p>Lamar Johnson.png (https://v5.airtableusercontent.com/v1/19/19/1690495200000/bUAHFPaempJGj-du29pggA/6R5Tk83yo2zvwJTebGB42q3I1HFv74a6USJ1RWTiThEmivSpMm3Q6bULUYfHQeg4JERbBNYdhdo38DmhVOyFavnuLhpoxjSVhWdAI88o_a4/7kfnJmqmNg2cvEZZQavBENQqFJrHYpJ75p9oeNUe8Yk)</text:p>
          </table:table-cell>
          <table:table-cell table:style-name="ce5" table:formula="of:=ORG.LIBREOFFICE.REGEX([.B85];[.$I$2])" office:value-type="string" office:string-value="Lamar Johnson.png" calcext:value-type="string">
            <text:p>Lamar Johnson.png</text:p>
          </table:table-cell>
          <table:table-cell table:style-name="ce5"/>
          <table:table-cell table:style-name="ce5" table:formula="of:=IF([.D85] &lt;&gt; &quot;&quot;;[.D85];IF([.B85] &lt;&gt; &quot;&quot;; [.C85]; &quot;&quot;))" office:value-type="string" office:string-value="Lamar Johnson.png" calcext:value-type="string">
            <text:p>Lamar Johnson.png</text:p>
          </table:table-cell>
          <table:table-cell table:style-name="ce6" table:formula="of:=&quot;{&quot; &amp; CHAR(10) &amp; CHAR(9) &amp; &quot;imgAlt: &quot; &amp; &quot;&quot;&quot;&quot; &amp; [.A85] &amp; &quot;&quot;&quot;&quot; &amp; &quot;,&quot; &amp; CHAR(10) &amp; CHAR(9) &amp; &quot;imgUrl: &quot; &amp; &quot;&quot;&quot;&quot; &amp; IF([.E85] &lt;&gt; &quot;&quot;;&quot;./images/EPLogos/&quot;;&quot;&quot;) &amp; [.E85] &amp; &quot;&quot;&quot;&quot; &amp; CHAR(10) &amp; &quot;},&quot;" office:value-type="string" office:string-value="{&#10;&#9;imgAlt: &quot;The Lamar Johnson Collaborative&quot;,&#10;&#9;imgUrl: &quot;./images/EPLogos/Lamar Johnson.png&quot;&#10;}," calcext:value-type="string">
            <text:p>{</text:p>
            <text:p>	imgAlt: "The Lamar Johnson Collaborative",</text:p>
            <text:p>	imgUrl: "./images/EPLogos/Lamar Johnson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The Northridge Group, Inc.</text:p>
          </table:table-cell>
          <table:table-cell table:style-name="ce4" office:value-type="string" calcext:value-type="string">
            <text:p>0028.jpg (https://v5.airtableusercontent.com/v1/19/19/1690495200000/0Th72MvuAlXx_HhkGXZMtg/mmcGmT3pN7jkikDhHo12fPRu7hJMm4ZMtsBKdYVu946utW4GeGPSMkKsAaMSPBv6HnUT_7wbihjSzZSDCpbO5A/H0XV-eR8V8p0xKD991YAspgQocLXtAIANOaC49mGb0U)</text:p>
          </table:table-cell>
          <table:table-cell table:style-name="ce4" table:formula="of:=ORG.LIBREOFFICE.REGEX([.B86];[.$I$2])" office:value-type="string" office:string-value="0028.jpg" calcext:value-type="string">
            <text:p>0028.jpg</text:p>
          </table:table-cell>
          <table:table-cell table:style-name="ce4" office:value-type="string" calcext:value-type="string">
            <text:p>nrg.jpg</text:p>
          </table:table-cell>
          <table:table-cell table:style-name="ce4" table:formula="of:=IF([.D86] &lt;&gt; &quot;&quot;;[.D86];IF([.B86] &lt;&gt; &quot;&quot;; [.C86]; &quot;&quot;))" office:value-type="string" office:string-value="nrg.jpg" calcext:value-type="string">
            <text:p>nrg.jpg</text:p>
          </table:table-cell>
          <table:table-cell table:style-name="ce6" table:formula="of:=&quot;{&quot; &amp; CHAR(10) &amp; CHAR(9) &amp; &quot;imgAlt: &quot; &amp; &quot;&quot;&quot;&quot; &amp; [.A86] &amp; &quot;&quot;&quot;&quot; &amp; &quot;,&quot; &amp; CHAR(10) &amp; CHAR(9) &amp; &quot;imgUrl: &quot; &amp; &quot;&quot;&quot;&quot; &amp; IF([.E86] &lt;&gt; &quot;&quot;;&quot;./images/EPLogos/&quot;;&quot;&quot;) &amp; [.E86] &amp; &quot;&quot;&quot;&quot; &amp; CHAR(10) &amp; &quot;},&quot;" office:value-type="string" office:string-value="{&#10;&#9;imgAlt: &quot;The Northridge Group, Inc.&quot;,&#10;&#9;imgUrl: &quot;./images/EPLogos/nrg.jpg&quot;&#10;}," calcext:value-type="string">
            <text:p>{</text:p>
            <text:p>	imgAlt: "The Northridge Group, Inc.",</text:p>
            <text:p>	imgUrl: "./images/EPLogos/nrg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TransUnion</text:p>
          </table:table-cell>
          <table:table-cell table:style-name="ce5" office:value-type="string" calcext:value-type="string">
            <text:p>0008.jpg (https://v5.airtableusercontent.com/v1/19/19/1690495200000/jLxfTXt9-_KR69_xS4TAtg/M5tNX7BWx2aIkg9DamKb6z36y46LVLXmzlPTldrHBFs9wcj-ir_Fgrrg428uIxfJ7cR1rN6BTI6bC5moztE5nw/wypV9-u4WfYgZi6-8Or3v3gCsvtDw3iACSD4xs2cjNw)</text:p>
          </table:table-cell>
          <table:table-cell table:style-name="ce5" table:formula="of:=ORG.LIBREOFFICE.REGEX([.B87];[.$I$2])" office:value-type="string" office:string-value="0008.jpg" calcext:value-type="string">
            <text:p>0008.jpg</text:p>
          </table:table-cell>
          <table:table-cell table:style-name="ce5" office:value-type="string" calcext:value-type="string">
            <text:p>transunion.jpg</text:p>
          </table:table-cell>
          <table:table-cell table:style-name="ce5" table:formula="of:=IF([.D87] &lt;&gt; &quot;&quot;;[.D87];IF([.B87] &lt;&gt; &quot;&quot;; [.C87]; &quot;&quot;))" office:value-type="string" office:string-value="transunion.jpg" calcext:value-type="string">
            <text:p>transunion.jpg</text:p>
          </table:table-cell>
          <table:table-cell table:style-name="ce6" table:formula="of:=&quot;{&quot; &amp; CHAR(10) &amp; CHAR(9) &amp; &quot;imgAlt: &quot; &amp; &quot;&quot;&quot;&quot; &amp; [.A87] &amp; &quot;&quot;&quot;&quot; &amp; &quot;,&quot; &amp; CHAR(10) &amp; CHAR(9) &amp; &quot;imgUrl: &quot; &amp; &quot;&quot;&quot;&quot; &amp; IF([.E87] &lt;&gt; &quot;&quot;;&quot;./images/EPLogos/&quot;;&quot;&quot;) &amp; [.E87] &amp; &quot;&quot;&quot;&quot; &amp; CHAR(10) &amp; &quot;},&quot;" office:value-type="string" office:string-value="{&#10;&#9;imgAlt: &quot;TransUnion&quot;,&#10;&#9;imgUrl: &quot;./images/EPLogos/transunion.jpg&quot;&#10;}," calcext:value-type="string">
            <text:p>{</text:p>
            <text:p>	imgAlt: "TransUnion",</text:p>
            <text:p>	imgUrl: "./images/EPLogos/transunion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True Value Company</text:p>
          </table:table-cell>
          <table:table-cell table:style-name="ce4" office:value-type="string" calcext:value-type="string">
            <text:p>0033.jpg (https://v5.airtableusercontent.com/v1/19/19/1690495200000/O6XxBWB0JA5TFjt7rzwfZg/R1aVo-jXeMZDIYfu2Rl0V3XzCyD7oC7AWbImsDkDK0PWA5K5ogrOieRc8frEj1Wbp2v5r_IPwQIr9Y8nbIxr7A/CxDYGRn7HpjHfmOqQ5DQHPdwZ0Gdnni_Yog4uiphjLg)</text:p>
          </table:table-cell>
          <table:table-cell table:style-name="ce4" table:formula="of:=ORG.LIBREOFFICE.REGEX([.B88];[.$I$2])" office:value-type="string" office:string-value="0033.jpg" calcext:value-type="string">
            <text:p>0033.jpg</text:p>
          </table:table-cell>
          <table:table-cell table:style-name="ce4" office:value-type="string" calcext:value-type="string">
            <text:p>truevalue.jpg</text:p>
          </table:table-cell>
          <table:table-cell table:style-name="ce4" table:formula="of:=IF([.D88] &lt;&gt; &quot;&quot;;[.D88];IF([.B88] &lt;&gt; &quot;&quot;; [.C88]; &quot;&quot;))" office:value-type="string" office:string-value="truevalue.jpg" calcext:value-type="string">
            <text:p>truevalue.jpg</text:p>
          </table:table-cell>
          <table:table-cell table:style-name="ce6" table:formula="of:=&quot;{&quot; &amp; CHAR(10) &amp; CHAR(9) &amp; &quot;imgAlt: &quot; &amp; &quot;&quot;&quot;&quot; &amp; [.A88] &amp; &quot;&quot;&quot;&quot; &amp; &quot;,&quot; &amp; CHAR(10) &amp; CHAR(9) &amp; &quot;imgUrl: &quot; &amp; &quot;&quot;&quot;&quot; &amp; IF([.E88] &lt;&gt; &quot;&quot;;&quot;./images/EPLogos/&quot;;&quot;&quot;) &amp; [.E88] &amp; &quot;&quot;&quot;&quot; &amp; CHAR(10) &amp; &quot;},&quot;" office:value-type="string" office:string-value="{&#10;&#9;imgAlt: &quot;True Value Company&quot;,&#10;&#9;imgUrl: &quot;./images/EPLogos/truevalue.jpg&quot;&#10;}," calcext:value-type="string">
            <text:p>{</text:p>
            <text:p>	imgAlt: "True Value Company",</text:p>
            <text:p>	imgUrl: "./images/EPLogos/truevalue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UL</text:p>
          </table:table-cell>
          <table:table-cell table:style-name="ce5" office:value-type="string" calcext:value-type="string">
            <text:p>UL.png (https://v5.airtableusercontent.com/v1/19/19/1690495200000/MXqXsM47WpbTiPjuUvDCsQ/sCdSbDf6-gNG5M2TYHTslmt-YUdBOpA6ikJuwx0Nxs3QRdYUUv5xUNm3oS0ibXfCVSJeVB9Bhb-bcVvEV_Se8A/YwM95YiqkV8Kvii4q2o85KGHogcfjk3jBj5rWy6g-n0)</text:p>
          </table:table-cell>
          <table:table-cell table:style-name="ce5" table:formula="of:=ORG.LIBREOFFICE.REGEX([.B89];[.$I$2])" office:value-type="string" office:string-value="UL.png" calcext:value-type="string">
            <text:p>UL.png</text:p>
          </table:table-cell>
          <table:table-cell table:style-name="ce5"/>
          <table:table-cell table:style-name="ce5" table:formula="of:=IF([.D89] &lt;&gt; &quot;&quot;;[.D89];IF([.B89] &lt;&gt; &quot;&quot;; [.C89]; &quot;&quot;))" office:value-type="string" office:string-value="UL.png" calcext:value-type="string">
            <text:p>UL.png</text:p>
          </table:table-cell>
          <table:table-cell table:style-name="ce6" table:formula="of:=&quot;{&quot; &amp; CHAR(10) &amp; CHAR(9) &amp; &quot;imgAlt: &quot; &amp; &quot;&quot;&quot;&quot; &amp; [.A89] &amp; &quot;&quot;&quot;&quot; &amp; &quot;,&quot; &amp; CHAR(10) &amp; CHAR(9) &amp; &quot;imgUrl: &quot; &amp; &quot;&quot;&quot;&quot; &amp; IF([.E89] &lt;&gt; &quot;&quot;;&quot;./images/EPLogos/&quot;;&quot;&quot;) &amp; [.E89] &amp; &quot;&quot;&quot;&quot; &amp; CHAR(10) &amp; &quot;},&quot;" office:value-type="string" office:string-value="{&#10;&#9;imgAlt: &quot;UL&quot;,&#10;&#9;imgUrl: &quot;./images/EPLogos/UL.png&quot;&#10;}," calcext:value-type="string">
            <text:p>{</text:p>
            <text:p>	imgAlt: "UL",</text:p>
            <text:p>	imgUrl: "./images/EPLogos/UL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United Airlines</text:p>
          </table:table-cell>
          <table:table-cell table:style-name="ce4" office:value-type="string" calcext:value-type="string">
            <text:p>0009.png (https://v5.airtableusercontent.com/v1/19/19/1690495200000/dBJGduF6uZOg0xzn2Jy1xQ/JSmWaBVHbqbThmf_i39TPzDMIvAfq5f5PtTUOdtq_6pB8Q1G0PX_dKYHULLcZpI218RAnlvTfckHYjuWHi5VTQ/54pr97XWyw6ihjwZVC_uZvtA0CsNaffzqetjvDN7z0g)</text:p>
          </table:table-cell>
          <table:table-cell table:style-name="ce4" table:formula="of:=ORG.LIBREOFFICE.REGEX([.B90];[.$I$2])" office:value-type="string" office:string-value="0009.png" calcext:value-type="string">
            <text:p>0009.png</text:p>
          </table:table-cell>
          <table:table-cell table:style-name="ce4" office:value-type="string" calcext:value-type="string">
            <text:p>united.png</text:p>
          </table:table-cell>
          <table:table-cell table:style-name="ce4" table:formula="of:=IF([.D90] &lt;&gt; &quot;&quot;;[.D90];IF([.B90] &lt;&gt; &quot;&quot;; [.C90]; &quot;&quot;))" office:value-type="string" office:string-value="united.png" calcext:value-type="string">
            <text:p>united.png</text:p>
          </table:table-cell>
          <table:table-cell table:style-name="ce6" table:formula="of:=&quot;{&quot; &amp; CHAR(10) &amp; CHAR(9) &amp; &quot;imgAlt: &quot; &amp; &quot;&quot;&quot;&quot; &amp; [.A90] &amp; &quot;&quot;&quot;&quot; &amp; &quot;,&quot; &amp; CHAR(10) &amp; CHAR(9) &amp; &quot;imgUrl: &quot; &amp; &quot;&quot;&quot;&quot; &amp; IF([.E90] &lt;&gt; &quot;&quot;;&quot;./images/EPLogos/&quot;;&quot;&quot;) &amp; [.E90] &amp; &quot;&quot;&quot;&quot; &amp; CHAR(10) &amp; &quot;},&quot;" office:value-type="string" office:string-value="{&#10;&#9;imgAlt: &quot;United Airlines&quot;,&#10;&#9;imgUrl: &quot;./images/EPLogos/united.png&quot;&#10;}," calcext:value-type="string">
            <text:p>{</text:p>
            <text:p>	imgAlt: "United Airlines",</text:p>
            <text:p>	imgUrl: "./images/EPLogos/united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United Scrap Metal, Inc.</text:p>
          </table:table-cell>
          <table:table-cell table:style-name="ce5" office:value-type="string" calcext:value-type="string">
            <text:p>0034.png (https://v5.airtableusercontent.com/v1/19/19/1690495200000/dwM5NYFBTVKDCSvKBBLRMg/Jf1MLSDBZ1dP56QEctpC1in1Aup8nJw_yDKMBsFWFGTDW0DMA7jy5iNKgGC21NQaK1Lo9Kk-JM9PdJdWV3ob7A/fRTtmduOa6tf51bnrv0vCmmyomHrPWdqLsKhMKFn6rc)</text:p>
          </table:table-cell>
          <table:table-cell table:style-name="ce5" table:formula="of:=ORG.LIBREOFFICE.REGEX([.B91];[.$I$2])" office:value-type="string" office:string-value="0034.png" calcext:value-type="string">
            <text:p>0034.png</text:p>
          </table:table-cell>
          <table:table-cell table:style-name="ce5" office:value-type="string" calcext:value-type="string">
            <text:p>unitedScrap.png</text:p>
          </table:table-cell>
          <table:table-cell table:style-name="ce5" table:formula="of:=IF([.D91] &lt;&gt; &quot;&quot;;[.D91];IF([.B91] &lt;&gt; &quot;&quot;; [.C91]; &quot;&quot;))" office:value-type="string" office:string-value="unitedScrap.png" calcext:value-type="string">
            <text:p>unitedScrap.png</text:p>
          </table:table-cell>
          <table:table-cell table:style-name="ce6" table:formula="of:=&quot;{&quot; &amp; CHAR(10) &amp; CHAR(9) &amp; &quot;imgAlt: &quot; &amp; &quot;&quot;&quot;&quot; &amp; [.A91] &amp; &quot;&quot;&quot;&quot; &amp; &quot;,&quot; &amp; CHAR(10) &amp; CHAR(9) &amp; &quot;imgUrl: &quot; &amp; &quot;&quot;&quot;&quot; &amp; IF([.E91] &lt;&gt; &quot;&quot;;&quot;./images/EPLogos/&quot;;&quot;&quot;) &amp; [.E91] &amp; &quot;&quot;&quot;&quot; &amp; CHAR(10) &amp; &quot;},&quot;" office:value-type="string" office:string-value="{&#10;&#9;imgAlt: &quot;United Scrap Metal, Inc.&quot;,&#10;&#9;imgUrl: &quot;./images/EPLogos/unitedScrap.png&quot;&#10;}," calcext:value-type="string">
            <text:p>{</text:p>
            <text:p>	imgAlt: "United Scrap Metal, Inc.",</text:p>
            <text:p>	imgUrl: "./images/EPLogos/unitedScrap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University of Illinois at Chicago (UIC)</text:p>
          </table:table-cell>
          <table:table-cell table:style-name="ce4" office:value-type="string" calcext:value-type="string">
            <text:p>0069.png (<text:a xlink:href="https://v5.airtableusercontent.com/v1/19/19/1690495200000/lgsIdzvxiqaL8zodlePhQg/vPtPjJlIcni8raF0afvgWTNrB0-YnNbD_OFQHw6WH1zf17rXnzPmjmMxSEo5CsE68yhnLIIxBO1j_7HeUEBIZg/WPACEgUkAzT1Ock3rRWiGESG2s9gvgDoa2OSW2qoIYo" xlink:type="simple">https://v5.airtableusercontent.com/v1/19/19/1690495200000/lgsIdzvxiqaL8zodlePhQg/vPtPjJlIcni8raF0afvgWTNrB0-YnNbD_OFQHw6WH1zf17rXnzPmjmMxSEo5CsE68yhnLIIxBO1j_7HeUEBIZg/WPACEgUkAzT1Ock3rRWiGESG2s9gvgDoa2OSW2qoIYo</text:a>)</text:p>
          </table:table-cell>
          <table:table-cell table:style-name="ce4" table:formula="of:=ORG.LIBREOFFICE.REGEX([.B92];[.$I$2])" office:value-type="string" office:string-value="0069.png" calcext:value-type="string">
            <text:p>0069.png</text:p>
          </table:table-cell>
          <table:table-cell table:style-name="ce4" office:value-type="string" calcext:value-type="string">
            <text:p>uic.png</text:p>
          </table:table-cell>
          <table:table-cell table:style-name="ce4" table:formula="of:=IF([.D92] &lt;&gt; &quot;&quot;;[.D92];IF([.B92] &lt;&gt; &quot;&quot;; [.C92]; &quot;&quot;))" office:value-type="string" office:string-value="uic.png" calcext:value-type="string">
            <text:p>uic.png</text:p>
          </table:table-cell>
          <table:table-cell table:style-name="ce6" table:formula="of:=&quot;{&quot; &amp; CHAR(10) &amp; CHAR(9) &amp; &quot;imgAlt: &quot; &amp; &quot;&quot;&quot;&quot; &amp; [.A92] &amp; &quot;&quot;&quot;&quot; &amp; &quot;,&quot; &amp; CHAR(10) &amp; CHAR(9) &amp; &quot;imgUrl: &quot; &amp; &quot;&quot;&quot;&quot; &amp; IF([.E92] &lt;&gt; &quot;&quot;;&quot;./images/EPLogos/&quot;;&quot;&quot;) &amp; [.E92] &amp; &quot;&quot;&quot;&quot; &amp; CHAR(10) &amp; &quot;},&quot;" office:value-type="string" office:string-value="{&#10;&#9;imgAlt: &quot;University of Illinois at Chicago (UIC)&quot;,&#10;&#9;imgUrl: &quot;./images/EPLogos/uic.png&quot;&#10;}," calcext:value-type="string">
            <text:p>{</text:p>
            <text:p>	imgAlt: "University of Illinois at Chicago (UIC)",</text:p>
            <text:p>	imgUrl: "./images/EPLogos/uic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Univision Chicago</text:p>
          </table:table-cell>
          <table:table-cell table:style-name="ce5" office:value-type="string" calcext:value-type="string">
            <text:p>a2.png (https://v5.airtableusercontent.com/v1/19/19/1690495200000/jl-CyPxAr10dGpPXDaBE9w/6ZJ8oSsyzaiQ8ft9mUNz_ZPfXtRG_0JMxTJxSTQGi_W9zgL3wAWNGahPr38cozEbwP8XlfCbkKzF0RBmAIhjxQ/S-C05ilP0Ch5dmd0UZ01mRgTxNj9TyUpr2MWnwOBAP8)</text:p>
          </table:table-cell>
          <table:table-cell table:style-name="ce5" table:formula="of:=ORG.LIBREOFFICE.REGEX([.B93];[.$I$2])" office:value-type="string" office:string-value="a2.png" calcext:value-type="string">
            <text:p>a2.png</text:p>
          </table:table-cell>
          <table:table-cell table:style-name="ce5" office:value-type="string" calcext:value-type="string">
            <text:p>univision.png</text:p>
          </table:table-cell>
          <table:table-cell table:style-name="ce5" table:formula="of:=IF([.D93] &lt;&gt; &quot;&quot;;[.D93];IF([.B93] &lt;&gt; &quot;&quot;; [.C93]; &quot;&quot;))" office:value-type="string" office:string-value="univision.png" calcext:value-type="string">
            <text:p>univision.png</text:p>
          </table:table-cell>
          <table:table-cell table:style-name="ce6" table:formula="of:=&quot;{&quot; &amp; CHAR(10) &amp; CHAR(9) &amp; &quot;imgAlt: &quot; &amp; &quot;&quot;&quot;&quot; &amp; [.A93] &amp; &quot;&quot;&quot;&quot; &amp; &quot;,&quot; &amp; CHAR(10) &amp; CHAR(9) &amp; &quot;imgUrl: &quot; &amp; &quot;&quot;&quot;&quot; &amp; IF([.E93] &lt;&gt; &quot;&quot;;&quot;./images/EPLogos/&quot;;&quot;&quot;) &amp; [.E93] &amp; &quot;&quot;&quot;&quot; &amp; CHAR(10) &amp; &quot;},&quot;" office:value-type="string" office:string-value="{&#10;&#9;imgAlt: &quot;Univision Chicago&quot;,&#10;&#9;imgUrl: &quot;./images/EPLogos/univision.png&quot;&#10;}," calcext:value-type="string">
            <text:p>{</text:p>
            <text:p>	imgAlt: "Univision Chicago",</text:p>
            <text:p>	imgUrl: "./images/EPLogos/univision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US Foods</text:p>
          </table:table-cell>
          <table:table-cell table:style-name="ce4" office:value-type="string" calcext:value-type="string">
            <text:p>US Foods Logo.jpg (https://v5.airtableusercontent.com/v1/19/19/1690495200000/Mgu0tXYH5FsPXEgkVQEWBw/to-TTAdNLUK6CY33QgzwZ0P2nw2dmRK5uXFUmFCbJ-k3YotZJHOLpVw0znr4FOecLXRX13IYPt3ppoTYs4kV6FOgMZKovez5LXl25jlRppw/Ii_86wGPwFp0fJN-Kgwtx6EcFb0v6DuFWjcCMfPA68I)</text:p>
          </table:table-cell>
          <table:table-cell table:style-name="ce4" table:formula="of:=ORG.LIBREOFFICE.REGEX([.B94];[.$I$2])" office:value-type="string" office:string-value="US Foods Logo.jpg" calcext:value-type="string">
            <text:p>US Foods Logo.jpg</text:p>
          </table:table-cell>
          <table:table-cell table:style-name="ce4" office:value-type="string" calcext:value-type="string">
            <text:p>US Foods Logo.jpg</text:p>
          </table:table-cell>
          <table:table-cell table:style-name="ce4" table:formula="of:=IF([.D94] &lt;&gt; &quot;&quot;;[.D94];IF([.B94] &lt;&gt; &quot;&quot;; [.C94]; &quot;&quot;))" office:value-type="string" office:string-value="US Foods Logo.jpg" calcext:value-type="string">
            <text:p>US Foods Logo.jpg</text:p>
          </table:table-cell>
          <table:table-cell table:style-name="ce6" table:formula="of:=&quot;{&quot; &amp; CHAR(10) &amp; CHAR(9) &amp; &quot;imgAlt: &quot; &amp; &quot;&quot;&quot;&quot; &amp; [.A94] &amp; &quot;&quot;&quot;&quot; &amp; &quot;,&quot; &amp; CHAR(10) &amp; CHAR(9) &amp; &quot;imgUrl: &quot; &amp; &quot;&quot;&quot;&quot; &amp; IF([.E94] &lt;&gt; &quot;&quot;;&quot;./images/EPLogos/&quot;;&quot;&quot;) &amp; [.E94] &amp; &quot;&quot;&quot;&quot; &amp; CHAR(10) &amp; &quot;},&quot;" office:value-type="string" office:string-value="{&#10;&#9;imgAlt: &quot;US Foods&quot;,&#10;&#9;imgUrl: &quot;./images/EPLogos/US Foods Logo.jpg&quot;&#10;}," calcext:value-type="string">
            <text:p>{</text:p>
            <text:p>	imgAlt: "US Foods",</text:p>
            <text:p>	imgUrl: "./images/EPLogos/US Foods Logo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WBEZ</text:p>
          </table:table-cell>
          <table:table-cell table:style-name="ce5" office:value-type="string" calcext:value-type="string">
            <text:p>0037.png (https://v5.airtableusercontent.com/v1/19/19/1690495200000/C10VONWwgzNLr8uo6QUcnA/TOtt6yhpENxaRq9zUvcs4AubMozRK42oGu2NFZWl8jn48HOkYNskfUwIvbNmCBoICMYTTPt-PEqHYJ_20sezyg/rokC6JCno2onYtK1FdE0tisc5-Sbe6TGCeGHNTMs0hg)</text:p>
          </table:table-cell>
          <table:table-cell table:style-name="ce5" table:formula="of:=ORG.LIBREOFFICE.REGEX([.B95];[.$I$2])" office:value-type="string" office:string-value="0037.png" calcext:value-type="string">
            <text:p>0037.png</text:p>
          </table:table-cell>
          <table:table-cell table:style-name="ce5" office:value-type="string" calcext:value-type="string">
            <text:p>wbez.png</text:p>
          </table:table-cell>
          <table:table-cell table:style-name="ce5" table:formula="of:=IF([.D95] &lt;&gt; &quot;&quot;;[.D95];IF([.B95] &lt;&gt; &quot;&quot;; [.C95]; &quot;&quot;))" office:value-type="string" office:string-value="wbez.png" calcext:value-type="string">
            <text:p>wbez.png</text:p>
          </table:table-cell>
          <table:table-cell table:style-name="ce6" table:formula="of:=&quot;{&quot; &amp; CHAR(10) &amp; CHAR(9) &amp; &quot;imgAlt: &quot; &amp; &quot;&quot;&quot;&quot; &amp; [.A95] &amp; &quot;&quot;&quot;&quot; &amp; &quot;,&quot; &amp; CHAR(10) &amp; CHAR(9) &amp; &quot;imgUrl: &quot; &amp; &quot;&quot;&quot;&quot; &amp; IF([.E95] &lt;&gt; &quot;&quot;;&quot;./images/EPLogos/&quot;;&quot;&quot;) &amp; [.E95] &amp; &quot;&quot;&quot;&quot; &amp; CHAR(10) &amp; &quot;},&quot;" office:value-type="string" office:string-value="{&#10;&#9;imgAlt: &quot;WBEZ&quot;,&#10;&#9;imgUrl: &quot;./images/EPLogos/wbez.png&quot;&#10;}," calcext:value-type="string">
            <text:p>{</text:p>
            <text:p>	imgAlt: "WBEZ",</text:p>
            <text:p>	imgUrl: "./images/EPLogos/wbez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Women's Business Development Center</text:p>
          </table:table-cell>
          <table:table-cell table:style-name="ce4" office:value-type="string" calcext:value-type="string">
            <text:p>0070.png (https://v5.airtableusercontent.com/v1/19/19/1690495200000/--jlBRVNxFcUwCuo47jygQ/CA1MmS_2GQOk_fm18nCGSiu6ms78fE6r2yaArk9HmXKeKDc-iVzgctu6X9c5ZAeJaMoCAIwnfRLncVhg_ESrRQ/icThofSeLhZRSh3EmQL38_VSpk6gfevi9oPz1SSWbC4)</text:p>
          </table:table-cell>
          <table:table-cell table:style-name="ce4" table:formula="of:=ORG.LIBREOFFICE.REGEX([.B96];[.$I$2])" office:value-type="string" office:string-value="0070.png" calcext:value-type="string">
            <text:p>0070.png</text:p>
          </table:table-cell>
          <table:table-cell table:style-name="ce4" office:value-type="string" calcext:value-type="string">
            <text:p>wbdc.png</text:p>
          </table:table-cell>
          <table:table-cell table:style-name="ce4" table:formula="of:=IF([.D96] &lt;&gt; &quot;&quot;;[.D96];IF([.B96] &lt;&gt; &quot;&quot;; [.C96]; &quot;&quot;))" office:value-type="string" office:string-value="wbdc.png" calcext:value-type="string">
            <text:p>wbdc.png</text:p>
          </table:table-cell>
          <table:table-cell table:style-name="ce6" table:formula="of:=&quot;{&quot; &amp; CHAR(10) &amp; CHAR(9) &amp; &quot;imgAlt: &quot; &amp; &quot;&quot;&quot;&quot; &amp; [.A96] &amp; &quot;&quot;&quot;&quot; &amp; &quot;,&quot; &amp; CHAR(10) &amp; CHAR(9) &amp; &quot;imgUrl: &quot; &amp; &quot;&quot;&quot;&quot; &amp; IF([.E96] &lt;&gt; &quot;&quot;;&quot;./images/EPLogos/&quot;;&quot;&quot;) &amp; [.E96] &amp; &quot;&quot;&quot;&quot; &amp; CHAR(10) &amp; &quot;},&quot;" office:value-type="string" office:string-value="{&#10;&#9;imgAlt: &quot;Women's Business Development Center&quot;,&#10;&#9;imgUrl: &quot;./images/EPLogos/wbdc.png&quot;&#10;}," calcext:value-type="string">
            <text:p>{</text:p>
            <text:p>	imgAlt: "Women's Business Development Center",</text:p>
            <text:p>	imgUrl: "./images/EPLogos/wbdc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World Business Chicago</text:p>
          </table:table-cell>
          <table:table-cell table:style-name="ce5" office:value-type="string" calcext:value-type="string">
            <text:p>0071.png (https://v5.airtableusercontent.com/v1/19/19/1690495200000/W8Gh51OIjFi2Yh4QE48e6A/VTu7okM65lgARjsOk2k8S9tMMvfNPWnvkH5XUo4A69z3zOzWALikcpSBnCcI9fqfg8-MrLQC_tuxouXLWuEKcQ/-gmRdVukqDdHfCprdE9nJVnU0dRt62L80Nv_D74P8Zk)</text:p>
          </table:table-cell>
          <table:table-cell table:style-name="ce5" table:formula="of:=ORG.LIBREOFFICE.REGEX([.B97];[.$I$2])" office:value-type="string" office:string-value="0071.png" calcext:value-type="string">
            <text:p>0071.png</text:p>
          </table:table-cell>
          <table:table-cell table:style-name="ce5" office:value-type="string" calcext:value-type="string">
            <text:p>wbc.png</text:p>
          </table:table-cell>
          <table:table-cell table:style-name="ce5" table:formula="of:=IF([.D97] &lt;&gt; &quot;&quot;;[.D97];IF([.B97] &lt;&gt; &quot;&quot;; [.C97]; &quot;&quot;))" office:value-type="string" office:string-value="wbc.png" calcext:value-type="string">
            <text:p>wbc.png</text:p>
          </table:table-cell>
          <table:table-cell table:style-name="ce6" table:formula="of:=&quot;{&quot; &amp; CHAR(10) &amp; CHAR(9) &amp; &quot;imgAlt: &quot; &amp; &quot;&quot;&quot;&quot; &amp; [.A97] &amp; &quot;&quot;&quot;&quot; &amp; &quot;,&quot; &amp; CHAR(10) &amp; CHAR(9) &amp; &quot;imgUrl: &quot; &amp; &quot;&quot;&quot;&quot; &amp; IF([.E97] &lt;&gt; &quot;&quot;;&quot;./images/EPLogos/&quot;;&quot;&quot;) &amp; [.E97] &amp; &quot;&quot;&quot;&quot; &amp; CHAR(10) &amp; &quot;},&quot;" office:value-type="string" office:string-value="{&#10;&#9;imgAlt: &quot;World Business Chicago&quot;,&#10;&#9;imgUrl: &quot;./images/EPLogos/wbc.png&quot;&#10;}," calcext:value-type="string">
            <text:p>{</text:p>
            <text:p>	imgAlt: "World Business Chicago",</text:p>
            <text:p>	imgUrl: "./images/EPLogos/wbc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WTTW WFMT</text:p>
          </table:table-cell>
          <table:table-cell table:style-name="ce4" office:value-type="string" calcext:value-type="string">
            <text:p>0038.png (https://v5.airtableusercontent.com/v1/19/19/1690495200000/uY1t3Psc1SpVDVXuJGvQhQ/ikp9zw__AAo5UiBf5dHy11OZh1nppldfKGER7KSvjdYenSSNpAiqyWL0JxBdY2cmTt-ulNn0F3z48dZS61fdrw/Ft8HFMEl94woTDijWCoS_HTv64aYlQFQ1DDznspOxrw)</text:p>
          </table:table-cell>
          <table:table-cell table:style-name="ce4" table:formula="of:=ORG.LIBREOFFICE.REGEX([.B98];[.$I$2])" office:value-type="string" office:string-value="0038.png" calcext:value-type="string">
            <text:p>0038.png</text:p>
          </table:table-cell>
          <table:table-cell table:style-name="ce4" office:value-type="string" calcext:value-type="string">
            <text:p>wttw.png</text:p>
          </table:table-cell>
          <table:table-cell table:style-name="ce4" table:formula="of:=IF([.D98] &lt;&gt; &quot;&quot;;[.D98];IF([.B98] &lt;&gt; &quot;&quot;; [.C98]; &quot;&quot;))" office:value-type="string" office:string-value="wttw.png" calcext:value-type="string">
            <text:p>wttw.png</text:p>
          </table:table-cell>
          <table:table-cell table:style-name="ce6" table:formula="of:=&quot;{&quot; &amp; CHAR(10) &amp; CHAR(9) &amp; &quot;imgAlt: &quot; &amp; &quot;&quot;&quot;&quot; &amp; [.A98] &amp; &quot;&quot;&quot;&quot; &amp; &quot;,&quot; &amp; CHAR(10) &amp; CHAR(9) &amp; &quot;imgUrl: &quot; &amp; &quot;&quot;&quot;&quot; &amp; IF([.E98] &lt;&gt; &quot;&quot;;&quot;./images/EPLogos/&quot;;&quot;&quot;) &amp; [.E98] &amp; &quot;&quot;&quot;&quot; &amp; CHAR(10) &amp; &quot;},&quot;" office:value-type="string" office:string-value="{&#10;&#9;imgAlt: &quot;WTTW WFMT&quot;,&#10;&#9;imgUrl: &quot;./images/EPLogos/wttw.png&quot;&#10;}," calcext:value-type="string">
            <text:p>{</text:p>
            <text:p>	imgAlt: "WTTW WFMT",</text:p>
            <text:p>	imgUrl: "./images/EPLogos/wttw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YWCA Metropolitan Chicago</text:p>
          </table:table-cell>
          <table:table-cell table:style-name="ce5" office:value-type="string" calcext:value-type="string">
            <text:p>0072.jpg (https://v5.airtableusercontent.com/v1/19/19/1690495200000/P7o5pDwh_tJmz4mAFHym6Q/DfceWDBc0q5k3oVHGMgqpA9BdQjIYI4Wp9eBkR-cUyRa7lkcnVtJynCynhnwAkTuvdAlXo99ffgC_FQM5pc10Q/DpNtd2NDGfK6Hon6raCbFyi5wnxgCRtbYJ5NUlRp9uE)</text:p>
          </table:table-cell>
          <table:table-cell table:style-name="ce5" table:formula="of:=ORG.LIBREOFFICE.REGEX([.B99];[.$I$2])" office:value-type="string" office:string-value="0072.jpg" calcext:value-type="string">
            <text:p>0072.jpg</text:p>
          </table:table-cell>
          <table:table-cell table:style-name="ce5" office:value-type="string" calcext:value-type="string">
            <text:p>ywca.jpg</text:p>
          </table:table-cell>
          <table:table-cell table:style-name="ce5" table:formula="of:=IF([.D99] &lt;&gt; &quot;&quot;;[.D99];IF([.B99] &lt;&gt; &quot;&quot;; [.C99]; &quot;&quot;))" office:value-type="string" office:string-value="ywca.jpg" calcext:value-type="string">
            <text:p>ywca.jpg</text:p>
          </table:table-cell>
          <table:table-cell table:style-name="ce6" table:formula="of:=&quot;{&quot; &amp; CHAR(10) &amp; CHAR(9) &amp; &quot;imgAlt: &quot; &amp; &quot;&quot;&quot;&quot; &amp; [.A99] &amp; &quot;&quot;&quot;&quot; &amp; &quot;,&quot; &amp; CHAR(10) &amp; CHAR(9) &amp; &quot;imgUrl: &quot; &amp; &quot;&quot;&quot;&quot; &amp; IF([.E99] &lt;&gt; &quot;&quot;;&quot;./images/EPLogos/&quot;;&quot;&quot;) &amp; [.E99] &amp; &quot;&quot;&quot;&quot; &amp; CHAR(10) &amp; &quot;},&quot;" office:value-type="string" office:string-value="{&#10;&#9;imgAlt: &quot;YWCA Metropolitan Chicago&quot;,&#10;&#9;imgUrl: &quot;./images/EPLogos/ywca.jpg&quot;&#10;}," calcext:value-type="string">
            <text:p>{</text:p>
            <text:p>	imgAlt: "YWCA Metropolitan Chicago",</text:p>
            <text:p>	imgUrl: "./images/EPLogos/ywca.jp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Zeno Group</text:p>
          </table:table-cell>
          <table:table-cell table:style-name="ce4" office:value-type="string" calcext:value-type="string">
            <text:p>0039.png (https://v5.airtableusercontent.com/v1/19/19/1690495200000/Osmjz7skqYYd_5qz24PS2Q/9KdBhlQ13fFRGpPuejB8gy9XOvOmD_kgCk-JDxXRL9uVqCzAjc_ZCHoJ-u-cQVZIMlAAFASBXSTJnfMV74uWag/icA1w86AO9z0VUI9IiR5skNQVrrau3Ug1ZRWnhmM5WY)</text:p>
          </table:table-cell>
          <table:table-cell table:style-name="ce4" table:formula="of:=ORG.LIBREOFFICE.REGEX([.B100];[.$I$2])" office:value-type="string" office:string-value="0039.png" calcext:value-type="string">
            <text:p>0039.png</text:p>
          </table:table-cell>
          <table:table-cell table:style-name="ce4" office:value-type="string" calcext:value-type="string">
            <text:p>zeno.png</text:p>
          </table:table-cell>
          <table:table-cell table:style-name="ce4" table:formula="of:=IF([.D100] &lt;&gt; &quot;&quot;;[.D100];IF([.B100] &lt;&gt; &quot;&quot;; [.C100]; &quot;&quot;))" office:value-type="string" office:string-value="zeno.png" calcext:value-type="string">
            <text:p>zeno.png</text:p>
          </table:table-cell>
          <table:table-cell table:style-name="ce6" table:formula="of:=&quot;{&quot; &amp; CHAR(10) &amp; CHAR(9) &amp; &quot;imgAlt: &quot; &amp; &quot;&quot;&quot;&quot; &amp; [.A100] &amp; &quot;&quot;&quot;&quot; &amp; &quot;,&quot; &amp; CHAR(10) &amp; CHAR(9) &amp; &quot;imgUrl: &quot; &amp; &quot;&quot;&quot;&quot; &amp; IF([.E100] &lt;&gt; &quot;&quot;;&quot;./images/EPLogos/&quot;;&quot;&quot;) &amp; [.E100] &amp; &quot;&quot;&quot;&quot; &amp; CHAR(10) &amp; &quot;},&quot;" office:value-type="string" office:string-value="{&#10;&#9;imgAlt: &quot;Zeno Group&quot;,&#10;&#9;imgUrl: &quot;./images/EPLogos/zeno.png&quot;&#10;}," calcext:value-type="string">
            <text:p>{</text:p>
            <text:p>	imgAlt: "Zeno Group",</text:p>
            <text:p>	imgUrl: "./images/EPLogos/zeno.png"</text:p>
            <text:p>},</text:p>
          </table:table-cell>
          <table:table-cell table:style-name="ce7" table:number-columns-repeated="3"/>
        </table:table-row>
        <table:table-row table:style-name="ro1">
          <table:table-cell table:style-name="ce3" office:value-type="string" calcext:value-type="string">
            <text:p>Ziegler</text:p>
          </table:table-cell>
          <table:table-cell table:style-name="ce5" office:value-type="string" calcext:value-type="string">
            <text:p>ziegler-logo.png (https://v5.airtableusercontent.com/v1/19/19/1690495200000/dQtw6CsIeYOtCEtY5pTKSw/pAlfc0ozYN5_FK3pTohrbNCaAQv-WD8NbLx4SSASkLowBfLhciyusY0Mx4B61O6PwOFZQXbn7ZP-NZ321kovKRDPlEij4UmDcIuN1878_Og/CzfaNo7x6D_839mfBYKcppV8DPWLmPIHFxptZx2WZGw)</text:p>
          </table:table-cell>
          <table:table-cell table:style-name="ce5" table:formula="of:=ORG.LIBREOFFICE.REGEX([.B101];[.$I$2])" office:value-type="string" office:string-value="ziegler-logo.png" calcext:value-type="string">
            <text:p>ziegler-logo.png</text:p>
          </table:table-cell>
          <table:table-cell table:style-name="ce5"/>
          <table:table-cell table:style-name="ce5" table:formula="of:=IF([.D101] &lt;&gt; &quot;&quot;;[.D101];IF([.B101] &lt;&gt; &quot;&quot;; [.C101]; &quot;&quot;))" office:value-type="string" office:string-value="ziegler-logo.png" calcext:value-type="string">
            <text:p>ziegler-logo.png</text:p>
          </table:table-cell>
          <table:table-cell table:style-name="ce6" table:formula="of:=&quot;{&quot; &amp; CHAR(10) &amp; CHAR(9) &amp; &quot;imgAlt: &quot; &amp; &quot;&quot;&quot;&quot; &amp; [.A101] &amp; &quot;&quot;&quot;&quot; &amp; &quot;,&quot; &amp; CHAR(10) &amp; CHAR(9) &amp; &quot;imgUrl: &quot; &amp; &quot;&quot;&quot;&quot; &amp; IF([.E101] &lt;&gt; &quot;&quot;;&quot;./images/EPLogos/&quot;;&quot;&quot;) &amp; [.E101] &amp; &quot;&quot;&quot;&quot; &amp; CHAR(10) &amp; &quot;},&quot;" office:value-type="string" office:string-value="{&#10;&#9;imgAlt: &quot;Ziegler&quot;,&#10;&#9;imgUrl: &quot;./images/EPLogos/ziegler-logo.png&quot;&#10;}," calcext:value-type="string">
            <text:p>{</text:p>
            <text:p>	imgAlt: "Ziegler",</text:p>
            <text:p>	imgUrl: "./images/EPLogos/ziegler-logo.png"</text:p>
            <text:p>},</text:p>
          </table:table-cell>
          <table:table-cell table:style-name="ce7" table:number-columns-repeated="3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0T18:04:27.750392328</dc:date>
    <meta:editing-duration>PT4H3M38S</meta:editing-duration>
    <meta:editing-cycles>1</meta:editing-cycles>
    <meta:document-statistic meta:table-count="1" meta:cell-count="572" meta:object-count="0"/>
    <meta:generator>LibreOffice/7.5.5.2$Linux_X86_64 LibreOffice_project/50$Build-2</meta:generator>
  </office:meta>
</office:document-meta>
</file>